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86" style:master-page-name="MasterPage2" style:family="paragraph" style:name="P40">
      <style:text-properties fo:font-family="Verdana" style:font-family-complex="Verdana" fo:language="es" fo:country="ES"/>
      <style:paragraph-properties/>
    </style:style>
    <style:style style:family="text" style:name="T287">
      <style:text-properties fo:font-family="Verdana" style:font-family-complex="Verdana" fo:language="es" fo:country="ES"/>
    </style:style>
    <style:style style:family="text" style:name="T288">
      <style:text-properties fo:font-family="Verdana" style:font-family-complex="Verdana" fo:language="es" fo:country="ES"/>
    </style:style>
    <style:style style:family="text" style:name="T289">
      <style:text-properties fo:font-family="Verdana" style:font-family-complex="Verdana" fo:language="es" fo:country="ES"/>
    </style:style>
    <style:style style:family="text" style:name="T290">
      <style:text-properties fo:font-family="Verdana" style:font-family-complex="Verdana" fo:language="es" fo:country="ES"/>
    </style:style>
    <style:style style:parent-style-name="686" style:family="paragraph" style:name="P41">
      <style:text-properties fo:font-family="Verdana" style:font-family-complex="Verdana" fo:language="es" fo:country="ES"/>
      <style:paragraph-properties/>
    </style:style>
    <style:style style:family="text" style:name="T291">
      <style:text-properties fo:font-family="Verdana" style:font-family-complex="Verdana" fo:language="es" fo:country="ES"/>
    </style:style>
    <style:style style:family="text" style:name="T292">
      <style:text-properties fo:font-family="Verdana" style:font-family-complex="Verdana" fo:language="es" fo:country="ES"/>
    </style:style>
    <style:style style:family="text" style:name="T293">
      <style:text-properties fo:font-family="Verdana" style:font-family-complex="Verdana" fo:language="es" fo:country="ES"/>
    </style:style>
    <style:style style:family="text" style:name="T294">
      <style:text-properties fo:font-family="Verdana" style:font-family-complex="Verdana" fo:language="es" fo:country="ES"/>
    </style:style>
    <style:style style:parent-style-name="686" style:family="paragraph" style:name="P42">
      <style:text-properties fo:font-family="Verdana" style:font-family-complex="Verdana" fo:language="es" fo:country="ES"/>
      <style:paragraph-properties fo:text-align="center"/>
    </style:style>
    <style:style style:family="text" style:name="T295">
      <style:text-properties fo:font-family="Verdana" style:font-family-complex="Verdana" fo:language="es" fo:country="ES"/>
    </style:style>
    <style:style style:family="text" style:name="T296">
      <style:text-properties fo:font-family="Verdana" style:font-family-complex="Verdana" fo:language="es" fo:country="ES"/>
    </style:style>
    <style:style style:family="text" style:name="T297">
      <style:text-properties fo:font-family="Verdana" style:font-family-complex="Verdana" fo:font-size="33pt" fo:language="es" fo:country="ES"/>
    </style:style>
    <style:style style:family="text" style:name="T298">
      <style:text-properties fo:font-family="Verdana" style:font-family-complex="Verdana" fo:language="es" fo:country="ES"/>
    </style:style>
    <style:style style:family="text" style:name="T299">
      <style:text-properties fo:font-family="Verdana" style:font-family-complex="Verdana" fo:language="es" fo:country="ES"/>
    </style:style>
    <style:style style:parent-style-name="687" style:family="paragraph" style:name="P43">
      <style:text-properties fo:font-family="Verdana" style:font-family-complex="Verdana" fo:language="es" fo:country="ES"/>
      <style:paragraph-properties fo:text-align="center"/>
    </style:style>
    <style:style style:family="text" style:name="T300">
      <style:text-properties fo:font-family="Verdana" style:font-family-complex="Verdana" fo:language="es" fo:country="ES"/>
    </style:style>
    <style:style style:family="text" style:name="T301">
      <style:text-properties fo:font-family="Verdana" style:font-family-complex="Verdana" fo:language="es" fo:country="ES"/>
    </style:style>
    <style:style style:family="text" style:name="T302">
      <style:text-properties fo:font-family="Verdana" style:font-family-complex="Verdana" fo:font-size="22pt" fo:language="es" fo:country="ES"/>
    </style:style>
    <style:style style:family="text" style:name="T303">
      <style:text-properties fo:font-family="Verdana" style:font-family-complex="Verdana" fo:language="es" fo:country="ES"/>
    </style:style>
    <style:style style:family="text" style:name="T304">
      <style:text-properties fo:font-family="Verdana" style:font-family-complex="Verdana" fo:language="es" fo:country="ES"/>
    </style:style>
    <style:style style:parent-style-name="680" style:family="paragraph" style:name="P44">
      <style:text-properties fo:font-family="Verdana" style:font-family-complex="Verdana" fo:language="es" fo:country="ES"/>
      <style:paragraph-properties fo:text-align="justify"/>
    </style:style>
    <style:style style:family="text" style:name="T305">
      <style:text-properties fo:language="es" fo:country="ES"/>
    </style:style>
    <style:style style:family="text" style:name="T306">
      <style:text-properties fo:font-family="Verdana" style:font-family-complex="Verdana" fo:language="es" fo:country="ES"/>
    </style:style>
    <style:style style:family="text" style:name="T307">
      <style:text-properties fo:font-family="Verdana" style:font-family-complex="Verdana" fo:language="es" fo:country="ES"/>
    </style:style>
    <style:style style:family="text" style:name="T308">
      <style:text-properties fo:font-family="Verdana" style:font-family-complex="Verdana" fo:language="es" fo:country="ES"/>
    </style:style>
    <style:style style:family="text" style:name="T309">
      <style:text-properties fo:font-family="Verdana" style:font-family-complex="Verdana" fo:language="es" fo:country="ES"/>
    </style:style>
    <style:style style:family="text" style:name="T310">
      <style:text-properties fo:language="es" fo:country="ES"/>
    </style:style>
    <style:style style:family="text" style:name="T311">
      <style:text-properties fo:font-family="Verdana" style:font-family-complex="Verdana" fo:language="es" fo:country="ES"/>
    </style:style>
    <style:style style:parent-style-name="679" style:list-style-name="WWNum1" style:family="paragraph" style:name="P45">
      <style:text-properties fo:font-family="Verdana" style:font-family-complex="Verdana" fo:language="es" fo:country="ES"/>
      <style:paragraph-properties fo:text-align="justify" fo:margin-left="1.27cm" fo:margin-right="0cm" fo:text-indent="-0.6315cm"/>
    </style:style>
    <style:style style:family="text" style:name="T312">
      <style:text-properties fo:font-family="Verdana" style:font-family-complex="Verdana" fo:font-size="12pt" fo:language="es" fo:country="ES" fo:font-weight="bold"/>
    </style:style>
    <style:style style:family="text" style:name="T313">
      <style:text-properties fo:font-family="Verdana" style:font-family-complex="Verdana" fo:language="es" fo:country="ES"/>
    </style:style>
    <style:style style:family="text" style:name="T314">
      <style:text-properties fo:font-family="Verdana" style:font-family-complex="Verdana" fo:language="es" fo:country="ES"/>
    </style:style>
    <style:style style:parent-style-name="679" style:family="paragraph" style:name="P46">
      <style:text-properties fo:font-family="Verdana" style:font-family-complex="Verdana" fo:language="es" fo:country="ES"/>
      <style:paragraph-properties fo:text-align="justify"/>
    </style:style>
    <style:style style:family="text" style:name="T315">
      <style:text-properties fo:font-family="Verdana" style:font-family-complex="Verdana" fo:language="es" fo:country="ES"/>
    </style:style>
    <style:style style:family="text" style:name="T316">
      <style:text-properties fo:font-family="Verdana" style:font-family-complex="Verdana" fo:language="es" fo:country="ES"/>
    </style:style>
    <style:style style:family="text" style:name="T317">
      <style:text-properties fo:font-family="Verdana" style:font-family-complex="Verdana" fo:language="es" fo:country="ES"/>
    </style:style>
    <style:style style:parent-style-name="679" style:list-style-name="WWNum1" style:family="paragraph" style:name="P47">
      <style:text-properties fo:font-family="Verdana" style:font-family-complex="Verdana" fo:language="es" fo:country="ES"/>
      <style:paragraph-properties fo:text-align="justify" fo:margin-left="1.27cm" fo:margin-right="0cm" fo:text-indent="-0.6315cm"/>
    </style:style>
    <style:style style:family="text" style:name="T318">
      <style:text-properties fo:font-family="Verdana" style:font-family-complex="Verdana" fo:font-size="12pt" fo:language="es" fo:country="ES" fo:font-weight="bold"/>
    </style:style>
    <style:style style:family="text" style:name="T319">
      <style:text-properties fo:font-family="Verdana" style:font-family-complex="Verdana" fo:language="es" fo:country="ES"/>
    </style:style>
    <style:style style:family="text" style:name="T320">
      <style:text-properties fo:font-family="Verdana" style:font-family-complex="Verdana" fo:language="es" fo:country="ES"/>
    </style:style>
    <style:style style:parent-style-name="679" style:list-style-name="WWNum1" style:family="paragraph" style:name="P48">
      <style:text-properties fo:font-family="Verdana" style:font-family-complex="Verdana" fo:language="es" fo:country="ES"/>
      <style:paragraph-properties fo:text-align="justify" fo:margin-left="2.54cm" fo:margin-right="0cm" fo:text-indent="-0.6315cm"/>
    </style:style>
    <style:style style:family="text" style:name="T321">
      <style:text-properties fo:font-family="Verdana" style:font-family-complex="Verdana" fo:language="es" fo:country="ES"/>
    </style:style>
    <style:style style:family="text" style:name="T322">
      <style:text-properties fo:font-family="Verdana" style:font-family-complex="Verdana" fo:language="es" fo:country="ES"/>
    </style:style>
    <style:style style:family="text" style:name="T323">
      <style:text-properties fo:font-family="Verdana" style:font-family-complex="Verdana" fo:language="es" fo:country="ES"/>
    </style:style>
    <style:style style:parent-style-name="679" style:list-style-name="WWNum1" style:family="paragraph" style:name="P49">
      <style:text-properties fo:font-family="Verdana" style:font-family-complex="Verdana" fo:language="es" fo:country="ES"/>
      <style:paragraph-properties fo:text-align="justify" fo:margin-left="2.54cm" fo:margin-right="0cm" fo:text-indent="-0.6315cm"/>
    </style:style>
    <style:style style:family="text" style:name="T324">
      <style:text-properties fo:font-family="Verdana" style:font-family-complex="Verdana" fo:language="es" fo:country="ES"/>
    </style:style>
    <style:style style:family="text" style:name="T325">
      <style:text-properties fo:font-family="Verdana" style:font-family-complex="Verdana" fo:language="es" fo:country="ES"/>
    </style:style>
    <style:style style:family="text" style:name="T326">
      <style:text-properties fo:font-family="Verdana" style:font-family-complex="Verdana" fo:language="es" fo:country="ES"/>
    </style:style>
    <style:style style:parent-style-name="679" style:list-style-name="WWNum1" style:family="paragraph" style:name="P50">
      <style:text-properties fo:font-family="Verdana" style:font-family-complex="Verdana" fo:language="es" fo:country="ES"/>
      <style:paragraph-properties fo:text-align="justify" fo:margin-left="2.54cm" fo:margin-right="0cm" fo:text-indent="-0.6315cm"/>
    </style:style>
    <style:style style:family="text" style:name="T327">
      <style:text-properties fo:font-family="Verdana" style:font-family-complex="Verdana" fo:language="es" fo:country="ES"/>
    </style:style>
    <style:style style:family="text" style:name="T328">
      <style:text-properties fo:font-family="Verdana" style:font-family-complex="Verdana" fo:language="es" fo:country="ES"/>
    </style:style>
    <style:style style:family="text" style:name="T329">
      <style:text-properties fo:font-family="Verdana" style:font-family-complex="Verdana" fo:language="es" fo:country="ES"/>
    </style:style>
    <style:style style:parent-style-name="679" style:list-style-name="WWNum1" style:family="paragraph" style:name="P51">
      <style:text-properties fo:font-family="Verdana" style:font-family-complex="Verdana" fo:language="es" fo:country="ES"/>
      <style:paragraph-properties fo:text-align="justify" fo:margin-left="2.54cm" fo:margin-right="0cm" fo:text-indent="-0.6315cm"/>
    </style:style>
    <style:style style:family="text" style:name="T330">
      <style:text-properties fo:font-family="Verdana" style:font-family-complex="Verdana" fo:language="es" fo:country="ES"/>
    </style:style>
    <style:style style:family="text" style:name="T331">
      <style:text-properties fo:font-family="Verdana" style:font-family-complex="Verdana" fo:language="es" fo:country="ES"/>
    </style:style>
    <style:style style:family="text" style:name="T332">
      <style:text-properties fo:font-family="Verdana" style:font-family-complex="Verdana" fo:language="es" fo:country="ES"/>
    </style:style>
    <style:style style:parent-style-name="679" style:list-style-name="WWNum1" style:family="paragraph" style:name="P52">
      <style:text-properties fo:font-family="Verdana" style:font-family-complex="Verdana" fo:language="es" fo:country="ES"/>
      <style:paragraph-properties fo:text-align="justify" fo:margin-left="1.27cm" fo:margin-right="0cm" fo:text-indent="-0.6315cm"/>
    </style:style>
    <style:style style:family="text" style:name="T333">
      <style:text-properties fo:font-family="Verdana" style:font-family-complex="Verdana" fo:font-size="12pt" fo:language="es" fo:country="ES" fo:font-weight="bold"/>
    </style:style>
    <style:style style:family="text" style:name="T334">
      <style:text-properties fo:font-family="Verdana" style:font-family-complex="Verdana" fo:language="es" fo:country="ES"/>
    </style:style>
    <style:style style:family="text" style:name="T335">
      <style:text-properties fo:font-family="Verdana" style:font-family-complex="Verdana" fo:language="es" fo:country="ES"/>
    </style:style>
    <style:style style:parent-style-name="679" style:list-style-name="WWNum1" style:family="paragraph" style:name="P53">
      <style:text-properties fo:font-family="Verdana" style:font-family-complex="Verdana" fo:language="es" fo:country="ES"/>
      <style:paragraph-properties fo:text-align="justify" fo:margin-left="2.54cm" fo:margin-right="0cm" fo:text-indent="-0.6315cm"/>
    </style:style>
    <style:style style:family="text" style:name="T336">
      <style:text-properties fo:font-family="Verdana" style:font-family-complex="Verdana" fo:language="es" fo:country="ES"/>
    </style:style>
    <style:style style:family="text" style:name="T337">
      <style:text-properties fo:font-family="Verdana" style:font-family-complex="Verdana" fo:language="es" fo:country="ES"/>
    </style:style>
    <style:style style:family="text" style:name="T338">
      <style:text-properties fo:font-family="Verdana" style:font-family-complex="Verdana" fo:language="es" fo:country="ES"/>
    </style:style>
    <style:style style:parent-style-name="679" style:list-style-name="WWNum1" style:family="paragraph" style:name="P54">
      <style:text-properties fo:font-family="Verdana" style:font-family-complex="Verdana" fo:language="es" fo:country="ES"/>
      <style:paragraph-properties fo:text-align="justify" fo:margin-left="2.54cm" fo:margin-right="0cm" fo:text-indent="-0.6315cm"/>
    </style:style>
    <style:style style:family="text" style:name="T339">
      <style:text-properties fo:font-family="Verdana" style:font-family-complex="Verdana" fo:language="es" fo:country="ES"/>
    </style:style>
    <style:style style:family="text" style:name="T340">
      <style:text-properties fo:font-family="Verdana" style:font-family-complex="Verdana" fo:language="es" fo:country="ES"/>
    </style:style>
    <style:style style:family="text" style:name="T341">
      <style:text-properties fo:font-family="Verdana" style:font-family-complex="Verdana" fo:language="es" fo:country="ES"/>
    </style:style>
    <style:style style:parent-style-name="679" style:list-style-name="WWNum1" style:family="paragraph" style:name="P55">
      <style:text-properties fo:font-family="Verdana" style:font-family-complex="Verdana" fo:language="es" fo:country="ES"/>
      <style:paragraph-properties fo:text-align="justify" fo:margin-left="2.54cm" fo:margin-right="0cm" fo:text-indent="-0.6315cm"/>
    </style:style>
    <style:style style:family="text" style:name="T342">
      <style:text-properties fo:font-family="Verdana" style:font-family-complex="Verdana" fo:language="es" fo:country="ES"/>
    </style:style>
    <style:style style:family="text" style:name="T343">
      <style:text-properties fo:font-family="Verdana" style:font-family-complex="Verdana" fo:language="es" fo:country="ES"/>
    </style:style>
    <style:style style:family="text" style:name="T344">
      <style:text-properties fo:font-family="Verdana" style:font-family-complex="Verdana" fo:language="es" fo:country="ES"/>
    </style:style>
    <style:style style:parent-style-name="679" style:list-style-name="WWNum1" style:family="paragraph" style:name="P56">
      <style:text-properties fo:font-family="Verdana" style:font-family-complex="Verdana" fo:language="es" fo:country="ES"/>
      <style:paragraph-properties fo:text-align="justify" fo:margin-left="2.54cm" fo:margin-right="0cm" fo:text-indent="-0.6315cm"/>
    </style:style>
    <style:style style:family="text" style:name="T345">
      <style:text-properties fo:font-family="Verdana" style:font-family-complex="Verdana" fo:language="es" fo:country="ES"/>
    </style:style>
    <style:style style:family="text" style:name="T346">
      <style:text-properties fo:font-family="Verdana" style:font-family-complex="Verdana" fo:language="es" fo:country="ES"/>
    </style:style>
    <style:style style:family="text" style:name="T347">
      <style:text-properties fo:font-family="Verdana" style:font-family-complex="Verdana" fo:language="es" fo:country="ES"/>
    </style:style>
    <style:style style:parent-style-name="679" style:list-style-name="WWNum1" style:family="paragraph" style:name="P57">
      <style:text-properties fo:font-family="Verdana" style:font-family-complex="Verdana" fo:language="es" fo:country="ES"/>
      <style:paragraph-properties fo:text-align="justify" fo:margin-left="2.54cm" fo:margin-right="0cm" fo:text-indent="-0.6315cm"/>
    </style:style>
    <style:style style:family="text" style:name="T348">
      <style:text-properties fo:font-family="Verdana" style:font-family-complex="Verdana" fo:language="es" fo:country="ES"/>
    </style:style>
    <style:style style:family="text" style:name="T349">
      <style:text-properties fo:font-family="Verdana" style:font-family-complex="Verdana" fo:language="es" fo:country="ES"/>
    </style:style>
    <style:style style:family="text" style:name="T350">
      <style:text-properties fo:font-family="Verdana" style:font-family-complex="Verdana" fo:language="es" fo:country="ES"/>
    </style:style>
    <style:style style:parent-style-name="679" style:list-style-name="WWNum1" style:family="paragraph" style:name="P58">
      <style:text-properties fo:font-family="Verdana" style:font-family-complex="Verdana" fo:language="es" fo:country="ES"/>
      <style:paragraph-properties fo:text-align="justify" fo:margin-left="1.27cm" fo:margin-right="0cm" fo:text-indent="-0.6315cm"/>
    </style:style>
    <style:style style:family="text" style:name="T351">
      <style:text-properties fo:font-family="Verdana" style:font-family-complex="Verdana" fo:font-size="12pt" fo:language="es" fo:country="ES" fo:font-weight="bold"/>
    </style:style>
    <style:style style:family="text" style:name="T352">
      <style:text-properties fo:font-family="Verdana" style:font-family-complex="Verdana" fo:language="es" fo:country="ES"/>
    </style:style>
    <style:style style:family="text" style:name="T353">
      <style:text-properties fo:font-family="Verdana" style:font-family-complex="Verdana" fo:language="es" fo:country="ES"/>
    </style:style>
    <style:style style:parent-style-name="679" style:family="paragraph" style:name="P59">
      <style:text-properties fo:font-family="Verdana" style:font-family-complex="Verdana" fo:language="es" fo:country="ES"/>
      <style:paragraph-properties fo:text-align="justify" fo:margin-left="0cm" fo:margin-right="0cm" fo:text-indent="0cm"/>
    </style:style>
    <style:style style:family="text" style:name="T354">
      <style:text-properties fo:font-family="Verdana" style:font-family-complex="Verdana" fo:language="es" fo:country="ES"/>
    </style:style>
    <style:style style:family="text" style:name="T355">
      <style:text-properties fo:font-family="Verdana" style:font-family-complex="Verdana" fo:language="es" fo:country="ES"/>
    </style:style>
    <style:style style:family="text" style:name="T356">
      <style:text-properties fo:font-family="Verdana" style:font-family-complex="Verdana" fo:language="es" fo:country="ES"/>
    </style:style>
    <style:style style:parent-style-name="679" style:list-style-name="WWNum1" style:family="paragraph" style:name="P60">
      <style:text-properties fo:font-family="Verdana" style:font-family-complex="Verdana" fo:language="es" fo:country="ES"/>
      <style:paragraph-properties fo:text-align="justify" fo:margin-left="1.27cm" fo:margin-right="0cm" fo:text-indent="-0.6315cm"/>
    </style:style>
    <style:style style:family="text" style:name="T357">
      <style:text-properties fo:font-family="Verdana" style:font-family-complex="Verdana" fo:font-size="12pt" fo:language="es" fo:country="ES" fo:font-weight="bold"/>
    </style:style>
    <style:style style:family="text" style:name="T358">
      <style:text-properties fo:font-family="Verdana" style:font-family-complex="Verdana" fo:language="es" fo:country="ES"/>
    </style:style>
    <style:style style:family="text" style:name="T359">
      <style:text-properties fo:font-family="Verdana" style:font-family-complex="Verdana" fo:language="es" fo:country="ES"/>
    </style:style>
    <style:style style:parent-style-name="679" style:family="paragraph" style:name="P61">
      <style:text-properties fo:font-family="Verdana" style:font-family-complex="Verdana" fo:language="es" fo:country="ES"/>
      <style:paragraph-properties fo:text-align="justify"/>
    </style:style>
    <style:style style:family="text" style:name="T360">
      <style:text-properties fo:font-family="Verdana" style:font-family-complex="Verdana" fo:language="es" fo:country="ES"/>
    </style:style>
    <style:style style:family="text" style:name="T361">
      <style:text-properties fo:font-family="Verdana" style:font-family-complex="Verdana" fo:language="es" fo:country="ES"/>
    </style:style>
    <style:style style:family="text" style:name="T362">
      <style:text-properties fo:font-family="Verdana" style:font-family-complex="Verdana" fo:language="es" fo:country="ES"/>
    </style:style>
    <style:style style:family="paragraph" style:name="P62">
      <style:text-properties fo:font-family="Verdana" style:font-family-complex="Verdana" fo:language="es" fo:country="ES"/>
      <style:paragraph-properties fo:break-before="page"/>
    </style:style>
    <style:style style:family="text" style:name="T363">
      <style:text-properties fo:font-family="Verdana" style:font-family-complex="Verdana" fo:language="es" fo:country="ES"/>
    </style:style>
    <style:style style:family="text" style:name="T364">
      <style:text-properties fo:font-family="Verdana" style:font-family-complex="Verdana" fo:language="es" fo:country="ES"/>
    </style:style>
    <style:style style:family="text" style:name="T365">
      <style:text-properties fo:font-family="Verdana" style:font-family-complex="Verdana" fo:language="es" fo:country="ES"/>
    </style:style>
    <style:style style:parent-style-name="661" style:family="paragraph" style:name="P63">
      <style:text-properties fo:font-family="Verdana" style:font-family-complex="Verdana" fo:language="es" fo:country="ES"/>
      <style:paragraph-properties>
        <style:tab-stops>
          <style:tab-stop style:position="15.92cm" style:type="right" style:leader-type="dotted" style:leader-style="dotted"/>
        </style:tab-stops>
      </style:paragraph-properties>
    </style:style>
    <style:style style:family="text" style:name="T366">
      <style:text-properties fo:font-family="Verdana" style:font-family-complex="Verdana" fo:language="es" fo:country="ES"/>
    </style:style>
    <style:style style:family="text" style:name="T367">
      <style:text-properties fo:language="es" fo:country="ES"/>
    </style:style>
    <style:style style:family="text" style:name="T368">
      <style:text-properties fo:font-family="Verdana" style:font-family-complex="Verdana" fo:language="es" fo:country="ES"/>
    </style:style>
    <style:style style:parent-style-name="653" style:family="text" style:name="T369">
      <style:text-properties fo:language="es" fo:country="ES"/>
    </style:style>
    <style:style style:parent-style-name="653" style:family="text" style:name="T370">
      <style:text-properties fo:font-family="Verdana" style:font-family-complex="Verdana" fo:language="es" fo:country="ES"/>
    </style:style>
    <style:style style:parent-style-name="653" style:family="text" style:name="T371">
      <style:text-properties fo:font-family="Verdana" style:font-family-complex="Verdana" fo:language="es" fo:country="ES"/>
    </style:style>
    <style:style style:family="text" style:name="T372">
      <style:text-properties fo:language="es" fo:country="ES"/>
    </style:style>
    <style:style style:family="text" style:name="T373">
      <style:text-properties fo:language="es" fo:country="ES"/>
    </style:style>
    <style:style style:family="text" style:name="T374">
      <style:text-properties fo:font-family="Verdana" style:font-family-complex="Verdana" fo:language="es" fo:country="ES"/>
    </style:style>
    <style:style style:parent-style-name="661" style:family="paragraph" style:name="P64">
      <style:text-properties fo:font-family="Verdana" style:font-family-complex="Verdana" fo:language="es" fo:country="ES"/>
      <style:paragraph-properties>
        <style:tab-stops>
          <style:tab-stop style:position="15.92cm" style:type="right" style:leader-type="dotted" style:leader-style="dotted"/>
        </style:tab-stops>
      </style:paragraph-properties>
    </style:style>
    <style:style style:parent-style-name="653" style:family="text" style:name="T375">
      <style:text-properties fo:language="es" fo:country="ES"/>
    </style:style>
    <style:style style:parent-style-name="653" style:family="text" style:name="T376">
      <style:text-properties fo:font-family="Verdana" style:font-family-complex="Verdana" fo:language="es" fo:country="ES"/>
    </style:style>
    <style:style style:parent-style-name="653" style:family="text" style:name="T377">
      <style:text-properties fo:font-family="Verdana" style:font-family-complex="Verdana" fo:language="es" fo:country="ES"/>
    </style:style>
    <style:style style:parent-style-name="653" style:family="text" style:name="T378">
      <style:text-properties fo:font-family="Verdana" style:font-family-complex="Verdana" fo:language="es" fo:country="ES"/>
    </style:style>
    <style:style style:family="text" style:name="T379">
      <style:text-properties fo:language="es" fo:country="ES"/>
    </style:style>
    <style:style style:family="text" style:name="T380">
      <style:text-properties fo:language="es" fo:country="ES"/>
    </style:style>
    <style:style style:family="text" style:name="T381">
      <style:text-properties fo:font-family="Verdana" style:font-family-complex="Verdana" fo:language="es" fo:country="ES"/>
    </style:style>
    <style:style style:parent-style-name="661" style:family="paragraph" style:name="P65">
      <style:text-properties fo:font-family="Verdana" style:font-family-complex="Verdana" fo:language="es" fo:country="ES"/>
      <style:paragraph-properties>
        <style:tab-stops>
          <style:tab-stop style:position="15.92cm" style:type="right" style:leader-type="dotted" style:leader-style="dotted"/>
        </style:tab-stops>
      </style:paragraph-properties>
    </style:style>
    <style:style style:parent-style-name="653" style:family="text" style:name="T382">
      <style:text-properties fo:language="es" fo:country="ES"/>
    </style:style>
    <style:style style:parent-style-name="653" style:family="text" style:name="T383">
      <style:text-properties fo:font-family="Verdana" style:font-family-complex="Verdana" fo:language="es" fo:country="ES"/>
    </style:style>
    <style:style style:parent-style-name="653" style:family="text" style:name="T384">
      <style:text-properties fo:font-family="Verdana" style:font-family-complex="Verdana" fo:language="es" fo:country="ES"/>
    </style:style>
    <style:style style:parent-style-name="653" style:family="text" style:name="T385">
      <style:text-properties fo:font-family="Verdana" style:font-family-complex="Verdana" fo:language="es" fo:country="ES"/>
    </style:style>
    <style:style style:family="text" style:name="T386">
      <style:text-properties fo:language="es" fo:country="ES"/>
    </style:style>
    <style:style style:family="text" style:name="T387">
      <style:text-properties fo:language="es" fo:country="ES"/>
    </style:style>
    <style:style style:family="text" style:name="T388">
      <style:text-properties fo:font-family="Verdana" style:font-family-complex="Verdana" fo:language="es" fo:country="ES"/>
    </style:style>
    <style:style style:parent-style-name="662" style:family="paragraph" style:name="P66">
      <style:text-properties fo:font-family="Verdana" style:font-family-complex="Verdana" fo:language="es" fo:country="ES"/>
      <style:paragraph-properties>
        <style:tab-stops>
          <style:tab-stop style:position="15.92cm" style:type="right" style:leader-type="dotted" style:leader-style="dotted"/>
        </style:tab-stops>
      </style:paragraph-properties>
    </style:style>
    <style:style style:parent-style-name="653" style:family="text" style:name="T389">
      <style:text-properties fo:language="es" fo:country="ES"/>
    </style:style>
    <style:style style:parent-style-name="653" style:family="text" style:name="T390">
      <style:text-properties fo:font-family="Verdana" style:font-family-complex="Verdana" fo:language="es" fo:country="ES"/>
    </style:style>
    <style:style style:parent-style-name="653" style:family="text" style:name="T391">
      <style:text-properties fo:font-family="Verdana" style:font-family-complex="Verdana" fo:language="es" fo:country="ES"/>
    </style:style>
    <style:style style:parent-style-name="653" style:family="text" style:name="T392">
      <style:text-properties fo:font-family="Verdana" style:font-family-complex="Verdana" fo:language="es" fo:country="ES"/>
    </style:style>
    <style:style style:family="text" style:name="T393">
      <style:text-properties fo:language="es" fo:country="ES"/>
    </style:style>
    <style:style style:family="text" style:name="T394">
      <style:text-properties fo:language="es" fo:country="ES"/>
    </style:style>
    <style:style style:family="text" style:name="T395">
      <style:text-properties fo:font-family="Verdana" style:font-family-complex="Verdana" fo:language="es" fo:country="ES"/>
    </style:style>
    <style:style style:parent-style-name="662" style:family="paragraph" style:name="P67">
      <style:text-properties fo:font-family="Verdana" style:font-family-complex="Verdana" fo:language="es" fo:country="ES"/>
      <style:paragraph-properties>
        <style:tab-stops>
          <style:tab-stop style:position="15.92cm" style:type="right" style:leader-type="dotted" style:leader-style="dotted"/>
        </style:tab-stops>
      </style:paragraph-properties>
    </style:style>
    <style:style style:parent-style-name="653" style:family="text" style:name="T396">
      <style:text-properties fo:language="es" fo:country="ES"/>
    </style:style>
    <style:style style:parent-style-name="653" style:family="text" style:name="T397">
      <style:text-properties fo:font-family="Verdana" style:font-family-complex="Verdana" fo:language="es" fo:country="ES"/>
    </style:style>
    <style:style style:parent-style-name="653" style:family="text" style:name="T398">
      <style:text-properties fo:font-family="Verdana" style:font-family-complex="Verdana" fo:language="es" fo:country="ES"/>
    </style:style>
    <style:style style:family="text" style:name="T399">
      <style:text-properties fo:language="es" fo:country="ES"/>
    </style:style>
    <style:style style:family="text" style:name="T400">
      <style:text-properties fo:language="es" fo:country="ES"/>
    </style:style>
    <style:style style:family="text" style:name="T401">
      <style:text-properties fo:font-family="Verdana" style:font-family-complex="Verdana" fo:language="es" fo:country="ES"/>
    </style:style>
    <style:style style:parent-style-name="662" style:family="paragraph" style:name="P68">
      <style:text-properties fo:font-family="Verdana" style:font-family-complex="Verdana" fo:language="es" fo:country="ES"/>
      <style:paragraph-properties>
        <style:tab-stops>
          <style:tab-stop style:position="15.92cm" style:type="right" style:leader-type="dotted" style:leader-style="dotted"/>
        </style:tab-stops>
      </style:paragraph-properties>
    </style:style>
    <style:style style:parent-style-name="653" style:family="text" style:name="T402">
      <style:text-properties fo:language="es" fo:country="ES"/>
    </style:style>
    <style:style style:parent-style-name="653" style:family="text" style:name="T403">
      <style:text-properties fo:font-family="Verdana" style:font-family-complex="Verdana" fo:language="es" fo:country="ES"/>
    </style:style>
    <style:style style:parent-style-name="653" style:family="text" style:name="T404">
      <style:text-properties fo:font-family="Verdana" style:font-family-complex="Verdana" fo:language="es" fo:country="ES"/>
    </style:style>
    <style:style style:parent-style-name="653" style:family="text" style:name="T405">
      <style:text-properties fo:font-family="Verdana" style:font-family-complex="Verdana" fo:language="es" fo:country="ES"/>
    </style:style>
    <style:style style:family="text" style:name="T406">
      <style:text-properties fo:language="es" fo:country="ES"/>
    </style:style>
    <style:style style:family="text" style:name="T407">
      <style:text-properties fo:language="es" fo:country="ES"/>
    </style:style>
    <style:style style:family="text" style:name="T408">
      <style:text-properties fo:font-family="Verdana" style:font-family-complex="Verdana" fo:language="es" fo:country="ES"/>
    </style:style>
    <style:style style:parent-style-name="662" style:family="paragraph" style:name="P69">
      <style:text-properties fo:font-family="Verdana" style:font-family-complex="Verdana" fo:language="es" fo:country="ES"/>
      <style:paragraph-properties>
        <style:tab-stops>
          <style:tab-stop style:position="15.92cm" style:type="right" style:leader-type="dotted" style:leader-style="dotted"/>
        </style:tab-stops>
      </style:paragraph-properties>
    </style:style>
    <style:style style:parent-style-name="653" style:family="text" style:name="T409">
      <style:text-properties fo:language="es" fo:country="ES"/>
    </style:style>
    <style:style style:parent-style-name="653" style:family="text" style:name="T410">
      <style:text-properties fo:font-family="Verdana" style:font-family-complex="Verdana" fo:language="es" fo:country="ES"/>
    </style:style>
    <style:style style:parent-style-name="653" style:family="text" style:name="T411">
      <style:text-properties fo:font-family="Verdana" style:font-family-complex="Verdana" fo:language="es" fo:country="ES"/>
    </style:style>
    <style:style style:parent-style-name="653" style:family="text" style:name="T412">
      <style:text-properties fo:font-family="Verdana" style:font-family-complex="Verdana" fo:language="es" fo:country="ES"/>
    </style:style>
    <style:style style:family="text" style:name="T413">
      <style:text-properties fo:language="es" fo:country="ES"/>
    </style:style>
    <style:style style:family="text" style:name="T414">
      <style:text-properties fo:language="es" fo:country="ES"/>
    </style:style>
    <style:style style:family="text" style:name="T415">
      <style:text-properties fo:font-family="Verdana" style:font-family-complex="Verdana" fo:language="es" fo:country="ES"/>
    </style:style>
    <style:style style:parent-style-name="661" style:family="paragraph" style:name="P70">
      <style:text-properties fo:font-family="Verdana" style:font-family-complex="Verdana" fo:language="es" fo:country="ES"/>
      <style:paragraph-properties>
        <style:tab-stops>
          <style:tab-stop style:position="15.92cm" style:type="right" style:leader-type="dotted" style:leader-style="dotted"/>
        </style:tab-stops>
      </style:paragraph-properties>
    </style:style>
    <style:style style:parent-style-name="653" style:family="text" style:name="T416">
      <style:text-properties fo:language="es" fo:country="ES"/>
    </style:style>
    <style:style style:parent-style-name="653" style:family="text" style:name="T417">
      <style:text-properties fo:font-family="Verdana" style:font-family-complex="Verdana" fo:language="es" fo:country="ES"/>
    </style:style>
    <style:style style:parent-style-name="653" style:family="text" style:name="T418">
      <style:text-properties fo:font-family="Verdana" style:font-family-complex="Verdana" fo:language="es" fo:country="ES"/>
    </style:style>
    <style:style style:parent-style-name="653" style:family="text" style:name="T419">
      <style:text-properties fo:font-family="Verdana" style:font-family-complex="Verdana" fo:language="es" fo:country="ES"/>
    </style:style>
    <style:style style:family="text" style:name="T420">
      <style:text-properties fo:language="es" fo:country="ES"/>
    </style:style>
    <style:style style:family="text" style:name="T421">
      <style:text-properties fo:language="es" fo:country="ES"/>
    </style:style>
    <style:style style:family="text" style:name="T422">
      <style:text-properties fo:font-family="Verdana" style:font-family-complex="Verdana" fo:language="es" fo:country="ES"/>
    </style:style>
    <style:style style:parent-style-name="662" style:family="paragraph" style:name="P71">
      <style:text-properties fo:font-family="Verdana" style:font-family-complex="Verdana" fo:language="es" fo:country="ES"/>
      <style:paragraph-properties>
        <style:tab-stops>
          <style:tab-stop style:position="15.92cm" style:type="right" style:leader-type="dotted" style:leader-style="dotted"/>
        </style:tab-stops>
      </style:paragraph-properties>
    </style:style>
    <style:style style:parent-style-name="653" style:family="text" style:name="T423">
      <style:text-properties fo:language="es" fo:country="ES"/>
    </style:style>
    <style:style style:parent-style-name="653" style:family="text" style:name="T424">
      <style:text-properties fo:font-family="Verdana" style:font-family-complex="Verdana" fo:language="es" fo:country="ES"/>
    </style:style>
    <style:style style:parent-style-name="653" style:family="text" style:name="T425">
      <style:text-properties fo:font-family="Verdana" style:font-family-complex="Verdana" fo:language="es" fo:country="ES"/>
    </style:style>
    <style:style style:parent-style-name="653" style:family="text" style:name="T426">
      <style:text-properties fo:font-family="Verdana" style:font-family-complex="Verdana" fo:language="es" fo:country="ES"/>
    </style:style>
    <style:style style:family="text" style:name="T427">
      <style:text-properties fo:language="es" fo:country="ES"/>
    </style:style>
    <style:style style:family="text" style:name="T428">
      <style:text-properties fo:language="es" fo:country="ES"/>
    </style:style>
    <style:style style:family="text" style:name="T429">
      <style:text-properties fo:font-family="Verdana" style:font-family-complex="Verdana" fo:language="es" fo:country="ES"/>
    </style:style>
    <style:style style:parent-style-name="662" style:family="paragraph" style:name="P72">
      <style:text-properties fo:font-family="Verdana" style:font-family-complex="Verdana" fo:language="es" fo:country="ES"/>
      <style:paragraph-properties>
        <style:tab-stops>
          <style:tab-stop style:position="15.92cm" style:type="right" style:leader-type="dotted" style:leader-style="dotted"/>
        </style:tab-stops>
      </style:paragraph-properties>
    </style:style>
    <style:style style:parent-style-name="653" style:family="text" style:name="T430">
      <style:text-properties fo:language="es" fo:country="ES"/>
    </style:style>
    <style:style style:parent-style-name="653" style:family="text" style:name="T431">
      <style:text-properties fo:font-family="Verdana" style:font-family-complex="Verdana" fo:language="es" fo:country="ES"/>
    </style:style>
    <style:style style:parent-style-name="653" style:family="text" style:name="T432">
      <style:text-properties fo:font-family="Verdana" style:font-family-complex="Verdana" fo:language="es" fo:country="ES"/>
    </style:style>
    <style:style style:family="text" style:name="T433">
      <style:text-properties fo:language="es" fo:country="ES"/>
    </style:style>
    <style:style style:family="text" style:name="T434">
      <style:text-properties fo:language="es" fo:country="ES"/>
    </style:style>
    <style:style style:family="text" style:name="T435">
      <style:text-properties fo:font-family="Verdana" style:font-family-complex="Verdana" fo:language="es" fo:country="ES"/>
    </style:style>
    <style:style style:parent-style-name="662" style:family="paragraph" style:name="P73">
      <style:text-properties fo:font-family="Verdana" style:font-family-complex="Verdana" fo:language="es" fo:country="ES"/>
      <style:paragraph-properties>
        <style:tab-stops>
          <style:tab-stop style:position="15.92cm" style:type="right" style:leader-type="dotted" style:leader-style="dotted"/>
        </style:tab-stops>
      </style:paragraph-properties>
    </style:style>
    <style:style style:parent-style-name="653" style:family="text" style:name="T436">
      <style:text-properties fo:language="es" fo:country="ES"/>
    </style:style>
    <style:style style:parent-style-name="653" style:family="text" style:name="T437">
      <style:text-properties fo:font-family="Verdana" style:font-family-complex="Verdana" fo:language="es" fo:country="ES"/>
    </style:style>
    <style:style style:parent-style-name="653" style:family="text" style:name="T438">
      <style:text-properties fo:font-family="Verdana" style:font-family-complex="Verdana" fo:language="es" fo:country="ES"/>
    </style:style>
    <style:style style:family="text" style:name="T439">
      <style:text-properties fo:language="es" fo:country="ES"/>
    </style:style>
    <style:style style:family="text" style:name="T440">
      <style:text-properties fo:language="es" fo:country="ES"/>
    </style:style>
    <style:style style:family="text" style:name="T441">
      <style:text-properties fo:font-family="Verdana" style:font-family-complex="Verdana" fo:language="es" fo:country="ES"/>
    </style:style>
    <style:style style:parent-style-name="662" style:family="paragraph" style:name="P74">
      <style:text-properties fo:font-family="Verdana" style:font-family-complex="Verdana" fo:language="es" fo:country="ES"/>
      <style:paragraph-properties>
        <style:tab-stops>
          <style:tab-stop style:position="15.92cm" style:type="right" style:leader-type="dotted" style:leader-style="dotted"/>
        </style:tab-stops>
      </style:paragraph-properties>
    </style:style>
    <style:style style:parent-style-name="653" style:family="text" style:name="T442">
      <style:text-properties fo:language="es" fo:country="ES"/>
    </style:style>
    <style:style style:parent-style-name="653" style:family="text" style:name="T443">
      <style:text-properties fo:font-family="Verdana" style:font-family-complex="Verdana" fo:language="es" fo:country="ES"/>
    </style:style>
    <style:style style:parent-style-name="653" style:family="text" style:name="T444">
      <style:text-properties fo:font-family="Verdana" style:font-family-complex="Verdana" fo:language="es" fo:country="ES"/>
    </style:style>
    <style:style style:family="text" style:name="T445">
      <style:text-properties fo:language="es" fo:country="ES"/>
    </style:style>
    <style:style style:family="text" style:name="T446">
      <style:text-properties fo:language="es" fo:country="ES"/>
    </style:style>
    <style:style style:family="text" style:name="T447">
      <style:text-properties fo:font-family="Verdana" style:font-family-complex="Verdana" fo:language="es" fo:country="ES"/>
    </style:style>
    <style:style style:parent-style-name="662" style:family="paragraph" style:name="P75">
      <style:text-properties fo:font-family="Verdana" style:font-family-complex="Verdana" fo:language="es" fo:country="ES"/>
      <style:paragraph-properties>
        <style:tab-stops>
          <style:tab-stop style:position="15.92cm" style:type="right" style:leader-type="dotted" style:leader-style="dotted"/>
        </style:tab-stops>
      </style:paragraph-properties>
    </style:style>
    <style:style style:parent-style-name="653" style:family="text" style:name="T448">
      <style:text-properties fo:language="es" fo:country="ES"/>
    </style:style>
    <style:style style:parent-style-name="653" style:family="text" style:name="T449">
      <style:text-properties fo:font-family="Verdana" style:font-family-complex="Verdana" fo:language="es" fo:country="ES"/>
    </style:style>
    <style:style style:parent-style-name="653" style:family="text" style:name="T450">
      <style:text-properties fo:font-family="Verdana" style:font-family-complex="Verdana" fo:language="es" fo:country="ES"/>
    </style:style>
    <style:style style:parent-style-name="653" style:family="text" style:name="T451">
      <style:text-properties fo:font-family="Verdana" style:font-family-complex="Verdana" fo:language="es" fo:country="ES"/>
    </style:style>
    <style:style style:family="text" style:name="T452">
      <style:text-properties fo:language="es" fo:country="ES"/>
    </style:style>
    <style:style style:family="text" style:name="T453">
      <style:text-properties fo:language="es" fo:country="ES"/>
    </style:style>
    <style:style style:family="text" style:name="T454">
      <style:text-properties fo:font-family="Verdana" style:font-family-complex="Verdana" fo:language="es" fo:country="ES"/>
    </style:style>
    <style:style style:parent-style-name="661" style:family="paragraph" style:name="P76">
      <style:text-properties fo:font-family="Verdana" style:font-family-complex="Verdana" fo:language="es" fo:country="ES"/>
      <style:paragraph-properties>
        <style:tab-stops>
          <style:tab-stop style:position="15.92cm" style:type="right" style:leader-type="dotted" style:leader-style="dotted"/>
        </style:tab-stops>
      </style:paragraph-properties>
    </style:style>
    <style:style style:parent-style-name="653" style:family="text" style:name="T455">
      <style:text-properties fo:language="es" fo:country="ES"/>
    </style:style>
    <style:style style:parent-style-name="653" style:family="text" style:name="T456">
      <style:text-properties fo:font-family="Verdana" style:font-family-complex="Verdana" fo:language="es" fo:country="ES"/>
    </style:style>
    <style:style style:parent-style-name="653" style:family="text" style:name="T457">
      <style:text-properties fo:font-family="Verdana" style:font-family-complex="Verdana" fo:language="es" fo:country="ES"/>
    </style:style>
    <style:style style:parent-style-name="653" style:family="text" style:name="T458">
      <style:text-properties fo:font-family="Verdana" style:font-family-complex="Verdana" fo:language="es" fo:country="ES"/>
    </style:style>
    <style:style style:parent-style-name="653" style:family="text" style:name="T459">
      <style:text-properties fo:font-family="Verdana" style:font-family-complex="Verdana" fo:language="es" fo:country="ES"/>
    </style:style>
    <style:style style:family="text" style:name="T460">
      <style:text-properties fo:language="es" fo:country="ES"/>
    </style:style>
    <style:style style:family="text" style:name="T461">
      <style:text-properties fo:language="es" fo:country="ES"/>
    </style:style>
    <style:style style:family="text" style:name="T462">
      <style:text-properties fo:font-family="Verdana" style:font-family-complex="Verdana" fo:language="es" fo:country="ES"/>
    </style:style>
    <style:style style:parent-style-name="661" style:family="paragraph" style:name="P77">
      <style:text-properties fo:font-family="Verdana" style:font-family-complex="Verdana" fo:language="es" fo:country="ES"/>
      <style:paragraph-properties>
        <style:tab-stops>
          <style:tab-stop style:position="15.92cm" style:type="right" style:leader-type="dotted" style:leader-style="dotted"/>
        </style:tab-stops>
      </style:paragraph-properties>
    </style:style>
    <style:style style:parent-style-name="653" style:family="text" style:name="T463">
      <style:text-properties fo:language="es" fo:country="ES"/>
    </style:style>
    <style:style style:parent-style-name="653" style:family="text" style:name="T464">
      <style:text-properties fo:font-family="Verdana" style:font-family-complex="Verdana" fo:language="es" fo:country="ES"/>
    </style:style>
    <style:style style:parent-style-name="653" style:family="text" style:name="T465">
      <style:text-properties fo:font-family="Verdana" style:font-family-complex="Verdana" fo:language="es" fo:country="ES"/>
    </style:style>
    <style:style style:parent-style-name="653" style:family="text" style:name="T466">
      <style:text-properties fo:font-family="Verdana" style:font-family-complex="Verdana" fo:language="es" fo:country="ES"/>
    </style:style>
    <style:style style:family="text" style:name="T467">
      <style:text-properties fo:language="es" fo:country="ES"/>
    </style:style>
    <style:style style:family="text" style:name="T468">
      <style:text-properties fo:language="es" fo:country="ES"/>
    </style:style>
    <style:style style:family="text" style:name="T469">
      <style:text-properties fo:font-family="Verdana" style:font-family-complex="Verdana" fo:language="es" fo:country="ES"/>
    </style:style>
    <style:style style:parent-style-name="662" style:family="paragraph" style:name="P78">
      <style:text-properties fo:font-family="Verdana" style:font-family-complex="Verdana" fo:language="es" fo:country="ES"/>
      <style:paragraph-properties>
        <style:tab-stops>
          <style:tab-stop style:position="15.92cm" style:type="right" style:leader-type="dotted" style:leader-style="dotted"/>
        </style:tab-stops>
      </style:paragraph-properties>
    </style:style>
    <style:style style:parent-style-name="653" style:family="text" style:name="T470">
      <style:text-properties fo:language="es" fo:country="ES"/>
    </style:style>
    <style:style style:parent-style-name="653" style:family="text" style:name="T471">
      <style:text-properties fo:font-family="Verdana" style:font-family-complex="Verdana" fo:language="es" fo:country="ES"/>
    </style:style>
    <style:style style:parent-style-name="653" style:family="text" style:name="T472">
      <style:text-properties fo:font-family="Verdana" style:font-family-complex="Verdana" fo:language="es" fo:country="ES"/>
    </style:style>
    <style:style style:parent-style-name="653" style:family="text" style:name="T473">
      <style:text-properties fo:font-family="Verdana" style:font-family-complex="Verdana" fo:language="es" fo:country="ES"/>
    </style:style>
    <style:style style:family="text" style:name="T474">
      <style:text-properties fo:language="es" fo:country="ES"/>
    </style:style>
    <style:style style:family="text" style:name="T475">
      <style:text-properties fo:language="es" fo:country="ES"/>
    </style:style>
    <style:style style:family="text" style:name="T476">
      <style:text-properties fo:font-family="Verdana" style:font-family-complex="Verdana" fo:language="es" fo:country="ES"/>
    </style:style>
    <style:style style:parent-style-name="662" style:family="paragraph" style:name="P79">
      <style:text-properties fo:font-family="Verdana" style:font-family-complex="Verdana" fo:language="es" fo:country="ES"/>
      <style:paragraph-properties>
        <style:tab-stops>
          <style:tab-stop style:position="15.92cm" style:type="right" style:leader-type="dotted" style:leader-style="dotted"/>
        </style:tab-stops>
      </style:paragraph-properties>
    </style:style>
    <style:style style:parent-style-name="653" style:family="text" style:name="T477">
      <style:text-properties fo:language="es" fo:country="ES"/>
    </style:style>
    <style:style style:parent-style-name="653" style:family="text" style:name="T478">
      <style:text-properties fo:font-family="Verdana" style:font-family-complex="Verdana" fo:language="es" fo:country="ES"/>
    </style:style>
    <style:style style:parent-style-name="653" style:family="text" style:name="T479">
      <style:text-properties fo:font-family="Verdana" style:font-family-complex="Verdana" fo:language="es" fo:country="ES"/>
    </style:style>
    <style:style style:parent-style-name="653" style:family="text" style:name="T480">
      <style:text-properties fo:font-family="Verdana" style:font-family-complex="Verdana" fo:language="es" fo:country="ES"/>
    </style:style>
    <style:style style:family="text" style:name="T481">
      <style:text-properties fo:language="es" fo:country="ES"/>
    </style:style>
    <style:style style:family="text" style:name="T482">
      <style:text-properties fo:language="es" fo:country="ES"/>
    </style:style>
    <style:style style:family="text" style:name="T483">
      <style:text-properties fo:font-family="Verdana" style:font-family-complex="Verdana" fo:language="es" fo:country="ES"/>
    </style:style>
    <style:style style:family="paragraph" style:name="P80">
      <style:text-properties fo:font-family="Verdana" style:font-family-complex="Verdana" fo:language="es" fo:country="ES"/>
      <style:paragraph-properties/>
    </style:style>
    <style:style style:family="text" style:name="T484">
      <style:text-properties fo:language="es" fo:country="ES"/>
    </style:style>
    <style:style style:family="text" style:name="T485">
      <style:text-properties fo:font-family="Verdana" style:font-family-complex="Verdana" fo:language="es" fo:country="ES"/>
    </style:style>
    <style:style style:family="text" style:name="T486">
      <style:text-properties fo:language="es" fo:country="ES"/>
    </style:style>
    <style:style style:family="paragraph" style:name="P81">
      <style:text-properties fo:font-family="Verdana" style:font-family-complex="Verdana" fo:language="es" fo:country="ES"/>
      <style:paragraph-properties fo:break-before="page"/>
    </style:style>
    <style:style style:family="text" style:name="T487">
      <style:text-properties fo:font-family="Verdana" style:font-family-complex="Verdana" fo:language="es" fo:country="ES"/>
    </style:style>
    <style:style style:family="text" style:name="T488">
      <style:text-properties fo:font-family="Verdana" style:font-family-complex="Verdana" fo:language="es" fo:country="ES"/>
    </style:style>
    <style:style style:parent-style-name="680" style:family="paragraph" style:name="P82">
      <style:text-properties fo:font-family="Verdana" style:font-family-complex="Verdana"/>
      <style:paragraph-properties fo:text-align="justify"/>
    </style:style>
    <style:style style:family="text" style:name="T489">
      <style:text-properties fo:font-family="Verdana" style:font-family-complex="Verdana" fo:language="es" fo:country="ES"/>
    </style:style>
    <style:style style:family="text" style:name="T490">
      <style:text-properties fo:font-family="Verdana" style:font-family-complex="Verdana" fo:language="es" fo:country="ES"/>
    </style:style>
    <style:style style:family="text" style:name="T491">
      <style:text-properties fo:font-family="Verdana" style:font-family-complex="Verdana" fo:language="es" fo:country="ES"/>
    </style:style>
    <style:style style:family="text" style:name="T492">
      <style:text-properties fo:font-family="Verdana" style:font-family-complex="Verdana" fo:language="es" fo:country="ES"/>
    </style:style>
    <style:style style:family="text" style:name="T493">
      <style:text-properties fo:font-family="Verdana" style:font-family-complex="Verdana" fo:language="es" fo:country="ES"/>
    </style:style>
    <style:style style:family="text" style:name="T494">
      <style:text-properties fo:font-family="Verdana" style:font-family-complex="Verdana" fo:language="es" fo:country="ES"/>
    </style:style>
    <style:style style:parent-style-name="679" style:family="paragraph" style:name="P83">
      <style:text-properties fo:font-family="Verdana" style:font-family-complex="Verdana"/>
      <style:paragraph-properties fo:text-align="justify"/>
    </style:style>
    <style:style style:family="text" style:name="T495">
      <style:text-properties fo:font-family="Verdana" style:font-family-complex="Verdana" fo:language="es" fo:country="ES"/>
    </style:style>
    <style:style style:family="text" style:name="T496">
      <style:text-properties fo:font-family="Verdana" style:font-family-complex="Verdana" fo:language="es" fo:country="ES"/>
    </style:style>
    <style:style style:family="text" style:name="T497">
      <style:text-properties fo:font-family="Verdana" style:font-family-complex="Verdana" fo:language="es" fo:country="ES"/>
    </style:style>
    <style:style style:family="text" style:name="T498">
      <style:text-properties fo:font-family="Verdana" style:font-family-complex="Verdana" fo:language="es" fo:country="ES"/>
    </style:style>
    <style:style style:family="text" style:name="T499">
      <style:text-properties fo:font-family="Verdana" style:font-family-complex="Verdana" fo:language="es" fo:country="ES"/>
    </style:style>
    <style:style style:parent-style-name="679" style:family="paragraph" style:name="P84">
      <style:text-properties fo:font-family="Verdana" style:font-family-complex="Verdana"/>
      <style:paragraph-properties fo:text-align="justify"/>
    </style:style>
    <style:style style:family="text" style:name="T500">
      <style:text-properties fo:font-family="Verdana" style:font-family-complex="Verdana" fo:language="es" fo:country="ES"/>
    </style:style>
    <style:style style:family="text" style:name="T501">
      <style:text-properties fo:font-family="Verdana" style:font-family-complex="Verdana" fo:language="es" fo:country="ES"/>
    </style:style>
    <style:style style:family="text" style:name="T502">
      <style:text-properties fo:font-family="Verdana" style:font-family-complex="Verdana" fo:language="es" fo:country="ES"/>
    </style:style>
    <style:style style:family="text" style:name="T503">
      <style:text-properties fo:font-family="Verdana" style:font-family-complex="Verdana" fo:language="es" fo:country="ES"/>
    </style:style>
    <style:style style:family="text" style:name="T504">
      <style:text-properties fo:font-family="Verdana" style:font-family-complex="Verdana" fo:language="es" fo:country="ES"/>
    </style:style>
    <style:style style:family="text" style:name="T505">
      <style:text-properties fo:font-family="Verdana" style:font-family-complex="Verdana" fo:language="es" fo:country="ES"/>
    </style:style>
    <style:style style:parent-style-name="679" style:family="paragraph" style:name="P85">
      <style:text-properties fo:font-family="Verdana" style:font-family-complex="Verdana"/>
      <style:paragraph-properties fo:text-align="justify"/>
    </style:style>
    <style:style style:family="text" style:name="T506">
      <style:text-properties fo:font-family="Verdana" style:font-family-complex="Verdana" fo:language="es" fo:country="ES"/>
    </style:style>
    <style:style style:family="text" style:name="T507">
      <style:text-properties fo:font-family="Verdana" style:font-family-complex="Verdana" fo:language="es" fo:country="ES"/>
    </style:style>
    <style:style style:family="text" style:name="T508">
      <style:text-properties fo:font-family="Verdana" style:font-family-complex="Verdana" fo:language="es" fo:country="ES"/>
    </style:style>
    <style:style style:parent-style-name="680" style:family="paragraph" style:name="P86">
      <style:text-properties fo:font-family="Verdana" style:font-family-complex="Verdana"/>
      <style:paragraph-properties fo:text-align="justify"/>
    </style:style>
    <style:style style:family="text" style:name="T509">
      <style:text-properties fo:font-family="Verdana" style:font-family-complex="Verdana" fo:language="es" fo:country="ES"/>
    </style:style>
    <style:style style:family="text" style:name="T510">
      <style:text-properties fo:font-family="Verdana" style:font-family-complex="Verdana" fo:language="es" fo:country="ES"/>
    </style:style>
    <style:style style:family="text" style:name="T511">
      <style:text-properties fo:font-family="Verdana" style:font-family-complex="Verdana" fo:language="es" fo:country="ES"/>
    </style:style>
    <style:style style:family="text" style:name="T512">
      <style:text-properties fo:font-family="Verdana" style:font-family-complex="Verdana" fo:language="es" fo:country="ES"/>
    </style:style>
    <style:style style:family="text" style:name="T513">
      <style:text-properties fo:font-family="Verdana" style:font-family-complex="Verdana" fo:language="es" fo:country="ES"/>
    </style:style>
    <style:style style:family="text" style:name="T514">
      <style:text-properties fo:font-family="Verdana" style:font-family-complex="Verdana" fo:language="es" fo:country="ES"/>
    </style:style>
    <style:style style:parent-style-name="681" style:family="paragraph" style:name="P87">
      <style:text-properties fo:font-family="Verdana" style:font-family-complex="Verdana"/>
      <style:paragraph-properties fo:text-align="justify"/>
    </style:style>
    <style:style style:family="text" style:name="T515">
      <style:text-properties fo:font-family="Verdana" style:font-family-complex="Verdana" fo:language="es" fo:country="ES"/>
    </style:style>
    <style:style style:family="text" style:name="T516">
      <style:text-properties fo:font-family="Verdana" style:font-family-complex="Verdana" fo:language="es" fo:country="ES"/>
    </style:style>
    <style:style style:family="text" style:name="T517">
      <style:text-properties fo:font-family="Verdana" style:font-family-complex="Verdana" fo:language="es" fo:country="ES"/>
    </style:style>
    <style:style style:family="text" style:name="T518">
      <style:text-properties fo:font-family="Verdana" style:font-family-complex="Verdana" fo:language="es" fo:country="ES"/>
    </style:style>
    <style:style style:family="text" style:name="T519">
      <style:text-properties fo:font-family="Verdana" style:font-family-complex="Verdana" fo:language="es" fo:country="ES"/>
    </style:style>
    <style:style style:family="text" style:name="T520">
      <style:text-properties fo:font-family="Verdana" style:font-family-complex="Verdana" fo:language="es" fo:country="ES"/>
    </style:style>
    <style:style style:parent-style-name="679" style:family="paragraph" style:name="P88">
      <style:text-properties fo:font-family="Verdana" style:font-family-complex="Verdana"/>
      <style:paragraph-properties fo:text-align="justify"/>
    </style:style>
    <style:style style:family="text" style:name="T521">
      <style:text-properties fo:font-family="Verdana" style:font-family-complex="Verdana" fo:language="es" fo:country="ES"/>
    </style:style>
    <style:style style:family="text" style:name="T522">
      <style:text-properties fo:font-family="Verdana" style:font-family-complex="Verdana" fo:language="es" fo:country="ES"/>
    </style:style>
    <style:style style:family="text" style:name="T523">
      <style:text-properties fo:font-family="Verdana" style:font-family-complex="Verdana" fo:language="es" fo:country="ES"/>
    </style:style>
    <style:style style:family="text" style:name="T524">
      <style:text-properties fo:font-family="Verdana" style:font-family-complex="Verdana" fo:language="es" fo:country="ES"/>
    </style:style>
    <style:style style:family="text" style:name="T525">
      <style:text-properties fo:font-family="Verdana" style:font-family-complex="Verdana" fo:language="es" fo:country="ES"/>
    </style:style>
    <style:style style:family="text" style:name="T526">
      <style:text-properties fo:font-family="Verdana" style:font-family-complex="Verdana" fo:language="es" fo:country="ES"/>
    </style:style>
    <style:style style:family="text" style:name="T527">
      <style:text-properties fo:font-family="Verdana" style:font-family-complex="Verdana" fo:language="es" fo:country="ES"/>
    </style:style>
    <style:style style:parent-style-name="679" style:family="paragraph" style:name="P89">
      <style:text-properties fo:font-family="Verdana" style:font-family-complex="Verdana"/>
      <style:paragraph-properties fo:text-align="justify"/>
    </style:style>
    <style:style style:family="text" style:name="T528">
      <style:text-properties fo:font-family="Verdana" style:font-family-complex="Verdana" fo:language="es" fo:country="ES"/>
    </style:style>
    <style:style style:family="text" style:name="T529">
      <style:text-properties fo:font-family="Verdana" style:font-family-complex="Verdana" fo:language="es" fo:country="ES"/>
    </style:style>
    <style:style style:family="text" style:name="T530">
      <style:text-properties fo:font-family="Verdana" style:font-family-complex="Verdana" fo:language="es" fo:country="ES"/>
    </style:style>
    <style:style style:parent-style-name="681" style:family="paragraph" style:name="P90">
      <style:text-properties fo:font-family="Verdana" style:font-family-complex="Verdana"/>
      <style:paragraph-properties fo:text-align="justify"/>
    </style:style>
    <style:style style:family="text" style:name="T531">
      <style:text-properties fo:font-family="Verdana" style:font-family-complex="Verdana" fo:language="es" fo:country="ES"/>
    </style:style>
    <style:style style:family="text" style:name="T532">
      <style:text-properties fo:font-family="Verdana" style:font-family-complex="Verdana" fo:language="es" fo:country="ES"/>
    </style:style>
    <style:style style:family="text" style:name="T533">
      <style:text-properties fo:font-family="Verdana" style:font-family-complex="Verdana" fo:language="es" fo:country="ES"/>
    </style:style>
    <style:style style:family="text" style:name="T534">
      <style:text-properties fo:font-family="Verdana" style:font-family-complex="Verdana" fo:language="es" fo:country="ES"/>
    </style:style>
    <style:style style:family="text" style:name="T535">
      <style:text-properties fo:font-family="Verdana" style:font-family-complex="Verdana" fo:language="es" fo:country="ES"/>
    </style:style>
    <style:style style:parent-style-name="679" style:family="paragraph" style:name="P91">
      <style:text-properties fo:font-family="Verdana" style:font-family-complex="Verdana"/>
      <style:paragraph-properties fo:text-align="justify"/>
    </style:style>
    <style:style style:family="text" style:name="T536">
      <style:text-properties fo:font-family="Verdana" style:font-family-complex="Verdana" fo:language="es" fo:country="ES"/>
    </style:style>
    <style:style style:family="text" style:name="T537">
      <style:text-properties fo:font-family="Verdana" style:font-family-complex="Verdana" fo:language="es" fo:country="ES"/>
    </style:style>
    <style:style style:family="text" style:name="T538">
      <style:text-properties fo:font-family="Verdana" style:font-family-complex="Verdana" fo:language="es" fo:country="ES"/>
    </style:style>
    <style:style style:family="text" style:name="T539">
      <style:text-properties fo:font-family="Verdana" style:font-family-complex="Verdana" fo:language="es" fo:country="ES"/>
    </style:style>
    <style:style style:family="text" style:name="T540">
      <style:text-properties fo:font-family="Verdana" style:font-family-complex="Verdana" fo:language="es" fo:country="ES"/>
    </style:style>
    <style:style style:family="text" style:name="T541">
      <style:text-properties fo:font-family="Verdana" style:font-family-complex="Verdana" fo:language="es" fo:country="ES"/>
    </style:style>
    <style:style style:family="text" style:name="T542">
      <style:text-properties fo:font-family="Verdana" style:font-family-complex="Verdana" fo:language="es" fo:country="ES"/>
    </style:style>
    <style:style style:family="text" style:name="T543">
      <style:text-properties fo:font-family="Verdana" style:font-family-complex="Verdana" fo:language="es" fo:country="ES"/>
    </style:style>
    <style:style style:parent-style-name="679" style:family="paragraph" style:name="P92">
      <style:text-properties fo:font-family="Verdana" style:font-family-complex="Verdana"/>
      <style:paragraph-properties fo:text-align="justify"/>
    </style:style>
    <style:style style:family="text" style:name="T544">
      <style:text-properties fo:font-family="Verdana" style:font-family-complex="Verdana" fo:language="es" fo:country="ES"/>
    </style:style>
    <style:style style:family="text" style:name="T545">
      <style:text-properties fo:font-family="Verdana" style:font-family-complex="Verdana" fo:language="es" fo:country="ES"/>
    </style:style>
    <style:style style:family="text" style:name="T546">
      <style:text-properties fo:font-family="Verdana" style:font-family-complex="Verdana" fo:language="es" fo:country="ES"/>
    </style:style>
    <style:style style:parent-style-name="681" style:family="paragraph" style:name="P93">
      <style:text-properties fo:font-family="Verdana" style:font-family-complex="Verdana"/>
      <style:paragraph-properties fo:text-align="justify"/>
    </style:style>
    <style:style style:family="text" style:name="T547">
      <style:text-properties fo:font-family="Verdana" style:font-family-complex="Verdana" fo:language="es" fo:country="ES"/>
    </style:style>
    <style:style style:family="text" style:name="T548">
      <style:text-properties fo:font-family="Verdana" style:font-family-complex="Verdana" fo:language="es" fo:country="ES"/>
    </style:style>
    <style:style style:family="text" style:name="T549">
      <style:text-properties fo:font-family="Verdana" style:font-family-complex="Verdana" fo:language="es" fo:country="ES"/>
    </style:style>
    <style:style style:family="text" style:name="T550">
      <style:text-properties fo:font-family="Verdana" style:font-family-complex="Verdana" fo:language="es" fo:country="ES"/>
    </style:style>
    <style:style style:family="text" style:name="T551">
      <style:text-properties fo:font-family="Verdana" style:font-family-complex="Verdana" fo:language="es" fo:country="ES"/>
    </style:style>
    <style:style style:family="text" style:name="T552">
      <style:text-properties fo:font-family="Verdana" style:font-family-complex="Verdana" fo:language="es" fo:country="ES"/>
    </style:style>
    <style:style style:parent-style-name="682" style:family="paragraph" style:name="P94">
      <style:text-properties fo:font-family="Verdana" style:font-family-complex="Verdana"/>
      <style:paragraph-properties fo:text-align="justify"/>
    </style:style>
    <style:style style:family="text" style:name="T553">
      <style:text-properties fo:font-family="Verdana" style:font-family-complex="Verdana" fo:language="es" fo:country="ES"/>
    </style:style>
    <style:style style:family="text" style:name="T554">
      <style:text-properties fo:font-family="Verdana" style:font-family-complex="Verdana" fo:language="es" fo:country="ES"/>
    </style:style>
    <style:style style:family="text" style:name="T555">
      <style:text-properties fo:font-family="Verdana" style:font-family-complex="Verdana" fo:language="es" fo:country="ES"/>
    </style:style>
    <style:style style:family="text" style:name="T556">
      <style:text-properties fo:font-family="Verdana" style:font-family-complex="Verdana" fo:language="es" fo:country="ES"/>
    </style:style>
    <style:style style:parent-style-name="679" style:list-style-name="WWNum15" style:family="paragraph" style:name="P95">
      <style:text-properties fo:font-family="Verdana" style:font-family-complex="Verdana"/>
      <style:paragraph-properties fo:text-align="justify"/>
    </style:style>
    <style:style style:family="text" style:name="T557">
      <style:text-properties fo:font-family="Verdana" style:font-family-complex="Verdana" fo:language="es" fo:country="ES"/>
    </style:style>
    <style:style style:family="text" style:name="T558">
      <style:text-properties fo:font-family="Verdana" style:font-family-complex="Verdana" fo:language="es" fo:country="ES"/>
    </style:style>
    <style:style style:family="text" style:name="T559">
      <style:text-properties fo:font-family="Verdana" style:font-family-complex="Verdana" fo:language="es" fo:country="ES"/>
    </style:style>
    <style:style style:parent-style-name="679" style:list-style-name="WWNum15" style:family="paragraph" style:name="P96">
      <style:text-properties fo:font-family="Verdana" style:font-family-complex="Verdana"/>
      <style:paragraph-properties fo:text-align="justify"/>
    </style:style>
    <style:style style:family="text" style:name="T560">
      <style:text-properties fo:font-family="Verdana" style:font-family-complex="Verdana" fo:language="es" fo:country="ES"/>
    </style:style>
    <style:style style:family="text" style:name="T561">
      <style:text-properties fo:font-family="Verdana" style:font-family-complex="Verdana" fo:language="es" fo:country="ES"/>
    </style:style>
    <style:style style:parent-style-name="679" style:list-style-name="WWNum15" style:family="paragraph" style:name="P97">
      <style:text-properties fo:font-family="Verdana" style:font-family-complex="Verdana"/>
      <style:paragraph-properties fo:text-align="justify"/>
    </style:style>
    <style:style style:family="text" style:name="T562">
      <style:text-properties fo:font-family="Verdana" style:font-family-complex="Verdana" fo:language="es" fo:country="ES"/>
    </style:style>
    <style:style style:family="text" style:name="T563">
      <style:text-properties fo:font-family="Verdana" style:font-family-complex="Verdana" fo:language="es" fo:country="ES"/>
    </style:style>
    <style:style style:parent-style-name="682" style:family="paragraph" style:name="P98">
      <style:text-properties fo:font-family="Verdana" style:font-family-complex="Verdana"/>
      <style:paragraph-properties fo:text-align="justify"/>
    </style:style>
    <style:style style:family="text" style:name="T564">
      <style:text-properties fo:font-family="Verdana" style:font-family-complex="Verdana" fo:language="es" fo:country="ES"/>
    </style:style>
    <style:style style:family="text" style:name="T565">
      <style:text-properties fo:font-family="Verdana" style:font-family-complex="Verdana" fo:language="es" fo:country="ES"/>
    </style:style>
    <style:style style:parent-style-name="679" style:list-style-name="WWNum16" style:family="paragraph" style:name="P99">
      <style:text-properties fo:font-family="Verdana" style:font-family-complex="Verdana"/>
      <style:paragraph-properties fo:text-align="justify"/>
    </style:style>
    <style:style style:family="text" style:name="T566">
      <style:text-properties fo:font-family="Verdana" style:font-family-complex="Verdana" fo:language="es" fo:country="ES"/>
    </style:style>
    <style:style style:family="text" style:name="T567">
      <style:text-properties fo:font-family="Verdana" style:font-family-complex="Verdana" fo:language="es" fo:country="ES"/>
    </style:style>
    <style:style style:family="text" style:name="T568">
      <style:text-properties fo:font-family="Verdana" style:font-family-complex="Verdana" fo:language="es" fo:country="ES"/>
    </style:style>
    <style:style style:parent-style-name="679" style:list-style-name="WWNum16" style:family="paragraph" style:name="P100">
      <style:text-properties fo:font-family="Verdana" style:font-family-complex="Verdana"/>
      <style:paragraph-properties fo:text-align="justify"/>
    </style:style>
    <style:style style:family="text" style:name="T569">
      <style:text-properties fo:font-family="Verdana" style:font-family-complex="Verdana" fo:language="es" fo:country="ES"/>
    </style:style>
    <style:style style:family="text" style:name="T570">
      <style:text-properties fo:font-family="Verdana" style:font-family-complex="Verdana" fo:language="es" fo:country="ES"/>
    </style:style>
    <style:style style:family="text" style:name="T571">
      <style:text-properties fo:font-family="Verdana" style:font-family-complex="Verdana" fo:language="es" fo:country="ES"/>
    </style:style>
    <style:style style:family="text" style:name="T572">
      <style:text-properties fo:font-family="Verdana" style:font-family-complex="Verdana" fo:language="es" fo:country="ES"/>
    </style:style>
    <style:style style:parent-style-name="682" style:family="paragraph" style:name="P101">
      <style:text-properties fo:font-family="Verdana" style:font-family-complex="Verdana"/>
      <style:paragraph-properties fo:text-align="justify"/>
    </style:style>
    <style:style style:family="text" style:name="T573">
      <style:text-properties fo:font-family="Verdana" style:font-family-complex="Verdana" fo:language="es" fo:country="ES"/>
    </style:style>
    <style:style style:family="text" style:name="T574">
      <style:text-properties fo:font-family="Verdana" style:font-family-complex="Verdana" fo:language="es" fo:country="ES"/>
    </style:style>
    <style:style style:parent-style-name="679" style:list-style-name="WWNum17" style:family="paragraph" style:name="P102">
      <style:text-properties fo:font-family="Verdana" style:font-family-complex="Verdana"/>
      <style:paragraph-properties fo:text-align="justify"/>
    </style:style>
    <style:style style:family="text" style:name="T575">
      <style:text-properties fo:font-family="Verdana" style:font-family-complex="Verdana" fo:language="es" fo:country="ES"/>
    </style:style>
    <style:style style:family="text" style:name="T576">
      <style:text-properties fo:font-family="Verdana" style:font-family-complex="Verdana" fo:language="es" fo:country="ES"/>
    </style:style>
    <style:style style:parent-style-name="679" style:list-style-name="WWNum17" style:family="paragraph" style:name="P103">
      <style:text-properties fo:font-family="Verdana" style:font-family-complex="Verdana"/>
      <style:paragraph-properties fo:text-align="justify"/>
    </style:style>
    <style:style style:family="text" style:name="T577">
      <style:text-properties fo:font-family="Verdana" style:font-family-complex="Verdana" fo:language="es" fo:country="ES"/>
    </style:style>
    <style:style style:family="text" style:name="T578">
      <style:text-properties fo:font-family="Verdana" style:font-family-complex="Verdana" fo:language="es" fo:country="ES"/>
    </style:style>
    <style:style style:family="text" style:name="T579">
      <style:text-properties fo:font-family="Verdana" style:font-family-complex="Verdana" fo:language="es" fo:country="ES"/>
    </style:style>
    <style:style style:family="text" style:name="T580">
      <style:text-properties fo:font-family="Verdana" style:font-family-complex="Verdana" fo:language="es" fo:country="ES"/>
    </style:style>
    <style:style style:family="text" style:name="T581">
      <style:text-properties fo:font-family="Verdana" style:font-family-complex="Verdana" fo:language="es" fo:country="ES"/>
    </style:style>
    <style:style style:parent-style-name="679" style:list-style-name="WWNum17" style:family="paragraph" style:name="P104">
      <style:text-properties fo:font-family="Verdana" style:font-family-complex="Verdana"/>
      <style:paragraph-properties fo:text-align="justify"/>
    </style:style>
    <style:style style:family="text" style:name="T582">
      <style:text-properties fo:font-family="Verdana" style:font-family-complex="Verdana" fo:language="es" fo:country="ES"/>
    </style:style>
    <style:style style:family="text" style:name="T583">
      <style:text-properties fo:font-family="Verdana" style:font-family-complex="Verdana" fo:language="es" fo:country="ES"/>
    </style:style>
    <style:style style:family="text" style:name="T584">
      <style:text-properties fo:font-family="Verdana" style:font-family-complex="Verdana" fo:language="es" fo:country="ES"/>
    </style:style>
    <style:style style:family="text" style:name="T585">
      <style:text-properties fo:font-family="Verdana" style:font-family-complex="Verdana" fo:language="es" fo:country="ES"/>
    </style:style>
    <style:style style:family="text" style:name="T586">
      <style:text-properties fo:font-family="Verdana" style:font-family-complex="Verdana" fo:language="es" fo:country="ES"/>
    </style:style>
    <style:style style:parent-style-name="679" style:list-style-name="WWNum17" style:family="paragraph" style:name="P105">
      <style:text-properties fo:font-family="Verdana" style:font-family-complex="Verdana"/>
      <style:paragraph-properties fo:text-align="justify"/>
    </style:style>
    <style:style style:family="text" style:name="T587">
      <style:text-properties fo:font-family="Verdana" style:font-family-complex="Verdana" fo:language="es" fo:country="ES"/>
    </style:style>
    <style:style style:family="text" style:name="T588">
      <style:text-properties fo:font-family="Verdana" style:font-family-complex="Verdana" fo:language="es" fo:country="ES"/>
    </style:style>
    <style:style style:family="text" style:name="T589">
      <style:text-properties fo:font-family="Verdana" style:font-family-complex="Verdana" fo:language="es" fo:country="ES"/>
    </style:style>
    <style:style style:family="text" style:name="T590">
      <style:text-properties fo:font-family="Verdana" style:font-family-complex="Verdana" fo:language="es" fo:country="ES"/>
    </style:style>
    <style:style style:parent-style-name="682" style:family="paragraph" style:name="P106">
      <style:text-properties fo:font-family="Verdana" style:font-family-complex="Verdana"/>
      <style:paragraph-properties fo:text-align="justify"/>
    </style:style>
    <style:style style:family="text" style:name="T591">
      <style:text-properties fo:font-family="Verdana" style:font-family-complex="Verdana" fo:language="es" fo:country="ES"/>
    </style:style>
    <style:style style:family="text" style:name="T592">
      <style:text-properties fo:font-family="Verdana" style:font-family-complex="Verdana" fo:language="es" fo:country="ES"/>
    </style:style>
    <style:style style:family="text" style:name="T593">
      <style:text-properties fo:font-family="Verdana" style:font-family-complex="Verdana" fo:language="es" fo:country="ES"/>
    </style:style>
    <style:style style:parent-style-name="679" style:list-style-name="WWNum18" style:family="paragraph" style:name="P107">
      <style:text-properties fo:font-family="Verdana" style:font-family-complex="Verdana"/>
      <style:paragraph-properties fo:text-align="justify"/>
    </style:style>
    <style:style style:family="text" style:name="T594">
      <style:text-properties fo:font-family="Verdana" style:font-family-complex="Verdana" fo:language="es" fo:country="ES"/>
    </style:style>
    <style:style style:family="text" style:name="T595">
      <style:text-properties fo:font-family="Verdana" style:font-family-complex="Verdana" fo:language="es" fo:country="ES"/>
    </style:style>
    <style:style style:family="text" style:name="T596">
      <style:text-properties fo:font-family="Verdana" style:font-family-complex="Verdana" fo:language="es" fo:country="ES"/>
    </style:style>
    <style:style style:family="text" style:name="T597">
      <style:text-properties fo:font-family="Verdana" style:font-family-complex="Verdana" fo:language="es" fo:country="ES"/>
    </style:style>
    <style:style style:parent-style-name="681" style:family="paragraph" style:name="P108">
      <style:text-properties fo:font-family="Verdana" style:font-family-complex="Verdana"/>
      <style:paragraph-properties fo:text-align="justify"/>
    </style:style>
    <style:style style:family="text" style:name="T598">
      <style:text-properties fo:font-family="Verdana" style:font-family-complex="Verdana" fo:language="es" fo:country="ES"/>
    </style:style>
    <style:style style:family="text" style:name="T599">
      <style:text-properties fo:font-family="Verdana" style:font-family-complex="Verdana" fo:language="es" fo:country="ES"/>
    </style:style>
    <style:style style:family="text" style:name="T600">
      <style:text-properties fo:font-family="Verdana" style:font-family-complex="Verdana" fo:language="es" fo:country="ES"/>
    </style:style>
    <style:style style:family="text" style:name="T601">
      <style:text-properties fo:font-family="Verdana" style:font-family-complex="Verdana" fo:language="es" fo:country="ES"/>
    </style:style>
    <style:style style:family="text" style:name="T602">
      <style:text-properties fo:font-family="Verdana" style:font-family-complex="Verdana" fo:language="es" fo:country="ES"/>
    </style:style>
    <style:style style:family="text" style:name="T603">
      <style:text-properties fo:font-family="Verdana" style:font-family-complex="Verdana" fo:language="es" fo:country="ES"/>
    </style:style>
    <style:style style:parent-style-name="679" style:family="paragraph" style:name="P109">
      <style:text-properties fo:font-family="Verdana" style:font-family-complex="Verdana"/>
      <style:paragraph-properties fo:text-align="justify"/>
    </style:style>
    <style:style style:family="text" style:name="T604">
      <style:text-properties fo:font-family="Verdana" style:font-family-complex="Verdana" fo:language="es" fo:country="ES"/>
    </style:style>
    <style:style style:family="text" style:name="T605">
      <style:text-properties fo:font-family="Verdana" style:font-family-complex="Verdana" fo:language="es" fo:country="ES"/>
    </style:style>
    <style:style style:family="text" style:name="T606">
      <style:text-properties fo:font-family="Verdana" style:font-family-complex="Verdana" fo:language="es" fo:country="ES"/>
    </style:style>
    <style:style style:family="text" style:name="T607">
      <style:text-properties fo:font-family="Verdana" style:font-family-complex="Verdana" fo:language="es" fo:country="ES"/>
    </style:style>
    <style:style style:family="text" style:name="T608">
      <style:text-properties fo:font-family="Verdana" style:font-family-complex="Verdana" fo:language="es" fo:country="ES"/>
    </style:style>
    <style:style style:family="text" style:name="T609">
      <style:text-properties fo:font-family="Verdana" style:font-family-complex="Verdana" fo:language="es" fo:country="ES"/>
    </style:style>
    <style:style style:family="text" style:name="T610">
      <style:text-properties fo:font-family="Verdana" style:font-family-complex="Verdana" fo:language="es" fo:country="ES"/>
    </style:style>
    <style:style style:family="text" style:name="T611">
      <style:text-properties fo:font-family="Verdana" style:font-family-complex="Verdana" fo:language="es" fo:country="ES"/>
    </style:style>
    <style:style style:family="text" style:name="T612">
      <style:text-properties fo:font-family="Verdana" style:font-family-complex="Verdana" fo:language="es" fo:country="ES"/>
    </style:style>
    <style:style style:family="text" style:name="T613">
      <style:text-properties fo:font-family="Verdana" style:font-family-complex="Verdana" fo:language="es" fo:country="ES"/>
    </style:style>
    <style:style style:family="text" style:name="T614">
      <style:text-properties fo:font-family="Verdana" style:font-family-complex="Verdana" fo:language="es" fo:country="ES"/>
    </style:style>
    <style:style style:parent-style-name="679" style:family="paragraph" style:name="P110">
      <style:text-properties fo:font-family="Verdana" style:font-family-complex="Verdana"/>
      <style:paragraph-properties fo:text-align="justify"/>
    </style:style>
    <style:style style:family="text" style:name="T615">
      <style:text-properties fo:font-family="Verdana" style:font-family-complex="Verdana" fo:language="es" fo:country="ES"/>
    </style:style>
    <style:style style:family="text" style:name="T616">
      <style:text-properties fo:font-family="Verdana" style:font-family-complex="Verdana" fo:language="es" fo:country="ES"/>
    </style:style>
    <style:style style:family="text" style:name="T617">
      <style:text-properties fo:font-family="Verdana" style:font-family-complex="Verdana" fo:language="es" fo:country="ES"/>
    </style:style>
    <style:style style:family="text" style:name="T618">
      <style:text-properties fo:font-family="Verdana" style:font-family-complex="Verdana" fo:language="es" fo:country="ES"/>
    </style:style>
    <style:style style:family="text" style:name="T619">
      <style:text-properties fo:font-family="Verdana" style:font-family-complex="Verdana" fo:language="es" fo:country="ES"/>
    </style:style>
    <style:style style:family="text" style:name="T620">
      <style:text-properties fo:font-family="Verdana" style:font-family-complex="Verdana" fo:language="es" fo:country="ES"/>
    </style:style>
    <style:style style:parent-style-name="679" style:family="paragraph" style:name="P111">
      <style:text-properties fo:font-family="Verdana" style:font-family-complex="Verdana"/>
      <style:paragraph-properties fo:text-align="justify"/>
    </style:style>
    <style:style style:family="text" style:name="T621">
      <style:text-properties fo:font-family="Verdana" style:font-family-complex="Verdana" fo:language="es" fo:country="ES"/>
    </style:style>
    <style:style style:family="text" style:name="T622">
      <style:text-properties fo:font-family="Verdana" style:font-family-complex="Verdana" fo:language="es" fo:country="ES"/>
    </style:style>
    <style:style style:family="text" style:name="T623">
      <style:text-properties fo:font-family="Verdana" style:font-family-complex="Verdana" fo:language="es" fo:country="ES"/>
    </style:style>
    <style:style style:parent-style-name="680" style:family="paragraph" style:name="P112">
      <style:text-properties fo:font-family="Verdana" style:font-family-complex="Verdana"/>
      <style:paragraph-properties fo:text-align="justify"/>
    </style:style>
    <style:style style:family="text" style:name="T624">
      <style:text-properties fo:font-family="Verdana" style:font-family-complex="Verdana" fo:language="es" fo:country="ES"/>
    </style:style>
    <style:style style:family="text" style:name="T625">
      <style:text-properties fo:font-family="Verdana" style:font-family-complex="Verdana" fo:language="es" fo:country="ES"/>
    </style:style>
    <style:style style:family="text" style:name="T626">
      <style:text-properties fo:font-family="Verdana" style:font-family-complex="Verdana" fo:language="es" fo:country="ES"/>
    </style:style>
    <style:style style:family="text" style:name="T627">
      <style:text-properties fo:font-family="Verdana" style:font-family-complex="Verdana" fo:language="es" fo:country="ES"/>
    </style:style>
    <style:style style:family="text" style:name="T628">
      <style:text-properties fo:font-family="Verdana" style:font-family-complex="Verdana" fo:language="es" fo:country="ES"/>
    </style:style>
    <style:style style:family="text" style:name="T629">
      <style:text-properties fo:font-family="Verdana" style:font-family-complex="Verdana" fo:language="es" fo:country="ES"/>
    </style:style>
    <style:style style:parent-style-name="681" style:family="paragraph" style:name="P113">
      <style:text-properties fo:font-family="Verdana" style:font-family-complex="Verdana"/>
      <style:paragraph-properties fo:text-align="justify"/>
    </style:style>
    <style:style style:family="text" style:name="T630">
      <style:text-properties fo:font-family="Verdana" style:font-family-complex="Verdana" fo:language="es" fo:country="ES"/>
    </style:style>
    <style:style style:family="text" style:name="T631">
      <style:text-properties fo:font-family="Verdana" style:font-family-complex="Verdana" fo:language="es" fo:country="ES"/>
    </style:style>
    <style:style style:family="text" style:name="T632">
      <style:text-properties fo:font-family="Verdana" style:font-family-complex="Verdana" fo:language="es" fo:country="ES"/>
    </style:style>
    <style:style style:family="text" style:name="T633">
      <style:text-properties fo:font-family="Verdana" style:font-family-complex="Verdana" fo:language="es" fo:country="ES"/>
    </style:style>
    <style:style style:family="text" style:name="T634">
      <style:text-properties fo:font-family="Verdana" style:font-family-complex="Verdana" fo:language="es" fo:country="ES"/>
    </style:style>
    <style:style style:family="text" style:name="T635">
      <style:text-properties fo:font-family="Verdana" style:font-family-complex="Verdana" fo:language="es" fo:country="ES"/>
    </style:style>
    <style:style style:parent-style-name="679" style:list-style-name="WWNum3" style:family="paragraph" style:name="P114">
      <style:text-properties fo:font-family="Verdana" style:font-family-complex="Verdana"/>
      <style:paragraph-properties fo:text-align="justify"/>
    </style:style>
    <style:style style:family="text" style:name="T636">
      <style:text-properties fo:font-family="Verdana" style:font-family-complex="Verdana" fo:language="es" fo:country="ES"/>
    </style:style>
    <style:style style:parent-style-name="654" style:family="text" style:name="T637">
      <style:text-properties fo:font-family="Verdana" style:font-family-complex="Verdana" fo:language="es" fo:country="ES"/>
    </style:style>
    <style:style style:parent-style-name="653" style:family="text" style:name="T638">
      <style:text-properties fo:font-family="Verdana" style:font-family-complex="Verdana" fo:language="es" fo:country="ES"/>
    </style:style>
    <style:style style:family="text" style:name="T639">
      <style:text-properties fo:font-family="Verdana" style:font-family-complex="Verdana" fo:language="es" fo:country="ES"/>
    </style:style>
    <style:style style:family="text" style:name="T640">
      <style:text-properties fo:font-family="Verdana" style:font-family-complex="Verdana" fo:language="es" fo:country="ES"/>
    </style:style>
    <style:style style:parent-style-name="679" style:list-style-name="WWNum3" style:family="paragraph" style:name="P115">
      <style:text-properties fo:font-family="Verdana" style:font-family-complex="Verdana"/>
      <style:paragraph-properties fo:text-align="justify"/>
    </style:style>
    <style:style style:family="text" style:name="T641">
      <style:text-properties fo:font-family="Verdana" style:font-family-complex="Verdana" fo:language="es" fo:country="ES"/>
    </style:style>
    <style:style style:parent-style-name="654" style:family="text" style:name="T642">
      <style:text-properties fo:font-family="Verdana" style:font-family-complex="Verdana" fo:language="es" fo:country="ES"/>
    </style:style>
    <style:style style:parent-style-name="653" style:family="text" style:name="T643">
      <style:text-properties fo:font-family="Verdana" style:font-family-complex="Verdana" fo:language="es" fo:country="ES"/>
    </style:style>
    <style:style style:family="text" style:name="T644">
      <style:text-properties fo:font-family="Verdana" style:font-family-complex="Verdana" fo:language="es" fo:country="ES"/>
    </style:style>
    <style:style style:family="text" style:name="T645">
      <style:text-properties fo:font-family="Verdana" style:font-family-complex="Verdana" fo:language="es" fo:country="ES"/>
    </style:style>
    <style:style style:parent-style-name="679" style:list-style-name="WWNum3" style:family="paragraph" style:name="P116">
      <style:text-properties fo:font-family="Verdana" style:font-family-complex="Verdana"/>
      <style:paragraph-properties fo:text-align="justify"/>
    </style:style>
    <style:style style:family="text" style:name="T646">
      <style:text-properties fo:font-family="Verdana" style:font-family-complex="Verdana" fo:language="es" fo:country="ES"/>
    </style:style>
    <style:style style:parent-style-name="654" style:family="text" style:name="T647">
      <style:text-properties fo:font-family="Verdana" style:font-family-complex="Verdana" fo:language="es" fo:country="ES"/>
    </style:style>
    <style:style style:parent-style-name="653" style:family="text" style:name="T648">
      <style:text-properties fo:font-family="Verdana" style:font-family-complex="Verdana" fo:language="es" fo:country="ES"/>
    </style:style>
    <style:style style:family="text" style:name="T649">
      <style:text-properties fo:font-family="Verdana" style:font-family-complex="Verdana" fo:language="es" fo:country="ES"/>
    </style:style>
    <style:style style:family="text" style:name="T650">
      <style:text-properties fo:font-family="Verdana" style:font-family-complex="Verdana" fo:language="es" fo:country="ES"/>
    </style:style>
    <style:style style:parent-style-name="679" style:list-style-name="WWNum3" style:family="paragraph" style:name="P117">
      <style:text-properties fo:font-family="Verdana" style:font-family-complex="Verdana"/>
      <style:paragraph-properties fo:text-align="justify"/>
    </style:style>
    <style:style style:family="text" style:name="T651">
      <style:text-properties fo:font-family="Verdana" style:font-family-complex="Verdana" fo:language="es" fo:country="ES"/>
    </style:style>
    <style:style style:family="text" style:name="T652">
      <style:text-properties fo:font-family="Verdana" style:font-family-complex="Verdana" fo:language="es" fo:country="ES"/>
    </style:style>
    <style:style style:parent-style-name="654" style:family="text" style:name="T653">
      <style:text-properties fo:font-family="Verdana" style:font-family-complex="Verdana" fo:language="es" fo:country="ES"/>
    </style:style>
    <style:style style:parent-style-name="653" style:family="text" style:name="T654">
      <style:text-properties fo:font-family="Verdana" style:font-family-complex="Verdana" fo:language="es" fo:country="ES"/>
    </style:style>
    <style:style style:family="text" style:name="T655">
      <style:text-properties fo:font-family="Verdana" style:font-family-complex="Verdana" fo:language="es" fo:country="ES"/>
    </style:style>
    <style:style style:family="text" style:name="T656">
      <style:text-properties fo:font-family="Verdana" style:font-family-complex="Verdana" fo:language="es" fo:country="ES"/>
    </style:style>
    <style:style style:parent-style-name="679" style:family="paragraph" style:name="P118">
      <style:text-properties fo:font-family="Verdana" style:font-family-complex="Verdana"/>
      <style:paragraph-properties fo:text-align="justify"/>
    </style:style>
    <style:style style:family="text" style:name="T657">
      <style:text-properties fo:font-family="Verdana" style:font-family-complex="Verdana" fo:language="es" fo:country="ES"/>
    </style:style>
    <style:style style:family="text" style:name="T658">
      <style:text-properties fo:font-family="Verdana" style:font-family-complex="Verdana" fo:language="es" fo:country="ES"/>
    </style:style>
    <style:style style:family="text" style:name="T659">
      <style:text-properties fo:font-family="Verdana" style:font-family-complex="Verdana" fo:language="es" fo:country="ES"/>
    </style:style>
    <style:style style:parent-style-name="681" style:family="paragraph" style:name="P119">
      <style:text-properties fo:font-family="Verdana" style:font-family-complex="Verdana"/>
      <style:paragraph-properties fo:text-align="justify"/>
    </style:style>
    <style:style style:family="text" style:name="T660">
      <style:text-properties fo:font-family="Verdana" style:font-family-complex="Verdana" fo:language="es" fo:country="ES"/>
    </style:style>
    <style:style style:family="text" style:name="T661">
      <style:text-properties fo:font-family="Verdana" style:font-family-complex="Verdana" fo:language="es" fo:country="ES"/>
    </style:style>
    <style:style style:family="text" style:name="T662">
      <style:text-properties fo:font-family="Verdana" style:font-family-complex="Verdana" fo:language="es" fo:country="ES"/>
    </style:style>
    <style:style style:family="text" style:name="T663">
      <style:text-properties fo:font-family="Verdana" style:font-family-complex="Verdana" fo:language="es" fo:country="ES"/>
    </style:style>
    <style:style style:family="text" style:name="T664">
      <style:text-properties fo:font-family="Verdana" style:font-family-complex="Verdana" fo:language="es" fo:country="ES"/>
    </style:style>
    <style:style style:parent-style-name="679" style:family="paragraph" style:name="P120">
      <style:text-properties fo:font-family="Verdana" style:font-family-complex="Verdana"/>
      <style:paragraph-properties fo:text-align="justify"/>
    </style:style>
    <style:style style:family="text" style:name="T665">
      <style:text-properties fo:font-family="Verdana" style:font-family-complex="Verdana" fo:language="es" fo:country="ES"/>
    </style:style>
    <style:style style:family="text" style:name="T666">
      <style:text-properties fo:font-family="Verdana" style:font-family-complex="Verdana" fo:language="es" fo:country="ES"/>
    </style:style>
    <style:style style:family="text" style:name="T667">
      <style:text-properties fo:font-family="Verdana" style:font-family-complex="Verdana" fo:language="es" fo:country="ES"/>
    </style:style>
    <style:style style:parent-style-name="679" style:family="paragraph" style:name="P121">
      <style:text-properties fo:font-family="Verdana" style:font-family-complex="Verdana"/>
      <style:paragraph-properties fo:text-align="justify"/>
    </style:style>
    <style:style style:family="text" style:name="T668">
      <style:text-properties fo:font-family="Verdana" style:font-family-complex="Verdana" fo:language="es" fo:country="ES"/>
    </style:style>
    <style:style style:family="text" style:name="T669">
      <style:text-properties fo:font-family="Verdana" style:font-family-complex="Verdana" fo:language="es" fo:country="ES"/>
    </style:style>
    <style:style style:family="text" style:name="T670">
      <style:text-properties fo:font-family="Verdana" style:font-family-complex="Verdana" fo:language="es" fo:country="ES"/>
    </style:style>
    <style:style style:parent-style-name="681" style:family="paragraph" style:name="P122">
      <style:text-properties fo:font-family="Verdana" style:font-family-complex="Verdana"/>
      <style:paragraph-properties fo:text-align="justify"/>
    </style:style>
    <style:style style:family="text" style:name="T671">
      <style:text-properties fo:font-family="Verdana" style:font-family-complex="Verdana" fo:language="es" fo:country="ES"/>
    </style:style>
    <style:style style:family="text" style:name="T672">
      <style:text-properties fo:font-family="Verdana" style:font-family-complex="Verdana" fo:language="es" fo:country="ES"/>
    </style:style>
    <style:style style:family="text" style:name="T673">
      <style:text-properties fo:font-family="Verdana" style:font-family-complex="Verdana" fo:language="es" fo:country="ES"/>
    </style:style>
    <style:style style:family="text" style:name="T674">
      <style:text-properties fo:font-family="Verdana" style:font-family-complex="Verdana" fo:language="es" fo:country="ES"/>
    </style:style>
    <style:style style:family="text" style:name="T675">
      <style:text-properties fo:font-family="Verdana" style:font-family-complex="Verdana" fo:language="es" fo:country="ES"/>
    </style:style>
    <style:style style:parent-style-name="679" style:family="paragraph" style:name="P123">
      <style:text-properties fo:font-family="Verdana" style:font-family-complex="Verdana"/>
      <style:paragraph-properties fo:text-align="justify"/>
    </style:style>
    <style:style style:family="text" style:name="T676">
      <style:text-properties fo:font-family="Verdana" style:font-family-complex="Verdana" fo:language="es" fo:country="ES"/>
    </style:style>
    <style:style style:family="text" style:name="T677">
      <style:text-properties fo:font-family="Verdana" style:font-family-complex="Verdana" fo:language="es" fo:country="ES"/>
    </style:style>
    <style:style style:family="text" style:name="T678">
      <style:text-properties fo:font-family="Verdana" style:font-family-complex="Verdana" fo:language="es" fo:country="ES"/>
    </style:style>
    <style:style style:parent-style-name="679" style:family="paragraph" style:name="P124">
      <style:text-properties fo:font-family="Verdana" style:font-family-complex="Verdana"/>
      <style:paragraph-properties fo:text-align="justify"/>
    </style:style>
    <style:style style:family="text" style:name="T679">
      <style:text-properties fo:font-family="Verdana" style:font-family-complex="Verdana" fo:language="es" fo:country="ES"/>
    </style:style>
    <style:style style:family="text" style:name="T680">
      <style:text-properties fo:font-family="Verdana" style:font-family-complex="Verdana" fo:language="es" fo:country="ES"/>
    </style:style>
    <style:style style:family="text" style:name="T681">
      <style:text-properties fo:font-family="Verdana" style:font-family-complex="Verdana" fo:language="es" fo:country="ES"/>
    </style:style>
    <style:style style:parent-style-name="681" style:family="paragraph" style:name="P125">
      <style:text-properties fo:font-family="Verdana" style:font-family-complex="Verdana"/>
      <style:paragraph-properties fo:text-align="justify"/>
    </style:style>
    <style:style style:family="text" style:name="T682">
      <style:text-properties fo:font-family="Verdana" style:font-family-complex="Verdana" fo:language="es" fo:country="ES"/>
    </style:style>
    <style:style style:family="text" style:name="T683">
      <style:text-properties fo:font-family="Verdana" style:font-family-complex="Verdana" fo:language="es" fo:country="ES"/>
    </style:style>
    <style:style style:family="text" style:name="T684">
      <style:text-properties fo:font-family="Verdana" style:font-family-complex="Verdana" fo:language="es" fo:country="ES"/>
    </style:style>
    <style:style style:family="text" style:name="T685">
      <style:text-properties fo:font-family="Verdana" style:font-family-complex="Verdana" fo:language="es" fo:country="ES"/>
    </style:style>
    <style:style style:family="text" style:name="T686">
      <style:text-properties fo:font-family="Verdana" style:font-family-complex="Verdana" fo:language="es" fo:country="ES"/>
    </style:style>
    <style:style style:parent-style-name="679" style:family="paragraph" style:name="P126">
      <style:text-properties fo:font-family="Verdana" style:font-family-complex="Verdana"/>
      <style:paragraph-properties fo:text-align="justify"/>
    </style:style>
    <style:style style:family="text" style:name="T687">
      <style:text-properties fo:font-family="Verdana" style:font-family-complex="Verdana" fo:language="es" fo:country="ES"/>
    </style:style>
    <style:style style:family="text" style:name="T688">
      <style:text-properties fo:font-family="Verdana" style:font-family-complex="Verdana" fo:language="es" fo:country="ES"/>
    </style:style>
    <style:style style:family="text" style:name="T689">
      <style:text-properties fo:font-family="Verdana" style:font-family-complex="Verdana" fo:language="es" fo:country="ES"/>
    </style:style>
    <style:style style:parent-style-name="679" style:family="paragraph" style:name="P127">
      <style:text-properties fo:font-family="Verdana" style:font-family-complex="Verdana"/>
      <style:paragraph-properties fo:text-align="justify"/>
    </style:style>
    <style:style style:family="text" style:name="T690">
      <style:text-properties fo:font-family="Verdana" style:font-family-complex="Verdana" fo:language="es" fo:country="ES"/>
    </style:style>
    <style:style style:family="text" style:name="T691">
      <style:text-properties fo:font-family="Verdana" style:font-family-complex="Verdana" fo:language="es" fo:country="ES"/>
    </style:style>
    <style:style style:family="text" style:name="T692">
      <style:text-properties fo:font-family="Verdana" style:font-family-complex="Verdana" fo:language="es" fo:country="ES"/>
    </style:style>
    <style:style style:parent-style-name="681" style:family="paragraph" style:name="P128">
      <style:text-properties fo:font-family="Verdana" style:font-family-complex="Verdana"/>
      <style:paragraph-properties fo:text-align="justify"/>
    </style:style>
    <style:style style:family="text" style:name="T693">
      <style:text-properties fo:font-family="Verdana" style:font-family-complex="Verdana" fo:language="es" fo:country="ES"/>
    </style:style>
    <style:style style:family="text" style:name="T694">
      <style:text-properties fo:font-family="Verdana" style:font-family-complex="Verdana" fo:language="es" fo:country="ES"/>
    </style:style>
    <style:style style:family="text" style:name="T695">
      <style:text-properties fo:font-family="Verdana" style:font-family-complex="Verdana" fo:language="es" fo:country="ES"/>
    </style:style>
    <style:style style:family="text" style:name="T696">
      <style:text-properties fo:font-family="Verdana" style:font-family-complex="Verdana" fo:language="es" fo:country="ES"/>
    </style:style>
    <style:style style:family="text" style:name="T697">
      <style:text-properties fo:font-family="Verdana" style:font-family-complex="Verdana" fo:language="es" fo:country="ES"/>
    </style:style>
    <style:style style:family="text" style:name="T698">
      <style:text-properties fo:font-family="Verdana" style:font-family-complex="Verdana" fo:language="es" fo:country="ES"/>
    </style:style>
    <style:style style:parent-style-name="679" style:family="paragraph" style:name="P129">
      <style:text-properties fo:font-family="Verdana" style:font-family-complex="Verdana"/>
      <style:paragraph-properties fo:text-align="justify"/>
    </style:style>
    <style:style style:family="text" style:name="T699">
      <style:text-properties fo:font-family="Verdana" style:font-family-complex="Verdana" fo:language="es" fo:country="ES"/>
    </style:style>
    <style:style style:family="text" style:name="T700">
      <style:text-properties fo:font-family="Verdana" style:font-family-complex="Verdana" fo:language="es" fo:country="ES"/>
    </style:style>
    <style:style style:family="text" style:name="T701">
      <style:text-properties fo:font-family="Verdana" style:font-family-complex="Verdana" fo:language="es" fo:country="ES"/>
    </style:style>
    <style:style style:family="text" style:name="T702">
      <style:text-properties fo:font-family="Verdana" style:font-family-complex="Verdana" fo:language="es" fo:country="ES"/>
    </style:style>
    <style:style style:parent-style-name="679" style:list-style-name="WWNum4" style:family="paragraph" style:name="P130">
      <style:text-properties fo:font-family="Verdana" style:font-family-complex="Verdana"/>
      <style:paragraph-properties fo:text-align="justify"/>
    </style:style>
    <style:style style:family="text" style:name="T703">
      <style:text-properties fo:font-family="Verdana" style:font-family-complex="Verdana" fo:language="es" fo:country="ES"/>
    </style:style>
    <style:style style:parent-style-name="654" style:family="text" style:name="T704">
      <style:text-properties fo:font-family="Verdana" style:font-family-complex="Verdana" fo:language="es" fo:country="ES"/>
    </style:style>
    <style:style style:parent-style-name="653" style:family="text" style:name="T705">
      <style:text-properties fo:font-family="Verdana" style:font-family-complex="Verdana" fo:language="es" fo:country="ES"/>
    </style:style>
    <style:style style:family="text" style:name="T706">
      <style:text-properties fo:font-family="Verdana" style:font-family-complex="Verdana" fo:language="es" fo:country="ES"/>
    </style:style>
    <style:style style:family="text" style:name="T707">
      <style:text-properties fo:font-family="Verdana" style:font-family-complex="Verdana" fo:language="es" fo:country="ES"/>
    </style:style>
    <style:style style:family="text" style:name="T708">
      <style:text-properties fo:font-family="Verdana" style:font-family-complex="Verdana" fo:language="es" fo:country="ES"/>
    </style:style>
    <style:style style:parent-style-name="679" style:list-style-name="WWNum4" style:family="paragraph" style:name="P131">
      <style:text-properties fo:font-family="Verdana" style:font-family-complex="Verdana"/>
      <style:paragraph-properties fo:text-align="justify"/>
    </style:style>
    <style:style style:family="text" style:name="T709">
      <style:text-properties fo:font-family="Verdana" style:font-family-complex="Verdana" fo:language="es" fo:country="ES"/>
    </style:style>
    <style:style style:family="text" style:name="T710">
      <style:text-properties fo:font-family="Verdana" style:font-family-complex="Verdana" fo:language="es" fo:country="ES"/>
    </style:style>
    <style:style style:parent-style-name="654" style:family="text" style:name="T711">
      <style:text-properties fo:font-family="Verdana" style:font-family-complex="Verdana" fo:language="es" fo:country="ES"/>
    </style:style>
    <style:style style:parent-style-name="653" style:family="text" style:name="T712">
      <style:text-properties fo:font-family="Verdana" style:font-family-complex="Verdana" fo:language="es" fo:country="ES"/>
    </style:style>
    <style:style style:family="text" style:name="T713">
      <style:text-properties fo:font-family="Verdana" style:font-family-complex="Verdana" fo:language="es" fo:country="ES"/>
    </style:style>
    <style:style style:family="text" style:name="T714">
      <style:text-properties fo:font-family="Verdana" style:font-family-complex="Verdana" fo:language="es" fo:country="ES"/>
    </style:style>
    <style:style style:family="text" style:name="T715">
      <style:text-properties fo:font-family="Verdana" style:font-family-complex="Verdana" fo:language="es" fo:country="ES"/>
    </style:style>
    <style:style style:family="text" style:name="T716">
      <style:text-properties fo:font-family="Verdana" style:font-family-complex="Verdana" fo:language="es" fo:country="ES"/>
    </style:style>
    <style:style style:parent-style-name="679" style:list-style-name="WWNum4" style:family="paragraph" style:name="P132">
      <style:text-properties fo:font-family="Verdana" style:font-family-complex="Verdana"/>
      <style:paragraph-properties fo:text-align="justify"/>
    </style:style>
    <style:style style:family="text" style:name="T717">
      <style:text-properties fo:font-family="Verdana" style:font-family-complex="Verdana" fo:language="es" fo:country="ES"/>
    </style:style>
    <style:style style:parent-style-name="654" style:family="text" style:name="T718">
      <style:text-properties fo:font-family="Verdana" style:font-family-complex="Verdana" fo:language="es" fo:country="ES"/>
    </style:style>
    <style:style style:parent-style-name="653" style:family="text" style:name="T719">
      <style:text-properties fo:font-family="Verdana" style:font-family-complex="Verdana" fo:language="es" fo:country="ES"/>
    </style:style>
    <style:style style:parent-style-name="653" style:family="text" style:name="T720">
      <style:text-properties fo:font-family="Verdana" style:font-family-complex="Verdana" fo:language="es" fo:country="ES"/>
    </style:style>
    <style:style style:family="text" style:name="T721">
      <style:text-properties fo:font-family="Verdana" style:font-family-complex="Verdana" fo:language="es" fo:country="ES"/>
    </style:style>
    <style:style style:family="text" style:name="T722">
      <style:text-properties fo:font-family="Verdana" style:font-family-complex="Verdana" fo:language="es" fo:country="ES"/>
    </style:style>
    <style:style style:family="text" style:name="T723">
      <style:text-properties fo:font-family="Verdana" style:font-family-complex="Verdana" fo:language="es" fo:country="ES"/>
    </style:style>
    <style:style style:parent-style-name="679" style:list-style-name="WWNum4" style:family="paragraph" style:name="P133">
      <style:text-properties fo:font-family="Verdana" style:font-family-complex="Verdana"/>
      <style:paragraph-properties fo:text-align="justify"/>
    </style:style>
    <style:style style:family="text" style:name="T724">
      <style:text-properties fo:font-family="Verdana" style:font-family-complex="Verdana" fo:language="es" fo:country="ES"/>
    </style:style>
    <style:style style:parent-style-name="654" style:family="text" style:name="T725">
      <style:text-properties fo:font-family="Verdana" style:font-family-complex="Verdana" fo:language="es" fo:country="ES"/>
    </style:style>
    <style:style style:parent-style-name="653" style:family="text" style:name="T726">
      <style:text-properties fo:font-family="Verdana" style:font-family-complex="Verdana" fo:language="es" fo:country="ES"/>
    </style:style>
    <style:style style:family="text" style:name="T727">
      <style:text-properties fo:font-family="Verdana" style:font-family-complex="Verdana" fo:language="es" fo:country="ES"/>
    </style:style>
    <style:style style:family="text" style:name="T728">
      <style:text-properties fo:font-family="Verdana" style:font-family-complex="Verdana" fo:language="es" fo:country="ES"/>
    </style:style>
    <style:style style:family="text" style:name="T729">
      <style:text-properties fo:font-family="Verdana" style:font-family-complex="Verdana" fo:language="es" fo:country="ES"/>
    </style:style>
    <style:style style:parent-style-name="679" style:list-style-name="WWNum4" style:family="paragraph" style:name="P134">
      <style:text-properties fo:font-family="Verdana" style:font-family-complex="Verdana"/>
      <style:paragraph-properties fo:text-align="justify"/>
    </style:style>
    <style:style style:family="text" style:name="T730">
      <style:text-properties fo:font-family="Verdana" style:font-family-complex="Verdana" fo:language="es" fo:country="ES"/>
    </style:style>
    <style:style style:parent-style-name="654" style:family="text" style:name="T731">
      <style:text-properties fo:font-family="Verdana" style:font-family-complex="Verdana" fo:language="es" fo:country="ES"/>
    </style:style>
    <style:style style:parent-style-name="653" style:family="text" style:name="T732">
      <style:text-properties fo:font-family="Verdana" style:font-family-complex="Verdana" fo:language="es" fo:country="ES"/>
    </style:style>
    <style:style style:parent-style-name="653" style:family="text" style:name="T733">
      <style:text-properties fo:font-family="Verdana" style:font-family-complex="Verdana" fo:language="es" fo:country="ES"/>
    </style:style>
    <style:style style:family="text" style:name="T734">
      <style:text-properties fo:font-family="Verdana" style:font-family-complex="Verdana" fo:language="es" fo:country="ES"/>
    </style:style>
    <style:style style:family="text" style:name="T735">
      <style:text-properties fo:font-family="Verdana" style:font-family-complex="Verdana" fo:language="es" fo:country="ES"/>
    </style:style>
    <style:style style:family="text" style:name="T736">
      <style:text-properties fo:font-family="Verdana" style:font-family-complex="Verdana" fo:language="es" fo:country="ES"/>
    </style:style>
    <style:style style:parent-style-name="679" style:list-style-name="WWNum4" style:family="paragraph" style:name="P135">
      <style:text-properties fo:font-family="Verdana" style:font-family-complex="Verdana"/>
      <style:paragraph-properties fo:text-align="justify"/>
    </style:style>
    <style:style style:family="text" style:name="T737">
      <style:text-properties fo:font-family="Verdana" style:font-family-complex="Verdana" fo:language="es" fo:country="ES"/>
    </style:style>
    <style:style style:parent-style-name="654" style:family="text" style:name="T738">
      <style:text-properties fo:font-family="Verdana" style:font-family-complex="Verdana" fo:language="es" fo:country="ES"/>
    </style:style>
    <style:style style:parent-style-name="653" style:family="text" style:name="T739">
      <style:text-properties fo:font-family="Verdana" style:font-family-complex="Verdana" fo:language="es" fo:country="ES"/>
    </style:style>
    <style:style style:family="text" style:name="T740">
      <style:text-properties fo:font-family="Verdana" style:font-family-complex="Verdana" fo:language="es" fo:country="ES"/>
    </style:style>
    <style:style style:family="text" style:name="T741">
      <style:text-properties fo:font-family="Verdana" style:font-family-complex="Verdana" fo:language="es" fo:country="ES"/>
    </style:style>
    <style:style style:family="text" style:name="T742">
      <style:text-properties fo:font-family="Verdana" style:font-family-complex="Verdana" fo:language="es" fo:country="ES"/>
    </style:style>
    <style:style style:family="text" style:name="T743">
      <style:text-properties fo:font-family="Verdana" style:font-family-complex="Verdana" fo:language="es" fo:country="ES"/>
    </style:style>
    <style:style style:parent-style-name="679" style:family="paragraph" style:name="P136">
      <style:text-properties fo:font-family="Verdana" style:font-family-complex="Verdana"/>
      <style:paragraph-properties fo:text-align="justify"/>
    </style:style>
    <style:style style:family="text" style:name="T744">
      <style:text-properties fo:font-family="Verdana" style:font-family-complex="Verdana" fo:language="es" fo:country="ES"/>
    </style:style>
    <style:style style:family="text" style:name="T745">
      <style:text-properties fo:font-family="Verdana" style:font-family-complex="Verdana" fo:language="es" fo:country="ES"/>
    </style:style>
    <style:style style:family="text" style:name="T746">
      <style:text-properties fo:font-family="Verdana" style:font-family-complex="Verdana" fo:language="es" fo:country="ES"/>
    </style:style>
    <style:style style:parent-style-name="679" style:family="paragraph" style:name="P137">
      <style:text-properties fo:font-family="Verdana" style:font-family-complex="Verdana"/>
      <style:paragraph-properties fo:text-align="justify"/>
    </style:style>
    <style:style style:family="text" style:name="T747">
      <style:text-properties fo:font-family="Verdana" style:font-family-complex="Verdana" fo:language="es" fo:country="ES"/>
    </style:style>
    <style:style style:family="text" style:name="T748">
      <style:text-properties fo:font-family="Verdana" style:font-family-complex="Verdana" fo:language="es" fo:country="ES"/>
    </style:style>
    <style:style style:family="text" style:name="T749">
      <style:text-properties fo:font-family="Verdana" style:font-family-complex="Verdana" fo:language="es" fo:country="ES"/>
    </style:style>
    <style:style style:family="text" style:name="T750">
      <style:text-properties fo:font-family="Verdana" style:font-family-complex="Verdana" fo:language="es" fo:country="ES"/>
    </style:style>
    <style:style style:family="text" style:name="T751">
      <style:text-properties fo:font-family="Verdana" style:font-family-complex="Verdana" fo:language="es" fo:country="ES"/>
    </style:style>
    <style:style style:family="text" style:name="T752">
      <style:text-properties fo:font-family="Verdana" style:font-family-complex="Verdana" fo:language="es" fo:country="ES"/>
    </style:style>
    <style:style style:parent-style-name="679" style:family="paragraph" style:name="P138">
      <style:text-properties fo:font-family="Verdana" style:font-family-complex="Verdana"/>
      <style:paragraph-properties fo:text-align="justify"/>
    </style:style>
    <style:style style:family="text" style:name="T753">
      <style:text-properties fo:font-family="Verdana" style:font-family-complex="Verdana" fo:language="es" fo:country="ES"/>
    </style:style>
    <style:style style:family="text" style:name="T754">
      <style:text-properties fo:font-family="Verdana" style:font-family-complex="Verdana" fo:language="es" fo:country="ES"/>
    </style:style>
    <style:style style:parent-style-name="679" style:family="paragraph" style:name="P139">
      <style:text-properties fo:font-family="Verdana" style:font-family-complex="Verdana"/>
      <style:paragraph-properties fo:text-align="justify"/>
    </style:style>
    <style:style style:family="text" style:name="T755">
      <style:text-properties fo:font-family="Verdana" style:font-family-complex="Verdana" fo:language="es" fo:country="ES"/>
    </style:style>
    <style:style style:family="text" style:name="T756">
      <style:text-properties fo:font-family="Verdana" style:font-family-complex="Verdana" fo:language="es" fo:country="ES"/>
    </style:style>
    <style:style style:family="text" style:name="T757">
      <style:text-properties fo:font-family="Verdana" style:font-family-complex="Verdana" fo:language="es" fo:country="ES"/>
    </style:style>
    <style:style style:family="text" style:name="T758">
      <style:text-properties fo:font-family="Verdana" style:font-family-complex="Verdana" fo:language="es" fo:country="ES"/>
    </style:style>
    <style:style style:family="text" style:name="T759">
      <style:text-properties fo:font-family="Verdana" style:font-family-complex="Verdana" fo:language="es" fo:country="ES"/>
    </style:style>
    <style:style style:family="text" style:name="T760">
      <style:text-properties fo:font-family="Verdana" style:font-family-complex="Verdana" fo:language="es" fo:country="ES"/>
    </style:style>
    <style:style style:parent-style-name="679" style:family="paragraph" style:name="P140">
      <style:text-properties fo:font-family="Verdana" style:font-family-complex="Verdana"/>
      <style:paragraph-properties fo:text-align="justify"/>
    </style:style>
    <style:style style:family="text" style:name="T761">
      <style:text-properties fo:font-family="Verdana" style:font-family-complex="Verdana" fo:language="es" fo:country="ES"/>
    </style:style>
    <style:style style:family="text" style:name="T762">
      <style:text-properties fo:font-family="Verdana" style:font-family-complex="Verdana" fo:language="es" fo:country="ES"/>
    </style:style>
    <style:style style:family="text" style:name="T763">
      <style:text-properties fo:font-family="Verdana" style:font-family-complex="Verdana" fo:language="es" fo:country="ES"/>
    </style:style>
    <style:style style:parent-style-name="679" style:family="paragraph" style:name="P141">
      <style:text-properties fo:font-family="Verdana" style:font-family-complex="Verdana"/>
      <style:paragraph-properties fo:text-align="justify"/>
    </style:style>
    <style:style style:family="text" style:name="T764">
      <style:text-properties fo:font-family="Verdana" style:font-family-complex="Verdana" fo:language="es" fo:country="ES"/>
    </style:style>
    <style:style style:family="text" style:name="T765">
      <style:text-properties fo:font-family="Verdana" style:font-family-complex="Verdana" fo:language="es" fo:country="ES"/>
    </style:style>
    <style:style style:family="text" style:name="T766">
      <style:text-properties fo:font-family="Verdana" style:font-family-complex="Verdana" fo:language="es" fo:country="ES"/>
    </style:style>
    <style:style style:family="text" style:name="T767">
      <style:text-properties fo:font-family="Verdana" style:font-family-complex="Verdana" fo:language="es" fo:country="ES"/>
    </style:style>
    <style:style style:parent-style-name="679" style:list-style-name="WWNum5" style:family="paragraph" style:name="P142">
      <style:text-properties fo:font-family="Verdana" style:font-family-complex="Verdana"/>
      <style:paragraph-properties fo:text-align="justify"/>
    </style:style>
    <style:style style:family="text" style:name="T768">
      <style:text-properties fo:font-family="Verdana" style:font-family-complex="Verdana" fo:language="es" fo:country="ES"/>
    </style:style>
    <style:style style:family="text" style:name="T769">
      <style:text-properties fo:font-family="Verdana" style:font-family-complex="Verdana" fo:language="es" fo:country="ES"/>
    </style:style>
    <style:style style:family="text" style:name="T770">
      <style:text-properties fo:font-family="Verdana" style:font-family-complex="Verdana" fo:language="es" fo:country="ES"/>
    </style:style>
    <style:style style:parent-style-name="679" style:list-style-name="WWNum5" style:family="paragraph" style:name="P143">
      <style:text-properties fo:font-family="Verdana" style:font-family-complex="Verdana"/>
      <style:paragraph-properties fo:text-align="justify"/>
    </style:style>
    <style:style style:family="text" style:name="T771">
      <style:text-properties fo:font-family="Verdana" style:font-family-complex="Verdana" fo:language="es" fo:country="ES"/>
    </style:style>
    <style:style style:parent-style-name="654" style:family="text" style:name="T772">
      <style:text-properties fo:font-family="Verdana" style:font-family-complex="Verdana" fo:language="es" fo:country="ES"/>
    </style:style>
    <style:style style:parent-style-name="653" style:family="text" style:name="T773">
      <style:text-properties fo:font-family="Verdana" style:font-family-complex="Verdana" fo:language="es" fo:country="ES"/>
    </style:style>
    <style:style style:family="text" style:name="T774">
      <style:text-properties fo:font-family="Verdana" style:font-family-complex="Verdana" fo:language="es" fo:country="ES"/>
    </style:style>
    <style:style style:family="text" style:name="T775">
      <style:text-properties fo:font-family="Verdana" style:font-family-complex="Verdana" fo:language="es" fo:country="ES"/>
    </style:style>
    <style:style style:family="text" style:name="T776">
      <style:text-properties fo:font-family="Verdana" style:font-family-complex="Verdana" fo:language="es" fo:country="ES"/>
    </style:style>
    <style:style style:parent-style-name="679" style:family="paragraph" style:name="P144">
      <style:text-properties fo:font-family="Verdana" style:font-family-complex="Verdana"/>
      <style:paragraph-properties fo:text-align="justify"/>
    </style:style>
    <style:style style:family="text" style:name="T777">
      <style:text-properties fo:font-family="Verdana" style:font-family-complex="Verdana" fo:language="es" fo:country="ES"/>
    </style:style>
    <style:style style:family="text" style:name="T778">
      <style:text-properties fo:font-family="Verdana" style:font-family-complex="Verdana" fo:language="es" fo:country="ES"/>
    </style:style>
    <style:style style:family="text" style:name="T779">
      <style:text-properties fo:font-family="Verdana" style:font-family-complex="Verdana" fo:language="es" fo:country="ES"/>
    </style:style>
    <style:style style:parent-style-name="679" style:family="paragraph" style:name="P145">
      <style:text-properties fo:font-family="Verdana" style:font-family-complex="Verdana"/>
      <style:paragraph-properties fo:text-align="justify"/>
    </style:style>
    <style:style style:family="text" style:name="T780">
      <style:text-properties fo:font-family="Verdana" style:font-family-complex="Verdana" fo:language="es" fo:country="ES"/>
    </style:style>
    <style:style style:family="text" style:name="T781">
      <style:text-properties fo:font-family="Verdana" style:font-family-complex="Verdana" fo:language="es" fo:country="ES"/>
    </style:style>
    <style:style style:family="text" style:name="T782">
      <style:text-properties fo:font-family="Verdana" style:font-family-complex="Verdana" fo:language="es" fo:country="ES"/>
    </style:style>
    <style:style style:parent-style-name="679" style:list-style-name="WWNum8" style:family="paragraph" style:name="P146">
      <style:text-properties fo:font-family="Verdana" style:font-family-complex="Verdana"/>
      <style:paragraph-properties fo:text-align="justify"/>
    </style:style>
    <style:style style:family="text" style:name="T783">
      <style:text-properties fo:font-family="Verdana" style:font-family-complex="Verdana" fo:language="es" fo:country="ES"/>
    </style:style>
    <style:style style:family="text" style:name="T784">
      <style:text-properties fo:font-family="Verdana" style:font-family-complex="Verdana" fo:language="es" fo:country="ES"/>
    </style:style>
    <style:style style:family="text" style:name="T785">
      <style:text-properties fo:font-family="Verdana" style:font-family-complex="Verdana" fo:language="es" fo:country="ES"/>
    </style:style>
    <style:style style:family="text" style:name="T786">
      <style:text-properties fo:font-family="Verdana" style:font-family-complex="Verdana" fo:language="es" fo:country="ES"/>
    </style:style>
    <style:style style:parent-style-name="679" style:list-style-name="WWNum8" style:family="paragraph" style:name="P147">
      <style:text-properties fo:font-family="Verdana" style:font-family-complex="Verdana"/>
      <style:paragraph-properties fo:text-align="justify"/>
    </style:style>
    <style:style style:family="text" style:name="T787">
      <style:text-properties fo:font-family="Verdana" style:font-family-complex="Verdana" fo:language="es" fo:country="ES"/>
    </style:style>
    <style:style style:family="text" style:name="T788">
      <style:text-properties fo:font-family="Verdana" style:font-family-complex="Verdana" fo:language="es" fo:country="ES"/>
    </style:style>
    <style:style style:family="text" style:name="T789">
      <style:text-properties fo:font-family="Verdana" style:font-family-complex="Verdana" fo:language="es" fo:country="ES"/>
    </style:style>
    <style:style style:family="text" style:name="T790">
      <style:text-properties fo:font-family="Verdana" style:font-family-complex="Verdana" fo:language="es" fo:country="ES"/>
    </style:style>
    <style:style style:parent-style-name="679" style:list-style-name="WWNum8" style:family="paragraph" style:name="P148">
      <style:text-properties fo:font-family="Verdana" style:font-family-complex="Verdana"/>
      <style:paragraph-properties fo:text-align="justify"/>
    </style:style>
    <style:style style:family="text" style:name="T791">
      <style:text-properties fo:font-family="Verdana" style:font-family-complex="Verdana" fo:language="es" fo:country="ES"/>
    </style:style>
    <style:style style:family="text" style:name="T792">
      <style:text-properties fo:font-family="Verdana" style:font-family-complex="Verdana" fo:language="es" fo:country="ES"/>
    </style:style>
    <style:style style:family="text" style:name="T793">
      <style:text-properties fo:font-family="Verdana" style:font-family-complex="Verdana" fo:language="es" fo:country="ES"/>
    </style:style>
    <style:style style:parent-style-name="679" style:list-style-name="WWNum8" style:family="paragraph" style:name="P149">
      <style:text-properties fo:font-family="Verdana" style:font-family-complex="Verdana"/>
      <style:paragraph-properties fo:text-align="justify"/>
    </style:style>
    <style:style style:family="text" style:name="T794">
      <style:text-properties fo:font-family="Verdana" style:font-family-complex="Verdana" fo:language="es" fo:country="ES"/>
    </style:style>
    <style:style style:family="text" style:name="T795">
      <style:text-properties fo:font-family="Verdana" style:font-family-complex="Verdana" fo:language="es" fo:country="ES"/>
    </style:style>
    <style:style style:family="text" style:name="T796">
      <style:text-properties fo:font-family="Verdana" style:font-family-complex="Verdana" fo:language="es" fo:country="ES"/>
    </style:style>
    <style:style style:family="text" style:name="T797">
      <style:text-properties fo:font-family="Verdana" style:font-family-complex="Verdana" fo:language="es" fo:country="ES"/>
    </style:style>
    <style:style style:family="text" style:name="T798">
      <style:text-properties fo:font-family="Verdana" style:font-family-complex="Verdana" fo:language="es" fo:country="ES"/>
    </style:style>
    <style:style style:parent-style-name="679" style:list-style-name="WWNum8" style:family="paragraph" style:name="P150">
      <style:text-properties fo:font-family="Verdana" style:font-family-complex="Verdana"/>
      <style:paragraph-properties fo:text-align="justify"/>
    </style:style>
    <style:style style:family="text" style:name="T799">
      <style:text-properties fo:font-family="Verdana" style:font-family-complex="Verdana" fo:language="es" fo:country="ES"/>
    </style:style>
    <style:style style:family="text" style:name="T800">
      <style:text-properties fo:font-family="Verdana" style:font-family-complex="Verdana" fo:language="es" fo:country="ES"/>
    </style:style>
    <style:style style:family="text" style:name="T801">
      <style:text-properties fo:font-family="Verdana" style:font-family-complex="Verdana" fo:language="es" fo:country="ES"/>
    </style:style>
    <style:style style:family="text" style:name="T802">
      <style:text-properties fo:font-family="Verdana" style:font-family-complex="Verdana" fo:language="es" fo:country="ES"/>
    </style:style>
    <style:style style:parent-style-name="679" style:list-style-name="WWNum8" style:family="paragraph" style:name="P151">
      <style:text-properties fo:font-family="Verdana" style:font-family-complex="Verdana"/>
      <style:paragraph-properties fo:text-align="justify"/>
    </style:style>
    <style:style style:family="text" style:name="T803">
      <style:text-properties fo:font-family="Verdana" style:font-family-complex="Verdana" fo:language="es" fo:country="ES"/>
    </style:style>
    <style:style style:family="text" style:name="T804">
      <style:text-properties fo:font-family="Verdana" style:font-family-complex="Verdana" fo:language="es" fo:country="ES"/>
    </style:style>
    <style:style style:family="text" style:name="T805">
      <style:text-properties fo:font-family="Verdana" style:font-family-complex="Verdana" fo:language="es" fo:country="ES"/>
    </style:style>
    <style:style style:family="text" style:name="T806">
      <style:text-properties fo:font-family="Verdana" style:font-family-complex="Verdana" fo:language="es" fo:country="ES"/>
    </style:style>
    <style:style style:parent-style-name="679" style:list-style-name="WWNum8" style:family="paragraph" style:name="P152">
      <style:text-properties fo:font-family="Verdana" style:font-family-complex="Verdana"/>
      <style:paragraph-properties fo:text-align="justify"/>
    </style:style>
    <style:style style:family="text" style:name="T807">
      <style:text-properties fo:font-family="Verdana" style:font-family-complex="Verdana" fo:language="es" fo:country="ES"/>
    </style:style>
    <style:style style:family="text" style:name="T808">
      <style:text-properties fo:font-family="Verdana" style:font-family-complex="Verdana" fo:language="es" fo:country="ES"/>
    </style:style>
    <style:style style:family="text" style:name="T809">
      <style:text-properties fo:font-family="Verdana" style:font-family-complex="Verdana" fo:language="es" fo:country="ES"/>
    </style:style>
    <style:style style:family="text" style:name="T810">
      <style:text-properties fo:font-family="Verdana" style:font-family-complex="Verdana" fo:language="es" fo:country="ES"/>
    </style:style>
    <style:style style:family="text" style:name="T811">
      <style:text-properties fo:font-family="Verdana" style:font-family-complex="Verdana" fo:language="es" fo:country="ES"/>
    </style:style>
    <style:style style:family="text" style:name="T812">
      <style:text-properties fo:font-family="Verdana" style:font-family-complex="Verdana" fo:language="es" fo:country="ES"/>
    </style:style>
    <style:style style:parent-style-name="679" style:list-style-name="WWNum8" style:family="paragraph" style:name="P153">
      <style:text-properties fo:font-family="Verdana" style:font-family-complex="Verdana"/>
      <style:paragraph-properties fo:text-align="justify"/>
    </style:style>
    <style:style style:family="text" style:name="T813">
      <style:text-properties fo:font-family="Verdana" style:font-family-complex="Verdana" fo:language="es" fo:country="ES"/>
    </style:style>
    <style:style style:family="text" style:name="T814">
      <style:text-properties fo:font-family="Verdana" style:font-family-complex="Verdana" fo:language="es" fo:country="ES"/>
    </style:style>
    <style:style style:family="text" style:name="T815">
      <style:text-properties fo:font-family="Verdana" style:font-family-complex="Verdana" fo:language="es" fo:country="ES"/>
    </style:style>
    <style:style style:family="text" style:name="T816">
      <style:text-properties fo:font-family="Verdana" style:font-family-complex="Verdana" fo:language="es" fo:country="ES"/>
    </style:style>
    <style:style style:family="text" style:name="T817">
      <style:text-properties fo:font-family="Verdana" style:font-family-complex="Verdana" fo:language="es" fo:country="ES"/>
    </style:style>
    <style:style style:family="text" style:name="T818">
      <style:text-properties fo:font-family="Verdana" style:font-family-complex="Verdana" fo:language="es" fo:country="ES"/>
    </style:style>
    <style:style style:parent-style-name="679" style:list-style-name="WWNum8" style:family="paragraph" style:name="P154">
      <style:text-properties fo:font-family="Verdana" style:font-family-complex="Verdana"/>
      <style:paragraph-properties fo:text-align="justify"/>
    </style:style>
    <style:style style:family="text" style:name="T819">
      <style:text-properties fo:font-family="Verdana" style:font-family-complex="Verdana" fo:language="es" fo:country="ES"/>
    </style:style>
    <style:style style:family="text" style:name="T820">
      <style:text-properties fo:font-family="Verdana" style:font-family-complex="Verdana" fo:language="es" fo:country="ES"/>
    </style:style>
    <style:style style:family="text" style:name="T821">
      <style:text-properties fo:font-family="Verdana" style:font-family-complex="Verdana" fo:language="es" fo:country="ES"/>
    </style:style>
    <style:style style:family="text" style:name="T822">
      <style:text-properties fo:font-family="Verdana" style:font-family-complex="Verdana" fo:language="es" fo:country="ES"/>
    </style:style>
    <style:style style:parent-style-name="679" style:list-style-name="WWNum8" style:family="paragraph" style:name="P155">
      <style:text-properties fo:font-family="Verdana" style:font-family-complex="Verdana"/>
      <style:paragraph-properties fo:text-align="justify"/>
    </style:style>
    <style:style style:family="text" style:name="T823">
      <style:text-properties fo:font-family="Verdana" style:font-family-complex="Verdana" fo:language="es" fo:country="ES"/>
    </style:style>
    <style:style style:family="text" style:name="T824">
      <style:text-properties fo:font-family="Verdana" style:font-family-complex="Verdana" fo:language="es" fo:country="ES"/>
    </style:style>
    <style:style style:family="text" style:name="T825">
      <style:text-properties fo:font-family="Verdana" style:font-family-complex="Verdana" fo:language="es" fo:country="ES"/>
    </style:style>
    <style:style style:parent-style-name="679" style:list-style-name="WWNum8" style:family="paragraph" style:name="P156">
      <style:text-properties fo:font-family="Verdana" style:font-family-complex="Verdana"/>
      <style:paragraph-properties fo:text-align="justify"/>
    </style:style>
    <style:style style:family="text" style:name="T826">
      <style:text-properties fo:font-family="Verdana" style:font-family-complex="Verdana" fo:language="es" fo:country="ES"/>
    </style:style>
    <style:style style:family="text" style:name="T827">
      <style:text-properties fo:font-family="Verdana" style:font-family-complex="Verdana" fo:language="es" fo:country="ES"/>
    </style:style>
    <style:style style:family="text" style:name="T828">
      <style:text-properties fo:font-family="Verdana" style:font-family-complex="Verdana" fo:language="es" fo:country="ES"/>
    </style:style>
    <style:style style:parent-style-name="679" style:list-style-name="WWNum8" style:family="paragraph" style:name="P157">
      <style:text-properties fo:font-family="Verdana" style:font-family-complex="Verdana"/>
      <style:paragraph-properties fo:text-align="justify"/>
    </style:style>
    <style:style style:family="text" style:name="T829">
      <style:text-properties fo:font-family="Verdana" style:font-family-complex="Verdana" fo:language="es" fo:country="ES"/>
    </style:style>
    <style:style style:family="text" style:name="T830">
      <style:text-properties fo:font-family="Verdana" style:font-family-complex="Verdana" fo:language="es" fo:country="ES"/>
    </style:style>
    <style:style style:family="text" style:name="T831">
      <style:text-properties fo:font-family="Verdana" style:font-family-complex="Verdana" fo:language="es" fo:country="ES"/>
    </style:style>
    <style:style style:parent-style-name="679" style:list-style-name="WWNum8" style:family="paragraph" style:name="P158">
      <style:text-properties fo:font-family="Verdana" style:font-family-complex="Verdana"/>
      <style:paragraph-properties fo:text-align="justify"/>
    </style:style>
    <style:style style:family="text" style:name="T832">
      <style:text-properties fo:font-family="Verdana" style:font-family-complex="Verdana" fo:language="es" fo:country="ES"/>
    </style:style>
    <style:style style:family="text" style:name="T833">
      <style:text-properties fo:font-family="Verdana" style:font-family-complex="Verdana" fo:language="es" fo:country="ES"/>
    </style:style>
    <style:style style:family="text" style:name="T834">
      <style:text-properties fo:font-family="Verdana" style:font-family-complex="Verdana" fo:language="es" fo:country="ES"/>
    </style:style>
    <style:style style:parent-style-name="679" style:list-style-name="WWNum8" style:family="paragraph" style:name="P159">
      <style:text-properties fo:font-family="Verdana" style:font-family-complex="Verdana"/>
      <style:paragraph-properties fo:text-align="justify"/>
    </style:style>
    <style:style style:family="text" style:name="T835">
      <style:text-properties fo:font-family="Verdana" style:font-family-complex="Verdana" fo:language="es" fo:country="ES"/>
    </style:style>
    <style:style style:family="text" style:name="T836">
      <style:text-properties fo:font-family="Verdana" style:font-family-complex="Verdana" fo:language="es" fo:country="ES"/>
    </style:style>
    <style:style style:family="text" style:name="T837">
      <style:text-properties fo:font-family="Verdana" style:font-family-complex="Verdana" fo:language="es" fo:country="ES"/>
    </style:style>
    <style:style style:parent-style-name="679" style:list-style-name="WWNum8" style:family="paragraph" style:name="P160">
      <style:text-properties fo:font-family="Verdana" style:font-family-complex="Verdana"/>
      <style:paragraph-properties fo:text-align="justify"/>
    </style:style>
    <style:style style:family="text" style:name="T838">
      <style:text-properties fo:font-family="Verdana" style:font-family-complex="Verdana" fo:language="es" fo:country="ES"/>
    </style:style>
    <style:style style:family="text" style:name="T839">
      <style:text-properties fo:font-family="Verdana" style:font-family-complex="Verdana" fo:language="es" fo:country="ES"/>
    </style:style>
    <style:style style:family="text" style:name="T840">
      <style:text-properties fo:font-family="Verdana" style:font-family-complex="Verdana" fo:language="es" fo:country="ES"/>
    </style:style>
    <style:style style:family="text" style:name="T841">
      <style:text-properties fo:font-family="Verdana" style:font-family-complex="Verdana" fo:language="es" fo:country="ES"/>
    </style:style>
    <style:style style:family="text" style:name="T842">
      <style:text-properties fo:font-family="Verdana" style:font-family-complex="Verdana" fo:language="es" fo:country="ES"/>
    </style:style>
    <style:style style:parent-style-name="679" style:list-style-name="WWNum8" style:family="paragraph" style:name="P161">
      <style:text-properties fo:font-family="Verdana" style:font-family-complex="Verdana"/>
      <style:paragraph-properties fo:text-align="justify"/>
    </style:style>
    <style:style style:family="text" style:name="T843">
      <style:text-properties fo:font-family="Verdana" style:font-family-complex="Verdana" fo:language="es" fo:country="ES"/>
    </style:style>
    <style:style style:family="text" style:name="T844">
      <style:text-properties fo:font-family="Verdana" style:font-family-complex="Verdana" fo:language="es" fo:country="ES"/>
    </style:style>
    <style:style style:family="text" style:name="T845">
      <style:text-properties fo:font-family="Verdana" style:font-family-complex="Verdana" fo:language="es" fo:country="ES"/>
    </style:style>
    <style:style style:parent-style-name="679" style:list-style-name="WWNum8" style:family="paragraph" style:name="P162">
      <style:text-properties fo:font-family="Verdana" style:font-family-complex="Verdana"/>
      <style:paragraph-properties fo:text-align="justify"/>
    </style:style>
    <style:style style:family="text" style:name="T846">
      <style:text-properties fo:font-family="Verdana" style:font-family-complex="Verdana" fo:language="es" fo:country="ES"/>
    </style:style>
    <style:style style:family="text" style:name="T847">
      <style:text-properties fo:font-family="Verdana" style:font-family-complex="Verdana" fo:language="es" fo:country="ES"/>
    </style:style>
    <style:style style:family="text" style:name="T848">
      <style:text-properties fo:font-family="Verdana" style:font-family-complex="Verdana" fo:language="es" fo:country="ES"/>
    </style:style>
    <style:style style:parent-style-name="679" style:family="paragraph" style:name="P163">
      <style:text-properties fo:font-family="Verdana" style:font-family-complex="Verdana"/>
      <style:paragraph-properties fo:text-align="justify" fo:margin-left="0cm" fo:margin-right="0cm" fo:text-indent="0cm"/>
    </style:style>
    <style:style style:family="text" style:name="T849">
      <style:text-properties fo:font-family="Verdana" style:font-family-complex="Verdana" fo:language="es" fo:country="ES"/>
    </style:style>
    <style:style style:family="text" style:name="T850">
      <style:text-properties fo:font-family="Verdana" style:font-family-complex="Verdana" fo:language="es" fo:country="ES"/>
    </style:style>
    <style:style style:family="text" style:name="T851">
      <style:text-properties fo:font-family="Verdana" style:font-family-complex="Verdana" fo:language="es" fo:country="ES"/>
    </style:style>
    <style:style style:parent-style-name="679" style:list-style-name="WWNum10" style:family="paragraph" style:name="P164">
      <style:text-properties fo:font-family="Verdana" style:font-family-complex="Verdana"/>
      <style:paragraph-properties fo:text-align="justify"/>
    </style:style>
    <style:style style:family="text" style:name="T852">
      <style:text-properties fo:font-family="Verdana" style:font-family-complex="Verdana" fo:language="es" fo:country="ES"/>
    </style:style>
    <style:style style:family="text" style:name="T853">
      <style:text-properties fo:font-family="Verdana" style:font-family-complex="Verdana" fo:language="es" fo:country="ES"/>
    </style:style>
    <style:style style:family="text" style:name="T854">
      <style:text-properties fo:font-family="Verdana" style:font-family-complex="Verdana" fo:language="es" fo:country="ES"/>
    </style:style>
    <style:style style:parent-style-name="679" style:list-style-name="WWNum10" style:family="paragraph" style:name="P165">
      <style:text-properties fo:font-family="Verdana" style:font-family-complex="Verdana"/>
      <style:paragraph-properties fo:text-align="justify"/>
    </style:style>
    <style:style style:family="text" style:name="T855">
      <style:text-properties fo:font-family="Verdana" style:font-family-complex="Verdana" fo:language="es" fo:country="ES"/>
    </style:style>
    <style:style style:family="text" style:name="T856">
      <style:text-properties fo:font-family="Verdana" style:font-family-complex="Verdana" fo:language="es" fo:country="ES"/>
    </style:style>
    <style:style style:family="text" style:name="T857">
      <style:text-properties fo:font-family="Verdana" style:font-family-complex="Verdana" fo:language="es" fo:country="ES"/>
    </style:style>
    <style:style style:parent-style-name="679" style:list-style-name="WWNum10" style:family="paragraph" style:name="P166">
      <style:text-properties fo:font-family="Verdana" style:font-family-complex="Verdana"/>
      <style:paragraph-properties fo:text-align="justify"/>
    </style:style>
    <style:style style:family="text" style:name="T858">
      <style:text-properties fo:font-family="Verdana" style:font-family-complex="Verdana" fo:language="es" fo:country="ES"/>
    </style:style>
    <style:style style:family="text" style:name="T859">
      <style:text-properties fo:font-family="Verdana" style:font-family-complex="Verdana" fo:language="es" fo:country="ES"/>
    </style:style>
    <style:style style:family="text" style:name="T860">
      <style:text-properties fo:font-family="Verdana" style:font-family-complex="Verdana" fo:language="es" fo:country="ES"/>
    </style:style>
    <style:style style:family="text" style:name="T861">
      <style:text-properties fo:font-family="Verdana" style:font-family-complex="Verdana" fo:language="es" fo:country="ES"/>
    </style:style>
    <style:style style:parent-style-name="679" style:list-style-name="WWNum10" style:family="paragraph" style:name="P167">
      <style:text-properties fo:font-family="Verdana" style:font-family-complex="Verdana"/>
      <style:paragraph-properties fo:text-align="justify"/>
    </style:style>
    <style:style style:family="text" style:name="T862">
      <style:text-properties fo:font-family="Verdana" style:font-family-complex="Verdana" fo:language="es" fo:country="ES"/>
    </style:style>
    <style:style style:family="text" style:name="T863">
      <style:text-properties fo:font-family="Verdana" style:font-family-complex="Verdana" fo:language="es" fo:country="ES"/>
    </style:style>
    <style:style style:family="text" style:name="T864">
      <style:text-properties fo:font-family="Verdana" style:font-family-complex="Verdana" fo:language="es" fo:country="ES"/>
    </style:style>
    <style:style style:family="text" style:name="T865">
      <style:text-properties fo:font-family="Verdana" style:font-family-complex="Verdana" fo:language="es" fo:country="ES"/>
    </style:style>
    <style:style style:parent-style-name="679" style:list-style-name="WWNum10" style:family="paragraph" style:name="P168">
      <style:text-properties fo:font-family="Verdana" style:font-family-complex="Verdana"/>
      <style:paragraph-properties fo:text-align="justify"/>
    </style:style>
    <style:style style:family="text" style:name="T866">
      <style:text-properties fo:font-family="Verdana" style:font-family-complex="Verdana" fo:language="es" fo:country="ES"/>
    </style:style>
    <style:style style:family="text" style:name="T867">
      <style:text-properties fo:font-family="Verdana" style:font-family-complex="Verdana" fo:language="es" fo:country="ES"/>
    </style:style>
    <style:style style:family="text" style:name="T868">
      <style:text-properties fo:font-family="Verdana" style:font-family-complex="Verdana" fo:language="es" fo:country="ES"/>
    </style:style>
    <style:style style:parent-style-name="679" style:list-style-name="WWNum10" style:family="paragraph" style:name="P169">
      <style:text-properties fo:font-family="Verdana" style:font-family-complex="Verdana"/>
      <style:paragraph-properties fo:text-align="justify"/>
    </style:style>
    <style:style style:family="text" style:name="T869">
      <style:text-properties fo:font-family="Verdana" style:font-family-complex="Verdana" fo:language="es" fo:country="ES"/>
    </style:style>
    <style:style style:family="text" style:name="T870">
      <style:text-properties fo:font-family="Verdana" style:font-family-complex="Verdana" fo:language="es" fo:country="ES"/>
    </style:style>
    <style:style style:family="text" style:name="T871">
      <style:text-properties fo:font-family="Verdana" style:font-family-complex="Verdana" fo:language="es" fo:country="ES"/>
    </style:style>
    <style:style style:parent-style-name="679" style:family="paragraph" style:name="P170">
      <style:text-properties fo:font-family="Verdana" style:font-family-complex="Verdana"/>
      <style:paragraph-properties fo:text-align="justify"/>
    </style:style>
    <style:style style:family="text" style:name="T872">
      <style:text-properties fo:font-family="Verdana" style:font-family-complex="Verdana" fo:language="es" fo:country="ES"/>
    </style:style>
    <style:style style:family="text" style:name="T873">
      <style:text-properties fo:font-family="Verdana" style:font-family-complex="Verdana" fo:language="es" fo:country="ES"/>
    </style:style>
    <style:style style:family="text" style:name="T874">
      <style:text-properties fo:font-family="Verdana" style:font-family-complex="Verdana" fo:language="es" fo:country="ES"/>
    </style:style>
    <style:style style:family="text" style:name="T875">
      <style:text-properties fo:font-family="Verdana" style:font-family-complex="Verdana" fo:language="es" fo:country="ES"/>
    </style:style>
    <style:style style:parent-style-name="679" style:family="paragraph" style:name="P171">
      <style:text-properties fo:font-family="Verdana" style:font-family-complex="Verdana"/>
      <style:paragraph-properties fo:text-align="justify"/>
    </style:style>
    <style:style style:family="text" style:name="T876">
      <style:text-properties fo:font-family="Verdana" style:font-family-complex="Verdana" fo:language="es" fo:country="ES"/>
    </style:style>
    <style:style style:family="text" style:name="T877">
      <style:text-properties fo:font-family="Verdana" style:font-family-complex="Verdana" fo:language="es" fo:country="ES"/>
    </style:style>
    <style:style style:family="text" style:name="T878">
      <style:text-properties fo:font-family="Verdana" style:font-family-complex="Verdana" fo:language="es" fo:country="ES"/>
    </style:style>
    <style:style style:parent-style-name="679" style:family="paragraph" style:name="P172">
      <style:text-properties fo:font-family="Verdana" style:font-family-complex="Verdana"/>
      <style:paragraph-properties fo:text-align="justify"/>
    </style:style>
    <style:style style:family="text" style:name="T879">
      <style:text-properties fo:font-family="Verdana" style:font-family-complex="Verdana" fo:language="es" fo:country="ES"/>
    </style:style>
    <style:style style:family="text" style:name="T880">
      <style:text-properties fo:font-family="Verdana" style:font-family-complex="Verdana" fo:language="es" fo:country="ES"/>
    </style:style>
    <style:style style:family="text" style:name="T881">
      <style:text-properties fo:font-family="Verdana" style:font-family-complex="Verdana" fo:language="es" fo:country="ES"/>
    </style:style>
    <style:style style:parent-style-name="679" style:list-style-name="WWNum12" style:family="paragraph" style:name="P173">
      <style:text-properties fo:font-family="Verdana" style:font-family-complex="Verdana"/>
      <style:paragraph-properties fo:text-align="justify"/>
    </style:style>
    <style:style style:family="text" style:name="T882">
      <style:text-properties fo:font-family="Verdana" style:font-family-complex="Verdana" fo:language="es" fo:country="ES"/>
    </style:style>
    <style:style style:family="text" style:name="T883">
      <style:text-properties fo:font-family="Verdana" style:font-family-complex="Verdana" fo:language="es" fo:country="ES"/>
    </style:style>
    <style:style style:family="text" style:name="T884">
      <style:text-properties fo:font-family="Verdana" style:font-family-complex="Verdana" fo:language="es" fo:country="ES"/>
    </style:style>
    <style:style style:family="text" style:name="T885">
      <style:text-properties fo:font-family="Verdana" style:font-family-complex="Verdana" fo:language="es" fo:country="ES"/>
    </style:style>
    <style:style style:parent-style-name="679" style:list-style-name="WWNum11" style:family="paragraph" style:name="P174">
      <style:text-properties fo:font-family="Verdana" style:font-family-complex="Verdana"/>
      <style:paragraph-properties fo:text-align="justify"/>
    </style:style>
    <style:style style:family="text" style:name="T886">
      <style:text-properties fo:font-family="Verdana" style:font-family-complex="Verdana" fo:language="es" fo:country="ES"/>
    </style:style>
    <style:style style:family="text" style:name="T887">
      <style:text-properties fo:font-family="Verdana" style:font-family-complex="Verdana" fo:language="es" fo:country="ES"/>
    </style:style>
    <style:style style:family="text" style:name="T888">
      <style:text-properties fo:font-family="Verdana" style:font-family-complex="Verdana" fo:language="es" fo:country="ES"/>
    </style:style>
    <style:style style:family="text" style:name="T889">
      <style:text-properties fo:font-family="Verdana" style:font-family-complex="Verdana" fo:language="es" fo:country="ES"/>
    </style:style>
    <style:style style:family="text" style:name="T890">
      <style:text-properties fo:font-family="Verdana" style:font-family-complex="Verdana" fo:language="es" fo:country="ES"/>
    </style:style>
    <style:style style:parent-style-name="679" style:list-style-name="WWNum11" style:family="paragraph" style:name="P175">
      <style:text-properties fo:font-family="Verdana" style:font-family-complex="Verdana"/>
      <style:paragraph-properties fo:text-align="justify"/>
    </style:style>
    <style:style style:family="text" style:name="T891">
      <style:text-properties fo:font-family="Verdana" style:font-family-complex="Verdana" fo:language="es" fo:country="ES"/>
    </style:style>
    <style:style style:family="text" style:name="T892">
      <style:text-properties fo:font-family="Verdana" style:font-family-complex="Verdana" fo:language="es" fo:country="ES"/>
    </style:style>
    <style:style style:family="text" style:name="T893">
      <style:text-properties fo:font-family="Verdana" style:font-family-complex="Verdana" fo:language="es" fo:country="ES"/>
    </style:style>
    <style:style style:parent-style-name="679" style:list-style-name="WWNum11" style:family="paragraph" style:name="P176">
      <style:text-properties fo:font-family="Verdana" style:font-family-complex="Verdana"/>
      <style:paragraph-properties fo:text-align="justify"/>
    </style:style>
    <style:style style:family="text" style:name="T894">
      <style:text-properties fo:font-family="Verdana" style:font-family-complex="Verdana" fo:language="es" fo:country="ES"/>
    </style:style>
    <style:style style:family="text" style:name="T895">
      <style:text-properties fo:font-family="Verdana" style:font-family-complex="Verdana" fo:language="es" fo:country="ES"/>
    </style:style>
    <style:style style:family="text" style:name="T896">
      <style:text-properties fo:font-family="Verdana" style:font-family-complex="Verdana" fo:language="es" fo:country="ES"/>
    </style:style>
    <style:style style:parent-style-name="679" style:list-style-name="WWNum11" style:family="paragraph" style:name="P177">
      <style:text-properties fo:font-family="Verdana" style:font-family-complex="Verdana"/>
      <style:paragraph-properties fo:text-align="justify"/>
    </style:style>
    <style:style style:family="text" style:name="T897">
      <style:text-properties fo:font-family="Verdana" style:font-family-complex="Verdana" fo:language="es" fo:country="ES"/>
    </style:style>
    <style:style style:family="text" style:name="T898">
      <style:text-properties fo:font-family="Verdana" style:font-family-complex="Verdana" fo:language="es" fo:country="ES"/>
    </style:style>
    <style:style style:family="text" style:name="T899">
      <style:text-properties fo:font-family="Verdana" style:font-family-complex="Verdana" fo:language="es" fo:country="ES"/>
    </style:style>
    <style:style style:parent-style-name="680" style:family="paragraph" style:name="P178">
      <style:text-properties fo:font-family="Verdana" style:font-family-complex="Verdana"/>
      <style:paragraph-properties fo:text-align="justify"/>
    </style:style>
    <style:style style:family="text" style:name="T900">
      <style:text-properties fo:font-family="Verdana" style:font-family-complex="Verdana" fo:language="es" fo:country="ES"/>
    </style:style>
    <style:style style:family="text" style:name="T901">
      <style:text-properties fo:font-family="Verdana" style:font-family-complex="Verdana" fo:language="es" fo:country="ES"/>
    </style:style>
    <style:style style:family="text" style:name="T902">
      <style:text-properties fo:font-family="Verdana" style:font-family-complex="Verdana" fo:language="es" fo:country="ES"/>
    </style:style>
    <style:style style:family="text" style:name="T903">
      <style:text-properties fo:font-family="Verdana" style:font-family-complex="Verdana" fo:language="es" fo:country="ES"/>
    </style:style>
    <style:style style:family="text" style:name="T904">
      <style:text-properties fo:font-family="Verdana" style:font-family-complex="Verdana" fo:language="es" fo:country="ES"/>
    </style:style>
    <style:style style:family="text" style:name="T905">
      <style:text-properties fo:font-family="Verdana" style:font-family-complex="Verdana" fo:language="es" fo:country="ES"/>
    </style:style>
    <style:style style:family="text" style:name="T906">
      <style:text-properties fo:font-family="Verdana" style:font-family-complex="Verdana" fo:language="es" fo:country="ES"/>
    </style:style>
    <style:style style:parent-style-name="679" style:family="paragraph" style:name="P179">
      <style:text-properties fo:font-family="Verdana" style:font-family-complex="Verdana"/>
      <style:paragraph-properties fo:text-align="justify"/>
    </style:style>
    <style:style style:family="text" style:name="T907">
      <style:text-properties fo:font-family="Verdana" style:font-family-complex="Verdana" fo:language="es" fo:country="ES"/>
    </style:style>
    <style:style style:family="text" style:name="T908">
      <style:text-properties fo:font-family="Verdana" style:font-family-complex="Verdana" fo:language="es" fo:country="ES"/>
    </style:style>
    <style:style style:parent-style-name="654" style:family="text" style:name="T909">
      <style:text-properties fo:font-family="Verdana" style:font-family-complex="Verdana" fo:language="es" fo:country="ES"/>
    </style:style>
    <style:style style:parent-style-name="653" style:family="text" style:name="T910">
      <style:text-properties fo:font-family="Verdana" style:font-family-complex="Verdana" fo:language="es" fo:country="ES"/>
    </style:style>
    <style:style style:family="text" style:name="T911">
      <style:text-properties fo:font-family="Verdana" style:font-family-complex="Verdana" fo:language="es" fo:country="ES"/>
    </style:style>
    <style:style style:parent-style-name="654" style:family="text" style:name="T912">
      <style:text-properties fo:font-family="Verdana" style:font-family-complex="Verdana" fo:language="es" fo:country="ES"/>
    </style:style>
    <style:style style:parent-style-name="653" style:family="text" style:name="T913">
      <style:text-properties fo:font-family="Verdana" style:font-family-complex="Verdana" fo:language="es" fo:country="ES"/>
    </style:style>
    <style:style style:family="text" style:name="T914">
      <style:text-properties fo:font-family="Verdana" style:font-family-complex="Verdana" fo:language="es" fo:country="ES"/>
    </style:style>
    <style:style style:family="text" style:name="T915">
      <style:text-properties fo:font-family="Verdana" style:font-family-complex="Verdana" fo:language="es" fo:country="ES"/>
    </style:style>
    <style:style style:family="text" style:name="T916">
      <style:text-properties fo:font-family="Verdana" style:font-family-complex="Verdana" fo:language="es" fo:country="ES"/>
    </style:style>
    <style:style style:parent-style-name="679" style:family="paragraph" style:name="P180">
      <style:text-properties fo:font-family="Verdana" style:font-family-complex="Verdana"/>
      <style:paragraph-properties fo:text-align="justify"/>
    </style:style>
    <style:style style:family="text" style:name="T917">
      <style:text-properties fo:font-family="Verdana" style:font-family-complex="Verdana" fo:language="es" fo:country="ES"/>
    </style:style>
    <style:style style:family="text" style:name="T918">
      <style:text-properties fo:font-family="Verdana" style:font-family-complex="Verdana" fo:language="es" fo:country="ES"/>
    </style:style>
    <style:style style:family="text" style:name="T919">
      <style:text-properties fo:font-family="Verdana" style:font-family-complex="Verdana" fo:language="es" fo:country="ES"/>
    </style:style>
    <style:style style:family="text" style:name="T920">
      <style:text-properties fo:font-family="Verdana" style:font-family-complex="Verdana" fo:language="es" fo:country="ES"/>
    </style:style>
    <style:style style:family="text" style:name="T921">
      <style:text-properties fo:font-family="Verdana" style:font-family-complex="Verdana" fo:language="es" fo:country="ES"/>
    </style:style>
    <style:style style:parent-style-name="679" style:family="paragraph" style:name="P181">
      <style:text-properties fo:font-family="Verdana" style:font-family-complex="Verdana"/>
      <style:paragraph-properties fo:text-align="justify"/>
    </style:style>
    <style:style style:family="text" style:name="T922">
      <style:text-properties fo:font-family="Verdana" style:font-family-complex="Verdana" fo:language="es" fo:country="ES"/>
    </style:style>
    <style:style style:family="text" style:name="T923">
      <style:text-properties fo:font-family="Verdana" style:font-family-complex="Verdana" fo:language="es" fo:country="ES"/>
    </style:style>
    <style:style style:family="text" style:name="T924">
      <style:text-properties fo:font-family="Verdana" style:font-family-complex="Verdana" fo:language="es" fo:country="ES"/>
    </style:style>
    <style:style style:parent-style-name="680" style:family="paragraph" style:name="P182">
      <style:text-properties fo:font-family="Verdana" style:font-family-complex="Verdana"/>
      <style:paragraph-properties fo:text-align="justify"/>
    </style:style>
    <style:style style:family="text" style:name="T925">
      <style:text-properties fo:font-family="Verdana" style:font-family-complex="Verdana" fo:language="es" fo:country="ES"/>
    </style:style>
    <style:style style:family="text" style:name="T926">
      <style:text-properties fo:font-family="Verdana" style:font-family-complex="Verdana" fo:language="es" fo:country="ES"/>
    </style:style>
    <style:style style:family="text" style:name="T927">
      <style:text-properties fo:font-family="Verdana" style:font-family-complex="Verdana" fo:language="es" fo:country="ES"/>
    </style:style>
    <style:style style:family="text" style:name="T928">
      <style:text-properties fo:font-family="Verdana" style:font-family-complex="Verdana" fo:language="es" fo:country="ES"/>
    </style:style>
    <style:style style:family="text" style:name="T929">
      <style:text-properties fo:font-family="Verdana" style:font-family-complex="Verdana" fo:language="es" fo:country="ES"/>
    </style:style>
    <style:style style:family="text" style:name="T930">
      <style:text-properties fo:font-family="Verdana" style:font-family-complex="Verdana" fo:language="es" fo:country="ES"/>
    </style:style>
    <style:style style:parent-style-name="681" style:family="paragraph" style:name="P183">
      <style:text-properties fo:font-family="Verdana" style:font-family-complex="Verdana"/>
      <style:paragraph-properties fo:text-align="justify"/>
    </style:style>
    <style:style style:family="text" style:name="T931">
      <style:text-properties fo:font-family="Verdana" style:font-family-complex="Verdana" fo:language="es" fo:country="ES"/>
    </style:style>
    <style:style style:family="text" style:name="T932">
      <style:text-properties fo:font-family="Verdana" style:font-family-complex="Verdana" fo:language="es" fo:country="ES"/>
    </style:style>
    <style:style style:family="text" style:name="T933">
      <style:text-properties fo:font-family="Verdana" style:font-family-complex="Verdana" fo:language="es" fo:country="ES"/>
    </style:style>
    <style:style style:family="text" style:name="T934">
      <style:text-properties fo:font-family="Verdana" style:font-family-complex="Verdana" fo:language="es" fo:country="ES"/>
    </style:style>
    <style:style style:family="text" style:name="T935">
      <style:text-properties fo:font-family="Verdana" style:font-family-complex="Verdana" fo:language="es" fo:country="ES"/>
    </style:style>
    <style:style style:family="text" style:name="T936">
      <style:text-properties fo:font-family="Verdana" style:font-family-complex="Verdana" fo:language="es" fo:country="ES"/>
    </style:style>
    <style:style style:parent-style-name="679" style:family="paragraph" style:name="P184">
      <style:text-properties fo:font-family="Verdana" style:font-family-complex="Verdana"/>
      <style:paragraph-properties fo:text-align="justify"/>
    </style:style>
    <style:style style:family="text" style:name="T937">
      <style:text-properties fo:font-family="Verdana" style:font-family-complex="Verdana" fo:language="es" fo:country="ES"/>
    </style:style>
    <style:style style:family="text" style:name="T938">
      <style:text-properties fo:font-family="Verdana" style:font-family-complex="Verdana" fo:language="es" fo:country="ES"/>
    </style:style>
    <style:style style:family="text" style:name="T939">
      <style:text-properties fo:font-family="Verdana" style:font-family-complex="Verdana" fo:language="es" fo:country="ES"/>
    </style:style>
    <style:style style:parent-style-name="679" style:list-style-name="WWNum13" style:family="paragraph" style:name="P185">
      <style:text-properties fo:font-family="Verdana" style:font-family-complex="Verdana"/>
      <style:paragraph-properties fo:text-align="justify"/>
    </style:style>
    <style:style style:family="text" style:name="T940">
      <style:text-properties fo:font-family="Verdana" style:font-family-complex="Verdana" fo:language="es" fo:country="ES"/>
    </style:style>
    <style:style style:parent-style-name="654" style:family="text" style:name="T941">
      <style:text-properties fo:font-family="Verdana" style:font-family-complex="Verdana" fo:language="es" fo:country="ES"/>
    </style:style>
    <style:style style:parent-style-name="653" style:family="text" style:name="T942">
      <style:text-properties fo:font-family="Verdana" style:font-family-complex="Verdana" fo:language="es" fo:country="ES"/>
    </style:style>
    <style:style style:family="text" style:name="T943">
      <style:text-properties fo:font-family="Verdana" style:font-family-complex="Verdana" fo:language="es" fo:country="ES"/>
    </style:style>
    <style:style style:family="text" style:name="T944">
      <style:text-properties fo:font-family="Verdana" style:font-family-complex="Verdana" fo:language="es" fo:country="ES"/>
    </style:style>
    <style:style style:parent-style-name="679" style:list-style-name="WWNum13" style:family="paragraph" style:name="P186">
      <style:text-properties fo:font-family="Verdana" style:font-family-complex="Verdana"/>
      <style:paragraph-properties fo:text-align="justify"/>
    </style:style>
    <style:style style:family="text" style:name="T945">
      <style:text-properties fo:font-family="Verdana" style:font-family-complex="Verdana" fo:language="es" fo:country="ES"/>
    </style:style>
    <style:style style:parent-style-name="654" style:family="text" style:name="T946">
      <style:text-properties fo:font-family="Verdana" style:font-family-complex="Verdana" fo:language="es" fo:country="ES"/>
    </style:style>
    <style:style style:parent-style-name="653" style:family="text" style:name="T947">
      <style:text-properties fo:font-family="Verdana" style:font-family-complex="Verdana" fo:language="es" fo:country="ES"/>
    </style:style>
    <style:style style:family="text" style:name="T948">
      <style:text-properties fo:font-family="Verdana" style:font-family-complex="Verdana" fo:language="es" fo:country="ES"/>
    </style:style>
    <style:style style:parent-style-name="654" style:family="text" style:name="T949">
      <style:text-properties fo:font-family="Verdana" style:font-family-complex="Verdana" fo:language="es" fo:country="ES"/>
    </style:style>
    <style:style style:parent-style-name="653" style:family="text" style:name="T950">
      <style:text-properties fo:font-family="Verdana" style:font-family-complex="Verdana" fo:language="es" fo:country="ES"/>
    </style:style>
    <style:style style:family="text" style:name="T951">
      <style:text-properties fo:font-family="Verdana" style:font-family-complex="Verdana" fo:language="es" fo:country="ES"/>
    </style:style>
    <style:style style:parent-style-name="654" style:family="text" style:name="T952">
      <style:text-properties fo:font-family="Verdana" style:font-family-complex="Verdana" fo:language="es" fo:country="ES"/>
    </style:style>
    <style:style style:parent-style-name="653" style:family="text" style:name="T953">
      <style:text-properties fo:font-family="Verdana" style:font-family-complex="Verdana" fo:language="es" fo:country="ES"/>
    </style:style>
    <style:style style:family="text" style:name="T954">
      <style:text-properties fo:font-family="Verdana" style:font-family-complex="Verdana" fo:language="es" fo:country="ES"/>
    </style:style>
    <style:style style:family="text" style:name="T955">
      <style:text-properties fo:font-family="Verdana" style:font-family-complex="Verdana" fo:language="es" fo:country="ES"/>
    </style:style>
    <style:style style:parent-style-name="679" style:family="paragraph" style:name="P187">
      <style:text-properties fo:font-family="Verdana" style:font-family-complex="Verdana"/>
      <style:paragraph-properties fo:text-align="justify"/>
    </style:style>
    <style:style style:family="text" style:name="T956">
      <style:text-properties fo:font-family="Verdana" style:font-family-complex="Verdana" fo:language="es" fo:country="ES"/>
    </style:style>
    <style:style style:family="text" style:name="T957">
      <style:text-properties fo:font-family="Verdana" style:font-family-complex="Verdana" fo:language="es" fo:country="ES"/>
    </style:style>
    <style:style style:family="text" style:name="T958">
      <style:text-properties fo:font-family="Verdana" style:font-family-complex="Verdana" fo:language="es" fo:country="ES"/>
    </style:style>
    <style:style style:parent-style-name="679" style:family="paragraph" style:name="P188">
      <style:text-properties fo:font-family="Verdana" style:font-family-complex="Verdana"/>
      <style:paragraph-properties fo:text-align="justify" fo:margin-left="0cm" fo:margin-right="0cm" fo:text-indent="0cm"/>
    </style:style>
    <style:style style:family="text" style:name="T959">
      <style:text-properties fo:font-family="Verdana" style:font-family-complex="Verdana" fo:language="es" fo:country="ES"/>
    </style:style>
    <style:style style:family="text" style:name="T960">
      <style:text-properties fo:font-family="Verdana" style:font-family-complex="Verdana" fo:language="es" fo:country="ES"/>
    </style:style>
    <style:style style:family="text" style:name="T961">
      <style:text-properties fo:font-family="Verdana" style:font-family-complex="Verdana" fo:language="es" fo:country="ES"/>
    </style:style>
    <style:style style:family="text" style:name="T962">
      <style:text-properties fo:font-family="Verdana" style:font-family-complex="Verdana" fo:language="es" fo:country="ES"/>
    </style:style>
    <style:style style:parent-style-name="679" style:list-style-name="WWNum14" style:family="paragraph" style:name="P189">
      <style:text-properties fo:font-family="Verdana" style:font-family-complex="Verdana"/>
      <style:paragraph-properties fo:text-align="justify"/>
    </style:style>
    <style:style style:family="text" style:name="T963">
      <style:text-properties fo:font-family="Verdana" style:font-family-complex="Verdana" fo:language="es" fo:country="ES"/>
    </style:style>
    <style:style style:parent-style-name="654" style:family="text" style:name="T964">
      <style:text-properties fo:font-family="Verdana" style:font-family-complex="Verdana" fo:language="es" fo:country="ES"/>
    </style:style>
    <style:style style:parent-style-name="653" style:family="text" style:name="T965">
      <style:text-properties fo:font-family="Verdana" style:font-family-complex="Verdana" fo:language="es" fo:country="ES"/>
    </style:style>
    <style:style style:family="text" style:name="T966">
      <style:text-properties fo:font-family="Verdana" style:font-family-complex="Verdana" fo:language="es" fo:country="ES"/>
    </style:style>
    <style:style style:family="text" style:name="T967">
      <style:text-properties fo:font-family="Verdana" style:font-family-complex="Verdana" fo:language="es" fo:country="ES"/>
    </style:style>
    <style:style style:parent-style-name="679" style:list-style-name="WWNum14" style:family="paragraph" style:name="P190">
      <style:text-properties fo:font-family="Verdana" style:font-family-complex="Verdana"/>
      <style:paragraph-properties fo:text-align="justify"/>
    </style:style>
    <style:style style:family="text" style:name="T968">
      <style:text-properties fo:font-family="Verdana" style:font-family-complex="Verdana" fo:language="es" fo:country="ES"/>
    </style:style>
    <style:style style:parent-style-name="654" style:family="text" style:name="T969">
      <style:text-properties fo:font-family="Verdana" style:font-family-complex="Verdana" fo:language="es" fo:country="ES"/>
    </style:style>
    <style:style style:parent-style-name="653" style:family="text" style:name="T970">
      <style:text-properties fo:font-family="Verdana" style:font-family-complex="Verdana" fo:language="es" fo:country="ES"/>
    </style:style>
    <style:style style:family="text" style:name="T971">
      <style:text-properties fo:font-family="Verdana" style:font-family-complex="Verdana" fo:language="es" fo:country="ES"/>
    </style:style>
    <style:style style:family="text" style:name="T972">
      <style:text-properties fo:font-family="Verdana" style:font-family-complex="Verdana" fo:language="es" fo:country="ES"/>
    </style:style>
    <style:style style:parent-style-name="679" style:family="paragraph" style:name="P191">
      <style:text-properties fo:font-family="Verdana" style:font-family-complex="Verdana"/>
      <style:paragraph-properties fo:text-align="justify"/>
    </style:style>
    <style:style style:family="text" style:name="T973">
      <style:text-properties fo:font-family="Verdana" style:font-family-complex="Verdana" fo:language="es" fo:country="ES"/>
    </style:style>
    <style:style style:family="text" style:name="T974">
      <style:text-properties fo:font-family="Verdana" style:font-family-complex="Verdana" fo:language="es" fo:country="ES"/>
    </style:style>
    <style:style style:family="text" style:name="T975">
      <style:text-properties fo:font-family="Verdana" style:font-family-complex="Verdana" fo:language="es" fo:country="ES"/>
    </style:style>
    <style:style style:parent-style-name="679" style:family="paragraph" style:name="P192">
      <style:text-properties fo:font-family="Verdana" style:font-family-complex="Verdana"/>
      <style:paragraph-properties fo:text-align="justify"/>
    </style:style>
    <style:style style:family="text" style:name="T976">
      <style:text-properties fo:font-family="Verdana" style:font-family-complex="Verdana" fo:language="es" fo:country="ES"/>
    </style:style>
    <style:style style:family="text" style:name="T977">
      <style:text-properties fo:font-family="Verdana" style:font-family-complex="Verdana" fo:language="es" fo:country="ES"/>
    </style:style>
    <style:style style:family="text" style:name="T978">
      <style:text-properties fo:font-family="Verdana" style:font-family-complex="Verdana" fo:language="es" fo:country="ES"/>
    </style:style>
    <style:style style:family="text" style:name="T979">
      <style:text-properties fo:font-family="Verdana" style:font-family-complex="Verdana" fo:language="es" fo:country="ES"/>
    </style:style>
    <style:style style:family="text" style:name="T980">
      <style:text-properties fo:font-family="Verdana" style:font-family-complex="Verdana" fo:language="es" fo:country="ES"/>
    </style:style>
    <style:style style:family="text" style:name="T981">
      <style:text-properties fo:font-family="Verdana" style:font-family-complex="Verdana" fo:language="es" fo:country="ES"/>
    </style:style>
    <style:style style:parent-style-name="679" style:family="paragraph" style:name="P193">
      <style:text-properties fo:font-family="Verdana" style:font-family-complex="Verdana"/>
      <style:paragraph-properties fo:text-align="justify"/>
    </style:style>
    <style:style style:family="text" style:name="T982">
      <style:text-properties fo:font-family="Verdana" style:font-family-complex="Verdana" fo:language="es" fo:country="ES"/>
    </style:style>
    <style:style style:family="text" style:name="T983">
      <style:text-properties fo:font-family="Verdana" style:font-family-complex="Verdana" fo:language="es" fo:country="ES"/>
    </style:style>
    <style:style style:family="text" style:name="T984">
      <style:text-properties fo:font-family="Verdana" style:font-family-complex="Verdana" fo:language="es" fo:country="ES"/>
    </style:style>
    <style:style style:parent-style-name="681" style:family="paragraph" style:name="P194">
      <style:text-properties fo:font-family="Verdana" style:font-family-complex="Verdana"/>
      <style:paragraph-properties fo:text-align="justify"/>
    </style:style>
    <style:style style:family="text" style:name="T985">
      <style:text-properties fo:font-family="Verdana" style:font-family-complex="Verdana" fo:language="es" fo:country="ES"/>
    </style:style>
    <style:style style:family="text" style:name="T986">
      <style:text-properties fo:font-family="Verdana" style:font-family-complex="Verdana" fo:language="es" fo:country="ES"/>
    </style:style>
    <style:style style:family="text" style:name="T987">
      <style:text-properties fo:font-family="Verdana" style:font-family-complex="Verdana" fo:language="es" fo:country="ES"/>
    </style:style>
    <style:style style:family="text" style:name="T988">
      <style:text-properties fo:font-family="Verdana" style:font-family-complex="Verdana" fo:language="es" fo:country="ES"/>
    </style:style>
    <style:style style:family="text" style:name="T989">
      <style:text-properties fo:font-family="Verdana" style:font-family-complex="Verdana" fo:language="es" fo:country="ES"/>
    </style:style>
    <style:style style:family="text" style:name="T990">
      <style:text-properties fo:font-family="Verdana" style:font-family-complex="Verdana" fo:language="es" fo:country="ES"/>
    </style:style>
    <style:style style:parent-style-name="679" style:family="paragraph" style:name="P195">
      <style:text-properties fo:font-family="Verdana" style:font-family-complex="Verdana" fo:language="es" fo:country="ES"/>
      <style:paragraph-properties fo:text-align="justify"/>
    </style:style>
    <style:style style:family="text" style:name="T991">
      <style:text-properties fo:font-family="Verdana" style:font-family-complex="Verdana" fo:language="es" fo:country="ES"/>
    </style:style>
    <style:style style:family="text" style:name="T992">
      <style:text-properties fo:font-family="Verdana" style:font-family-complex="Verdana" fo:language="es" fo:country="ES"/>
    </style:style>
    <style:style style:family="text" style:name="T993">
      <style:text-properties fo:font-family="Verdana" style:font-family-complex="Verdana" fo:language="es" fo:country="ES"/>
    </style:style>
    <style:style style:parent-style-name="654" style:family="text" style:name="T994">
      <style:text-properties fo:font-family="Verdana" style:font-family-complex="Verdana" fo:language="es" fo:country="ES"/>
    </style:style>
    <style:style style:parent-style-name="653" style:family="text" style:name="T995">
      <style:text-properties fo:font-family="Verdana" style:font-family-complex="Verdana" fo:language="es" fo:country="ES"/>
    </style:style>
    <style:style style:family="text" style:name="T996">
      <style:text-properties fo:font-family="Verdana" style:font-family-complex="Verdana" fo:language="es" fo:country="ES"/>
    </style:style>
    <style:style style:family="text" style:name="T997">
      <style:text-properties fo:font-family="Verdana" style:font-family-complex="Verdana" fo:language="es" fo:country="ES"/>
    </style:style>
    <style:style style:family="text" style:name="T998">
      <style:text-properties fo:font-family="Verdana" style:font-family-complex="Verdana" fo:language="es" fo:country="ES"/>
    </style:style>
    <style:style style:family="text" style:name="T999">
      <style:text-properties fo:font-family="Verdana" style:font-family-complex="Verdana" fo:language="es" fo:country="ES"/>
    </style:style>
    <style:style style:family="text" style:name="T1000">
      <style:text-properties fo:font-family="Verdana" style:font-family-complex="Verdana" fo:language="es" fo:country="ES"/>
    </style:style>
    <style:style style:parent-style-name="654" style:family="text" style:name="T1001">
      <style:text-properties fo:font-family="Verdana" style:font-family-complex="Verdana" fo:language="es" fo:country="ES"/>
    </style:style>
    <style:style style:parent-style-name="653" style:family="text" style:name="T1002">
      <style:text-properties fo:font-family="Verdana" style:font-family-complex="Verdana" fo:language="es" fo:country="ES"/>
    </style:style>
    <style:style style:family="text" style:name="T1003">
      <style:text-properties fo:font-family="Verdana" style:font-family-complex="Verdana" fo:language="es" fo:country="ES"/>
    </style:style>
    <style:style style:parent-style-name="654" style:family="text" style:name="T1004">
      <style:text-properties fo:font-family="Verdana" style:font-family-complex="Verdana" fo:language="es" fo:country="ES"/>
    </style:style>
    <style:style style:parent-style-name="653" style:family="text" style:name="T1005">
      <style:text-properties fo:font-family="Verdana" style:font-family-complex="Verdana" fo:language="es" fo:country="ES"/>
    </style:style>
    <style:style style:family="text" style:name="T1006">
      <style:text-properties fo:font-family="Verdana" style:font-family-complex="Verdana" fo:language="es" fo:country="ES"/>
    </style:style>
    <style:style style:family="text" style:name="T1007">
      <style:text-properties fo:font-family="Verdana" style:font-family-complex="Verdana" fo:language="es" fo:country="ES"/>
    </style:style>
    <style:style style:family="text" style:name="T1008">
      <style:text-properties fo:font-family="Verdana" style:font-family-complex="Verdana" fo:language="es" fo:country="ES"/>
    </style:style>
    <style:style style:family="text" style:name="T1009">
      <style:text-properties fo:font-family="Verdana" style:font-family-complex="Verdana" fo:language="es" fo:country="ES"/>
    </style:style>
  </office:automatic-styles>
  <office:body>
    <office:text text:use-soft-page-breaks="true">
      <text:list>
        <text:list-item>
          <text:p text:style-name="P40"><text:span text:style-name="T287"/><text:bookmark-start text:name="_s579y5mvwx9u"/><text:span text:style-name="T288"/><text:bookmark-end text:name="_s579y5mvwx9u"/><text:span text:style-name="T289"/><text:span text:style-name="T290"/></text:p>
        </text:list-item>
        <text:list-item>
          <text:p text:style-name="P41"><text:span text:style-name="T291"/><text:bookmark-start text:name="_z4yxg7ye021v"/><text:span text:style-name="T292"/><text:bookmark-end text:name="_z4yxg7ye021v"/><text:span text:style-name="T293"/><text:span text:style-name="T294"/></text:p>
        </text:list-item>
        <text:list-item>
          <text:p text:style-name="P42"><text:span text:style-name="T295"/><text:bookmark-start text:name="_c3e2ql7r6fh3"/><text:span text:style-name="T296"/><text:bookmark-end text:name="_c3e2ql7r6fh3"/><text:span text:style-name="T297">Grabber</text:span><text:span text:style-name="T298"/><text:span text:style-name="T299"/></text:p>
        </text:list-item>
        <text:list-item>
          <text:p text:style-name="P43"><text:span text:style-name="T300"/><text:bookmark-start text:name="_gon5qw3i3076"/><text:span text:style-name="T301"/><text:bookmark-end text:name="_gon5qw3i3076"/><text:span text:style-name="T302">Manual técnico</text:span><text:span text:style-name="T303"/><text:span text:style-name="T304"/></text:p>
        </text:list-item>
        <text:list-item>
          <text:p text:style-name="P44"><text:span text:style-name="T305"/><text:bookmark-start text:name="_Toc1"/><text:span text:style-name="T306"/><text:bookmark-start text:name="_t5tjqdrjrmcz"/><text:span text:style-name="T307"/><text:bookmark-end text:name="_t5tjqdrjrmcz"/><text:span text:style-name="T308">Índice</text:span><text:span text:style-name="T309"/><text:bookmark-end text:name="_Toc1"/><text:span text:style-name="T310"/><text:span text:style-name="T311"/></text:p>
        </text:list-item>
      </text:list>
      <text:list text:style-name="WWNum1" text:continue-numbering="true">
        <text:list-item>
          <text:p text:style-name="P45"><text:span text:style-name="T312">Introducción</text:span><text:span text:style-name="T313"/><text:span text:style-name="T314"/></text:p>
        </text:list-item>
      </text:list>
      <text:list>
        <text:list-item>
          <text:p text:style-name="P46"><text:span text:style-name="T315">Se justifica la necesidad de este proyecto y programa/s. Se explica qué se pretende resolver y la importancia de este software para un tipo de cliente potencial.</text:span><text:span text:style-name="T316"/><text:span text:style-name="T317"/></text:p>
        </text:list-item>
      </text:list>
      <text:list text:style-name="WWNum1" text:continue-numbering="true">
        <text:list-item>
          <text:p text:style-name="P47"><text:span text:style-name="T318">Análisis del problema</text:span><text:span text:style-name="T319"/><text:span text:style-name="T320"/></text:p>
        </text:list-item>
        <text:list-item>
          <text:list>
            <text:list-item>
              <text:p text:style-name="P48"><text:span text:style-name="T321">Problemática</text:span><text:span text:style-name="T322"/><text:span text:style-name="T323"/></text:p>
            </text:list-item>
            <text:list-item>
              <text:p text:style-name="P49"><text:span text:style-name="T324">Clientes potenciales</text:span><text:span text:style-name="T325"/><text:span text:style-name="T326"/></text:p>
            </text:list-item>
            <text:list-item>
              <text:p text:style-name="P50"><text:span text:style-name="T327">Análisis DAFO</text:span><text:span text:style-name="T328"/><text:span text:style-name="T329"/></text:p>
            </text:list-item>
            <text:list-item>
              <text:p text:style-name="P51"><text:span text:style-name="T330">Monetización y beneficios</text:span><text:span text:style-name="T331"/><text:span text:style-name="T332"/></text:p>
            </text:list-item>
          </text:list>
        </text:list-item>
        <text:list-item>
          <text:p text:style-name="P52"><text:span text:style-name="T333">Diseño de la solución</text:span><text:span text:style-name="T334"/><text:span text:style-name="T335"/></text:p>
        </text:list-item>
        <text:list-item>
          <text:list>
            <text:list-item>
              <text:p text:style-name="P53"><text:span text:style-name="T336">Tecnologías elegidas</text:span><text:span text:style-name="T337"/><text:span text:style-name="T338"/></text:p>
            </text:list-item>
            <text:list-item>
              <text:p text:style-name="P54"><text:span text:style-name="T339">Arquitectura</text:span><text:span text:style-name="T340"/><text:span text:style-name="T341"/></text:p>
            </text:list-item>
            <text:list-item>
              <text:p text:style-name="P55"><text:span text:style-name="T342">Diagrama de clases</text:span><text:span text:style-name="T343"/><text:span text:style-name="T344"/></text:p>
            </text:list-item>
            <text:list-item>
              <text:p text:style-name="P56"><text:span text:style-name="T345">Diagrama E/R</text:span><text:span text:style-name="T346"/><text:span text:style-name="T347"/></text:p>
            </text:list-item>
            <text:list-item>
              <text:p text:style-name="P57"><text:span text:style-name="T348">Consideraciones técnicas</text:span><text:span text:style-name="T349"/><text:span text:style-name="T350"/></text:p>
            </text:list-item>
          </text:list>
        </text:list-item>
        <text:list-item>
          <text:p text:style-name="P58"><text:span text:style-name="T351">Documentación de la solución</text:span><text:span text:style-name="T352"/><text:span text:style-name="T353"/></text:p>
        </text:list-item>
      </text:list>
      <text:list>
        <text:list-item>
          <text:p text:style-name="P59"><text:span text:style-name="T354">Enlace al código o si el repo es privado explicar cómo obtener acceso al mismo.</text:span><text:span text:style-name="T355"/><text:span text:style-name="T356"/></text:p>
        </text:list-item>
      </text:list>
      <text:list text:style-name="WWNum1" text:continue-numbering="true">
        <text:list-item>
          <text:p text:style-name="P60"><text:span text:style-name="T357">Enlaces de interés</text:span><text:span text:style-name="T358"/><text:span text:style-name="T359"/></text:p>
        </text:list-item>
      </text:list>
      <text:list>
        <text:list-item>
          <text:p text:style-name="P61"><text:span text:style-name="T360">Enlaces técnicos que puedan servir de referencia al programador.</text:span><text:span text:style-name="T361"/><text:span text:style-name="T362"/></text:p>
        </text:list-item>
      </text:list>
      <text:p text:style-name="P62"><text:span text:style-name="T363"><text:soft-page-break/></text:span><text:span text:style-name="T364"/><text:span text:style-name="T365"/></text:p>
      <text:p text:style-name="P63"><text:span text:style-name="T366"/><text:span text:style-name="T367"/><text:span text:style-name="T368"/></text:p>
      <text:table-of-content text:name="">
        <text:table-of-content-source text:outline-level="9"/>
        <text:index-body>
          <text:p text:style-name="P63"><text:a xlink:href="#_Toc1" xlink:type="simple"><text:span text:style-name="T369"/><text:span text:style-name="T370">Índice</text:span><text:span text:style-name="T371"/><text:span text:style-name="T372"><text:tab/></text:span><text:span text:style-name="T373">1</text:span></text:a><text:span/><text:span text:style-name="T374"/></text:p>
          <text:p text:style-name="P64"><text:span/><text:a xlink:href="#_Toc2" xlink:type="simple"><text:span text:style-name="T375"/><text:span text:style-name="T376">Introducci</text:span><text:span text:style-name="T377">ón</text:span><text:span text:style-name="T378"/><text:span text:style-name="T379"><text:tab/></text:span><text:span text:style-name="T380">3</text:span></text:a><text:span/><text:span text:style-name="T381"/></text:p>
          <text:p text:style-name="P65"><text:span/><text:a xlink:href="#_Toc3" xlink:type="simple"><text:span text:style-name="T382"/><text:span text:style-name="T383">An</text:span><text:span text:style-name="T384">álisis del problema</text:span><text:span text:style-name="T385"/><text:span text:style-name="T386"><text:tab/></text:span><text:span text:style-name="T387">3</text:span></text:a><text:span/><text:span text:style-name="T388"/></text:p>
          <text:p text:style-name="P66"><text:span/><text:a xlink:href="#_Toc4" xlink:type="simple"><text:span text:style-name="T389"/><text:span text:style-name="T390">Problem</text:span><text:span text:style-name="T391">ática</text:span><text:span text:style-name="T392"/><text:span text:style-name="T393"><text:tab/></text:span><text:span text:style-name="T394">3</text:span></text:a><text:span/><text:span text:style-name="T395"/></text:p>
          <text:p text:style-name="P67"><text:span/><text:a xlink:href="#_Toc5" xlink:type="simple"><text:span text:style-name="T396"/><text:span text:style-name="T397">Clientes potenciales</text:span><text:span text:style-name="T398"/><text:span text:style-name="T399"><text:tab/></text:span><text:span text:style-name="T400">3</text:span></text:a><text:span/><text:span text:style-name="T401"/></text:p>
          <text:p text:style-name="P68"><text:span/><text:a xlink:href="#_Toc6" xlink:type="simple"><text:span text:style-name="T402"/><text:span text:style-name="T403">An</text:span><text:span text:style-name="T404">álisis DAFO</text:span><text:span text:style-name="T405"/><text:span text:style-name="T406"><text:tab/></text:span><text:span text:style-name="T407">3</text:span></text:a><text:span/><text:span text:style-name="T408"/></text:p>
          <text:p text:style-name="P69"><text:span/><text:a xlink:href="#_Toc7" xlink:type="simple"><text:span text:style-name="T409"/><text:span text:style-name="T410">Monetizaci</text:span><text:span text:style-name="T411">ón y beneficios</text:span><text:span text:style-name="T412"/><text:span text:style-name="T413"><text:tab/></text:span><text:span text:style-name="T414">3</text:span></text:a><text:span/><text:span text:style-name="T415"/></text:p>
          <text:p text:style-name="P70"><text:span/><text:a xlink:href="#_Toc8" xlink:type="simple"><text:span text:style-name="T416"/><text:span text:style-name="T417">Diseño de la soluci</text:span><text:span text:style-name="T418">ón</text:span><text:span text:style-name="T419"/><text:span text:style-name="T420"><text:tab/></text:span><text:span text:style-name="T421">3</text:span></text:a><text:span/><text:span text:style-name="T422"/></text:p>
          <text:p text:style-name="P71"><text:span/><text:a xlink:href="#_Toc9" xlink:type="simple"><text:span text:style-name="T423"/><text:span text:style-name="T424">Tecnolog</text:span><text:span text:style-name="T425">ías elegidas</text:span><text:span text:style-name="T426"/><text:span text:style-name="T427"><text:tab/></text:span><text:span text:style-name="T428">4</text:span></text:a><text:span/><text:span text:style-name="T429"/></text:p>
          <text:p text:style-name="P72"><text:span/><text:a xlink:href="#_Toc10" xlink:type="simple"><text:span text:style-name="T430"/><text:span text:style-name="T431">Arquitectura</text:span><text:span text:style-name="T432"/><text:span text:style-name="T433"><text:tab/></text:span><text:span text:style-name="T434">4</text:span></text:a><text:span/><text:span text:style-name="T435"/></text:p>
          <text:p text:style-name="P73"><text:span/><text:a xlink:href="#_Toc11" xlink:type="simple"><text:span text:style-name="T436"/><text:span text:style-name="T437">Diagrama de clases</text:span><text:span text:style-name="T438"/><text:span text:style-name="T439"><text:tab/></text:span><text:span text:style-name="T440">4</text:span></text:a><text:span/><text:span text:style-name="T441"/></text:p>
          <text:p text:style-name="P74"><text:span/><text:a xlink:href="#_Toc12" xlink:type="simple"><text:span text:style-name="T442"/><text:span text:style-name="T443">Diagrama E/R</text:span><text:span text:style-name="T444"/><text:span text:style-name="T445"><text:tab/></text:span><text:span text:style-name="T446">4</text:span></text:a><text:span/><text:span text:style-name="T447"/></text:p>
          <text:p text:style-name="P75"><text:span/><text:a xlink:href="#_Toc13" xlink:type="simple"><text:span text:style-name="T448"/><text:span text:style-name="T449">Consideraciones t</text:span><text:span text:style-name="T450">écnicas</text:span><text:span text:style-name="T451"/><text:span text:style-name="T452"><text:tab/></text:span><text:span text:style-name="T453">4</text:span></text:a><text:span/><text:span text:style-name="T454"/></text:p>
          <text:p text:style-name="P76"><text:span/><text:a xlink:href="#_Toc14" xlink:type="simple"><text:span text:style-name="T455"/><text:span text:style-name="T456">Documentaci</text:span><text:span text:style-name="T457">ón de la soluci</text:span><text:span text:style-name="T458">ón</text:span><text:span text:style-name="T459"/><text:span text:style-name="T460"><text:tab/></text:span><text:span text:style-name="T461">6</text:span></text:a><text:span/><text:span text:style-name="T462"/></text:p>
          <text:p text:style-name="P77"><text:span/><text:a xlink:href="#_Toc15" xlink:type="simple"><text:span text:style-name="T463"/><text:span text:style-name="T464">Enlaces de inter</text:span><text:span text:style-name="T465">és</text:span><text:span text:style-name="T466"/><text:span text:style-name="T467"><text:tab/></text:span><text:span text:style-name="T468">6</text:span></text:a><text:span/><text:span text:style-name="T469"/></text:p>
          <text:p text:style-name="P78"><text:span/><text:a xlink:href="#_Toc16" xlink:type="simple"><text:span text:style-name="T470"/><text:span text:style-name="T471">Documentaci</text:span><text:span text:style-name="T472">ón</text:span><text:span text:style-name="T473"/><text:span text:style-name="T474"><text:tab/></text:span><text:span text:style-name="T475">6</text:span></text:a><text:span/><text:span text:style-name="T476"/></text:p>
          <text:p text:style-name="P79"><text:span/><text:a xlink:href="#_Toc17" xlink:type="simple"><text:span text:style-name="T477"/><text:span text:style-name="T478">P</text:span><text:span text:style-name="T479">áginas externas</text:span><text:span text:style-name="T480"/><text:span text:style-name="T481"><text:tab/></text:span><text:span text:style-name="T482">6</text:span></text:a><text:span/><text:span text:style-name="T483"/></text:p>
          <text:p text:style-name="P80"><text:span text:style-name="T484"/><text:span text:style-name="T485"/><text:span text:style-name="T486"/></text:p>
        </text:index-body>
      </text:table-of-content>
      <text:p text:style-name="P81"><text:span text:style-name="T487"><text:soft-page-break/></text:span><text:span text:style-name="T488"/></text:p>
      <text:list>
        <text:list-item>
          <text:p text:style-name="P82"><text:span text:style-name="T489"/><text:bookmark-start text:name="_Toc2"/><text:span text:style-name="T490">Introducci</text:span><text:span text:style-name="T491">ón</text:span><text:span text:style-name="T492"/><text:bookmark-end text:name="_Toc2"/><text:span text:style-name="T493"/><text:span text:style-name="T494"/></text:p>
        </text:list-item>
        <text:list-item>
          <text:p text:style-name="P83"><text:span text:style-name="T495">Grabber es una aplicaci</text:span><text:span text:style-name="T496">ón sencilla que permite a los usuarios descargar, administrar y ver v</text:span><text:span text:style-name="T497">ídeos de distintas plataformas.</text:span><text:span text:style-name="T498"/><text:span text:style-name="T499"/></text:p>
        </text:list-item>
        <text:list-item>
          <text:p text:style-name="P84"><text:span text:style-name="T500">El usuario puede crear distintas bibliotecas y sub-bibliotecas, y tener v</text:span><text:span text:style-name="T501">ídeos en cada una de estas, pudiendo categorizar cada una de sus descargas y saber de forma instintiva d</text:span><text:span text:style-name="T502">ónde tiene sus v</text:span><text:span text:style-name="T503">ídeos.</text:span><text:span text:style-name="T504"/><text:span text:style-name="T505"/></text:p>
        </text:list-item>
        <text:list-item>
          <text:p text:style-name="P85"><text:span text:style-name="T506"/><text:span text:style-name="T507"/><text:span text:style-name="T508"/></text:p>
        </text:list-item>
        <text:list-item>
          <text:p text:style-name="P86"><text:span text:style-name="T509"/><text:bookmark-start text:name="_Toc3"/><text:span text:style-name="T510">An</text:span><text:span text:style-name="T511">álisis del problema</text:span><text:span text:style-name="T512"/><text:bookmark-end text:name="_Toc3"/><text:span text:style-name="T513"/><text:span text:style-name="T514"/></text:p>
        </text:list-item>
        <text:list-item>
          <text:p text:style-name="P87"><text:span text:style-name="T515"/><text:bookmark-start text:name="_Toc4"/><text:span text:style-name="T516">Problem</text:span><text:span text:style-name="T517">ática</text:span><text:span text:style-name="T518"/><text:bookmark-end text:name="_Toc4"/><text:span text:style-name="T519"/><text:span text:style-name="T520"/></text:p>
        </text:list-item>
        <text:list-item>
          <text:p text:style-name="P88"><text:span text:style-name="T521">La necesidad de una aplicaci</text:span><text:span text:style-name="T522">ón que permita guardar v</text:span><text:span text:style-name="T523">ídeos que encuentre interesantes o divertidos, permitiendo poder compartirlos con otros directamente sin enviarlos a la plataforma, o poder volver a verlos sin tener que entrar a la plataforma o tener conexi</text:span><text:span text:style-name="T524">ón a </text:span><text:span text:style-name="T525">Internet.</text:span><text:span text:style-name="T526"/><text:span text:style-name="T527"/></text:p>
        </text:list-item>
        <text:list-item>
          <text:p text:style-name="P89"><text:span text:style-name="T528"/><text:span text:style-name="T529"/><text:span text:style-name="T530"/></text:p>
        </text:list-item>
        <text:list-item>
          <text:p text:style-name="P90"><text:span text:style-name="T531"/><text:bookmark-start text:name="_Toc5"/><text:span text:style-name="T532">Clientes potenciales</text:span><text:span text:style-name="T533"/><text:bookmark-end text:name="_Toc5"/><text:span text:style-name="T534"/><text:span text:style-name="T535"/></text:p>
        </text:list-item>
        <text:list-item>
          <text:p text:style-name="P91"><text:span text:style-name="T536">Cualquier usuario que est</text:span><text:span text:style-name="T537">é en una red social m</text:span><text:span text:style-name="T538">ás restrictiva en cuanto a descargas de v</text:span><text:span text:style-name="T539">ídeos o que quiera guardar el v</text:span><text:span text:style-name="T540">ídeo y no recurrir a cualquier sistema de historial de la aplicaci</text:span><text:span text:style-name="T541">ón, si es que esta posee alguna en primer lugar.</text:span><text:span text:style-name="T542"/><text:span text:style-name="T543"/></text:p>
        </text:list-item>
        <text:list-item>
          <text:p text:style-name="P92"><text:span text:style-name="T544"/><text:span text:style-name="T545"/><text:span text:style-name="T546"/></text:p>
        </text:list-item>
        <text:list-item>
          <text:p text:style-name="P93"><text:span text:style-name="T547"/><text:bookmark-start text:name="_Toc6"/><text:span text:style-name="T548">An</text:span><text:span text:style-name="T549">álisis DAFO</text:span><text:span text:style-name="T550"/><text:bookmark-end text:name="_Toc6"/><text:span text:style-name="T551"/><text:span text:style-name="T552"/></text:p>
        </text:list-item>
      </text:list>
      <text:p text:style-name="P94"><text:span text:style-name="T553">Debilid</text:span><text:span text:style-name="T554">ades</text:span><text:span text:style-name="T555"/><text:span text:style-name="T556"/></text:p>
      <text:list text:style-name="WWNum15" text:continue-numbering="true">
        <text:list-item>
          <text:p text:style-name="P95"><text:span text:style-name="T557">Aplicaci</text:span><text:span text:style-name="T558">ón desconocida.</text:span><text:span text:style-name="T559"/></text:p>
        </text:list-item>
        <text:list-item>
          <text:p text:style-name="P96"><text:span text:style-name="T560">Se necesitan dependencias externas a Java.</text:span><text:span text:style-name="T561"/></text:p>
        </text:list-item>
        <text:list-item>
          <text:p text:style-name="P97"><text:span text:style-name="T562">Funcionalidades reducidas con respecto a competidores.</text:span><text:span text:style-name="T563"/></text:p>
        </text:list-item>
      </text:list>
      <text:p text:style-name="P98"><text:span text:style-name="T564">Amenazas</text:span><text:span text:style-name="T565"/></text:p>
      <text:list text:style-name="WWNum16" text:continue-numbering="true">
        <text:list-item>
          <text:p text:style-name="P99"><text:span text:style-name="T566">Colaboraci</text:span><text:span text:style-name="T567">ones maliciosas.</text:span><text:span text:style-name="T568"/></text:p>
        </text:list-item>
        <text:list-item>
          <text:p text:style-name="P100"><text:span text:style-name="T569">Posible futura brecha de t</text:span><text:span text:style-name="T570">érminos de uso de p</text:span><text:span text:style-name="T571">áginas externas.</text:span><text:span text:style-name="T572"/></text:p>
        </text:list-item>
      </text:list>
      <text:p text:style-name="P101"><text:span text:style-name="T573">Fortalezas</text:span><text:span text:style-name="T574"/></text:p>
      <text:list text:style-name="WWNum17" text:continue-numbering="true">
        <text:list-item>
          <text:p text:style-name="P102"><text:span text:style-name="T575">Simple de usar, todo se muestra con claridad.</text:span><text:span text:style-name="T576"/></text:p>
        </text:list-item>
        <text:list-item>
          <text:p text:style-name="P103"><text:span text:style-name="T577">Navegaci</text:span><text:span text:style-name="T578">ón m</text:span><text:span text:style-name="T579">ás r</text:span><text:span text:style-name="T580">ápida que un explorador de archivos convencional.</text:span><text:span text:style-name="T581"/></text:p>
        </text:list-item>
        <text:list-item>
          <text:p text:style-name="P104"><text:span text:style-name="T582">Reproducci</text:span><text:span text:style-name="T583">ón directa de v</text:span><text:span text:style-name="T584">ídeos, sin tener que definir un reproductor espec</text:span><text:span text:style-name="T585">ífico.</text:span><text:span text:style-name="T586"/></text:p>
        </text:list-item>
        <text:list-item>
          <text:p text:style-name="P105"><text:span text:style-name="T587">Se puede eliminar la aplicaci</text:span><text:span text:style-name="T588">ón, que siempre que no se borren los archivos generados, el usuario podr</text:span><text:span text:style-name="T589">á volver a instalarla y usarla con facilidad.</text:span><text:span text:style-name="T590"/></text:p>
        </text:list-item>
      </text:list>
      <text:p text:style-name="P106"><text:span text:style-name="T591">Oportunidades</text:span><text:span text:style-name="T592"/><text:span text:style-name="T593"/></text:p>
      <text:list text:style-name="WWNum18" text:continue-numbering="true">
        <text:list-item>
          <text:p text:style-name="P107"><text:span text:style-name="T594">Guardar la base de datos online, sin necesidad de guardar los v</text:span><text:span text:style-name="T595">ídeos en s</text:span><text:span text:style-name="T596">í.</text:span><text:span text:style-name="T597"/></text:p>
        </text:list-item>
      </text:list>
      <text:list>
        <text:list-item>
          <text:p text:style-name="P108"><text:span text:style-name="T598"/><text:bookmark-start text:name="_Toc7"/><text:span text:style-name="T599">Monetizaci</text:span><text:span text:style-name="T600">ón y beneficios</text:span><text:span text:style-name="T601"/><text:bookmark-end text:name="_Toc7"/><text:span text:style-name="T602"/><text:span text:style-name="T603"/></text:p>
        </text:list-item>
        <text:list-item>
          <text:p text:style-name="P109"><text:span text:style-name="T604">No hay ning</text:span><text:span text:style-name="T605">ún sistema de monetizaci</text:span><text:span text:style-name="T606">ón implementado, y no se plantea implementar ninguno. Debido a la naturaleza del proyecto, se podr</text:span><text:span text:style-name="T607">ían pedir donaci</text:span><text:span text:style-name="T608">ones a una cuenta de forma voluntaria o una suscripci</text:span><text:span text:style-name="T609">ón a una plataforma como Patreon</text:span><text:span text:style-name="T610"><text:s/></text:span><text:span text:style-name="T611">para aquellos que deseen conocer de avances o c</text:span><text:span text:style-name="T612">ómo va el proyecto de forma adelantada.</text:span><text:span text:style-name="T613"/><text:span text:style-name="T614"/></text:p>
        </text:list-item>
        <text:list-item>
          <text:p text:style-name="P110"><text:span text:style-name="T615">Una posible monetizaci</text:span><text:span text:style-name="T616">ón ser</text:span><text:span text:style-name="T617">ía el poder subir la base de datos a una nube, permitiendo al usuario pagar por tener sus datos disponibles a trav</text:span><text:span text:style-name="T618">és de una cuenta en cualquier equipo.</text:span><text:span text:style-name="T619"/><text:span text:style-name="T620"/></text:p>
        </text:list-item>
        <text:list-item>
          <text:p text:style-name="P111"><text:span text:style-name="T621"/><text:span text:style-name="T622"/><text:span text:style-name="T623"/></text:p>
        </text:list-item>
        <text:list-item>
          <text:p text:style-name="P112"><text:span text:style-name="T624"/><text:bookmark-start text:name="_Toc8"/><text:span text:style-name="T625">Diseño de la soluci</text:span><text:span text:style-name="T626">ón</text:span><text:span text:style-name="T627"/><text:bookmark-end text:name="_Toc8"/><text:span text:style-name="T628"/><text:span text:style-name="T629"/></text:p>
        </text:list-item>
        <text:list-item>
          <text:p text:style-name="P113"><text:span text:style-name="T630"/><text:bookmark-start text:name="_Toc9"/><text:span text:style-name="T631">Tecnolog</text:span><text:span text:style-name="T632">ías elegidas</text:span><text:span text:style-name="T633"/><text:bookmark-end text:name="_Toc9"/><text:span text:style-name="T634"/><text:span text:style-name="T635"/></text:p>
        </text:list-item>
      </text:list>
      <text:list text:style-name="WWNum3" text:continue-numbering="true">
        <text:list-item>
          <text:p text:style-name="P114"><text:span text:style-name="T636">Lenguaje: </text:span><text:a xlink:href="https://dev.java/" xlink:type="simple"><text:span text:style-name="T637"/><text:span text:style-name="T638">Java</text:span></text:a><text:span text:style-name="T639"/><text:span text:style-name="T640"/></text:p>
        </text:list-item>
        <text:list-item>
          <text:p text:style-name="P115"><text:span text:style-name="T641">IDE: </text:span><text:a xlink:href="https://www.eclipse.org/ide/" xlink:type="simple"><text:span text:style-name="T642"/><text:span text:style-name="T643">Eclipse</text:span></text:a><text:span text:style-name="T644"/><text:span text:style-name="T645"/></text:p>
        </text:list-item>
        <text:list-item>
          <text:p text:style-name="P116"><text:span text:style-name="T646">Frameworks: </text:span><text:a xlink:href="https://www.selenium.dev/" xlink:type="simple"><text:span text:style-name="T647"/><text:span text:style-name="T648">Selenium</text:span></text:a><text:span text:style-name="T649"/><text:span text:style-name="T650"/></text:p>
        </text:list-item>
        <text:list-item>
          <text:p text:style-name="P117"><text:span text:style-name="T651">Sistema de informaci</text:span><text:span text:style-name="T652">ón: </text:span><text:a xlink:href="https://www.sqlite.org/index.html" xlink:type="simple"><text:span text:style-name="T653"/><text:span text:style-name="T654">SQLite</text:span></text:a><text:span text:style-name="T655"/><text:span text:style-name="T656"/></text:p>
        </text:list-item>
      </text:list>
      <text:list>
        <text:list-item>
          <text:p text:style-name="P118"><text:span text:style-name="T657"/><text:span text:style-name="T658"/><text:span text:style-name="T659"/></text:p>
        </text:list-item>
        <text:list-item>
          <text:p text:style-name="P119"><text:span text:style-name="T660"/><text:bookmark-start text:name="_Toc10"/><text:span text:style-name="T661">Arquitectura</text:span><text:span text:style-name="T662"/><text:bookmark-end text:name="_Toc10"/><text:span text:style-name="T663"/><text:span text:style-name="T664"/></text:p>
        </text:list-item>
        <text:list-item>
          <text:p text:style-name="P120"><text:span text:style-name="T665">Cliente – Servidor</text:span><text:span text:style-name="T666"/><text:span text:style-name="T667"/></text:p>
        </text:list-item>
        <text:list-item>
          <text:p text:style-name="P121"><text:span text:style-name="T668"/><text:span text:style-name="T669"/><text:span text:style-name="T670"/></text:p>
        </text:list-item>
        <text:list-item>
          <text:p text:style-name="P122"><text:span text:style-name="T671"/><text:bookmark-start text:name="_Toc11"/><text:span text:style-name="T672">Diagrama de clases</text:span><text:span text:style-name="T673"/><text:bookmark-end text:name="_Toc11"/><text:span text:style-name="T674"/><text:span text:style-name="T675"/></text:p>
        </text:list-item>
        <text:list-item>
          <text:p text:style-name="P123"><text:span text:style-name="T676">&lt;TODO&gt;</text:span><text:span text:style-name="T677"/><text:span text:style-name="T678"/></text:p>
        </text:list-item>
        <text:list-item>
          <text:p text:style-name="P124"><text:span text:style-name="T679"/><text:span text:style-name="T680"/><text:span text:style-name="T681"/></text:p>
        </text:list-item>
        <text:list-item>
          <text:p text:style-name="P125"><text:span text:style-name="T682"/><text:bookmark-start text:name="_Toc12"/><text:span text:style-name="T683">Diagrama E/R</text:span><text:span text:style-name="T684"/><text:bookmark-end text:name="_Toc12"/><text:span text:style-name="T685"/><text:span text:style-name="T686"/></text:p>
        </text:list-item>
        <text:list-item>
          <text:p text:style-name="P126"><text:span text:style-name="T687">&lt;TODO&gt;</text:span><text:span text:style-name="T688"/><text:span text:style-name="T689"/></text:p>
        </text:list-item>
        <text:list-item>
          <text:p text:style-name="P127"><text:span text:style-name="T690"/><text:span text:style-name="T691"/><text:span text:style-name="T692"/></text:p>
        </text:list-item>
        <text:list-item>
          <text:p text:style-name="P128"><text:span text:style-name="T693"/><text:bookmark-start text:name="_Toc13"/><text:span text:style-name="T694">Consideraciones t</text:span><text:span text:style-name="T695">écnicas</text:span><text:span text:style-name="T696"/><text:bookmark-end text:name="_Toc13"/><text:span text:style-name="T697"/><text:span text:style-name="T698"/></text:p>
        </text:list-item>
        <text:list-item>
          <text:p text:style-name="P129"><text:span text:style-name="T699">Para poder desarrollar en la aplicaci</text:span><text:span text:style-name="T700">ón hay que cumplir con los siguientes requerimientos.</text:span><text:span text:style-name="T701"/><text:span text:style-name="T702"/></text:p>
        </text:list-item>
      </text:list>
      <text:list text:style-name="WWNum4" text:continue-numbering="true">
        <text:list-item>
          <text:p text:style-name="P130"><text:span text:style-name="T703">Tener instalado Eclipse para Java 2022-12 o anterior. </text:span><text:a xlink:href="https://www.eclipse.org/downloads/packages/release/2022-09/r" xlink:type="simple"><text:span text:style-name="T704"/><text:span text:style-name="T705">La 2022-09</text:span></text:a><text:span text:style-name="T706"> es la que se ha utilizado en este proyecto.</text:span><text:span text:style-name="T707"/><text:span text:style-name="T708"/></text:p>
        </text:list-item>
        <text:list-item>
          <text:p text:style-name="P131"><text:span text:style-name="T709">Tener instalada la extensi</text:span><text:span text:style-name="T710">ón de Eclipse </text:span><text:a xlink:href="https://marketplace.eclipse.org/content/efxclipse" xlink:type="simple"><text:span text:style-name="T711"/><text:span text:style-name="T712">e(fx)clipse</text:span></text:a><text:span text:style-name="T713">. En el momento del proyecto, esta extensi</text:span><text:span text:style-name="T714">ón no es compatible con versiones de Eclipse superiores a la 2022-12.</text:span><text:span text:style-name="T715"/><text:span text:style-name="T716"/></text:p>
        </text:list-item>
        <text:list-item>
          <text:p text:style-name="P132"><text:span text:style-name="T717">Tener instalado </text:span><text:a xlink:href="https://gluonhq.com/products/scene-builder/#download" xlink:type="simple"><text:span text:style-name="T718"/><text:span text:style-name="T719">SceneBuilder</text:span><text:span text:style-name="T720"/></text:a><text:span text:style-name="T721">.</text:span><text:span text:style-name="T722"/><text:span text:style-name="T723"/></text:p>
        </text:list-item>
        <text:list-item>
          <text:p text:style-name="P133"><text:span text:style-name="T724">Tener instalado un programa de base de datos. Se recomienda </text:span><text:a xlink:href="https://sqlitebrowser.org/dl/" xlink:type="simple"><text:span text:style-name="T725"/><text:span text:style-name="T726">DB Browser</text:span></text:a><text:span text:style-name="T727">.</text:span><text:span text:style-name="T728"/><text:span text:style-name="T729"/></text:p>
        </text:list-item>
        <text:list-item>
          <text:p text:style-name="P134"><text:span text:style-name="T730">Tener descargado el </text:span><text:a xlink:href="https://www.oracle.com/es/java/technologies/javase/javase8-archive-downloads.html" xlink:type="simple"><text:span text:style-name="T731"/><text:span text:style-name="T732">JDK </text:span><text:span text:style-name="T733">1.8</text:span></text:a><text:span text:style-name="T734"> de Java.</text:span><text:span text:style-name="T735"/><text:span text:style-name="T736"/></text:p>
        </text:list-item>
        <text:list-item>
          <text:p text:style-name="P135"><text:span text:style-name="T737">Tener descargado un </text:span><text:a xlink:href="https://gluonhq.com/products/javafx/" xlink:type="simple"><text:span text:style-name="T738"/><text:span text:style-name="T739">SKD de JavaFX</text:span></text:a><text:span text:style-name="T740">. La versi</text:span><text:span text:style-name="T741">ón de JavaFX del programa es la 19.</text:span><text:span text:style-name="T742"/><text:span text:style-name="T743"/></text:p>
        </text:list-item>
      </text:list>
      <text:list>
        <text:list-item>
          <text:p text:style-name="P136"><text:span text:style-name="T744"/><text:span text:style-name="T745"/><text:span text:style-name="T746"/></text:p>
        </text:list-item>
        <text:list-item>
          <text:p text:style-name="P137"><text:span text:style-name="T747">Nota t</text:span><text:span text:style-name="T748">écnica: se puede programar el proyecto con una versi</text:span><text:span text:style-name="T749">ón de Java reciente. A trav</text:span><text:span text:style-name="T750">és de Maven, se pueden importar las dependencias necesarias para utilizar JavaFX sin estar limitados a Java 8.</text:span><text:span text:style-name="T751"/><text:span text:style-name="T752"/></text:p>
        </text:list-item>
        <text:list-item>
          <text:p text:style-name="P138"><text:span text:style-name="T753"/><text:span text:style-name="T754"/></text:p>
        </text:list-item>
        <text:list-item>
          <text:p text:style-name="P139"><text:span text:style-name="T755">Se necesita VLC para poder reproducir los v</text:span><text:span text:style-name="T756">ídeos, saltando un error si hay alg</text:span><text:span text:style-name="T757">ún problema en la ejecuci</text:span><text:span text:style-name="T758">ón.</text:span><text:span text:style-name="T759"/><text:span text:style-name="T760"/></text:p>
        </text:list-item>
        <text:list-item>
          <text:p text:style-name="P140"><text:span text:style-name="T761"/><text:span text:style-name="T762"/><text:span text:style-name="T763"/></text:p>
        </text:list-item>
        <text:list-item>
          <text:p text:style-name="P141"><text:span text:style-name="T764">Primero, ejecutamos Eclipse. Nos pedir</text:span><text:span text:style-name="T765">á que seleccionemos una carpeta como entorno de trabajo. Ahora, para obtener el proyecto podemos:</text:span><text:span text:style-name="T766"/><text:span text:style-name="T767"/></text:p>
        </text:list-item>
      </text:list>
      <text:list text:style-name="WWNum5" text:continue-numbering="true">
        <text:list-item>
          <text:p text:style-name="P142"><text:span text:style-name="T768">Descargar el proyecto y descomprimirlo.</text:span><text:span text:style-name="T769"/><text:span text:style-name="T770"/></text:p>
        </text:list-item>
        <text:list-item>
          <text:p text:style-name="P143"><text:span text:style-name="T771">Clonar el proyecto. Para esto, es necesario </text:span><text:a xlink:href="https://git-scm.com/" xlink:type="simple"><text:span text:style-name="T772"/><text:span text:style-name="T773">Git</text:span></text:a><text:span text:style-name="T774">.</text:span><text:span text:style-name="T775"/><text:span text:style-name="T776"/></text:p>
        </text:list-item>
      </text:list>
      <text:list>
        <text:list-item>
          <text:p text:style-name="P144"><text:span text:style-name="T777"/><text:span text:style-name="T778"/><text:span text:style-name="T779"/></text:p>
        </text:list-item>
        <text:list-item>
          <text:p text:style-name="P145"><text:span text:style-name="T780">Ahora que tenemos el proyecto, configuramos Eclipse para poder trabajar en el proyecto.</text:span><text:span text:style-name="T781"/><text:span text:style-name="T782"/></text:p>
        </text:list-item>
      </text:list>
      <text:list text:style-name="WWNum8" text:continue-numbering="true">
        <text:list-item>
          <text:p text:style-name="P146"><text:span text:style-name="T783">Instalamos la extensi</text:span><text:span text:style-name="T784">ón e(fx)clipse. Para esto, hacemos:</text:span><text:span text:style-name="T785"/><text:span text:style-name="T786"/></text:p>
        </text:list-item>
        <text:list-item>
          <text:list>
            <text:list-item>
              <text:p text:style-name="P147"><text:span text:style-name="T787">En el men</text:span><text:span text:style-name="T788">ú horizontal superior, nos dirigimos a “Ayuda/Help” y hacemos clic en “Eclipse Marketplace”.</text:span><text:span text:style-name="T789"/><text:span text:style-name="T790"/></text:p>
            </text:list-item>
            <text:list-item>
              <text:p text:style-name="P148"><text:span text:style-name="T791">Buscamos “javafx”.</text:span><text:span text:style-name="T792"/><text:span text:style-name="T793"/></text:p>
            </text:list-item>
            <text:list-item>
              <text:p text:style-name="P149"><text:span text:style-name="T794">Cuando encontremos la extensi</text:span><text:span text:style-name="T795">ón, le damos a “Install”, y en el proceso de instalaci</text:span><text:span text:style-name="T796">ón, aceptamos las licencias y esperamos a que Eclipse nos diga que tiene que reiniciarse.</text:span><text:span text:style-name="T797"/><text:span text:style-name="T798"/></text:p>
            </text:list-item>
          </text:list>
        </text:list-item>
        <text:list-item>
          <text:p text:style-name="P150"><text:span text:style-name="T799">Una vez que la instalamos, configuramos la extensi</text:span><text:span text:style-name="T800">ón:</text:span><text:span text:style-name="T801"/><text:span text:style-name="T802"/></text:p>
        </text:list-item>
        <text:list-item>
          <text:list>
            <text:list-item>
              <text:p text:style-name="P151"><text:span text:style-name="T803">En el men</text:span><text:span text:style-name="T804">ú horizontal superior, nos dirigimos a “Ventana/Window” y hacemos clic en “Preferencias/Preferences”.</text:span><text:span text:style-name="T805"/><text:span text:style-name="T806"/></text:p>
            </text:list-item>
            <text:list-item>
              <text:p text:style-name="P152"><text:span text:style-name="T807">Nos movemos al men</text:span><text:span text:style-name="T808">ú “JavaFX”, e indicamos d</text:span><text:span text:style-name="T809">ónde est</text:span><text:span text:style-name="T810">á el ejecutable de SceneBuilder y el SDK de JavaFX.</text:span><text:span text:style-name="T811"/><text:span text:style-name="T812"/></text:p>
            </text:list-item>
          </text:list>
        </text:list-item>
        <text:list-item>
          <text:p text:style-name="P153"><text:span text:style-name="T813">Ahora que tenemos la extensi</text:span><text:span text:style-name="T814">ón configurada, añadimos el JDK a los JRE de Eclipse. En el propi</text:span><text:span text:style-name="T815">o men</text:span><text:span text:style-name="T816">ú de preferencias:</text:span><text:span text:style-name="T817"/><text:span text:style-name="T818"/></text:p>
        </text:list-item>
        <text:list-item>
          <text:list>
            <text:list-item>
              <text:p text:style-name="P154"><text:span text:style-name="T819">Expandimos </text:span><text:span text:style-name="T820">árbol de “Java” y nos movemos a “Installed JREs”.</text:span><text:span text:style-name="T821"/><text:span text:style-name="T822"/></text:p>
            </text:list-item>
            <text:list-item>
              <text:p text:style-name="P155"><text:span text:style-name="T823">Hacemos clic en “Add...”.</text:span><text:span text:style-name="T824"/><text:span text:style-name="T825"/></text:p>
            </text:list-item>
            <text:list-item>
              <text:p text:style-name="P156"><text:span text:style-name="T826">Seleccionamos “Standard VM”.</text:span><text:span text:style-name="T827"/><text:span text:style-name="T828"/></text:p>
            </text:list-item>
            <text:list-item>
              <text:p text:style-name="P157"><text:span text:style-name="T829">En “JRE home”, indicamos la carpeta del JDK 1.8.</text:span><text:span text:style-name="T830"/><text:span text:style-name="T831"/></text:p>
            </text:list-item>
            <text:list-item>
              <text:p text:style-name="P158"><text:span text:style-name="T832">Le damos a “Finalizar/Finish”.</text:span><text:span text:style-name="T833"/><text:span text:style-name="T834"/></text:p>
            </text:list-item>
          </text:list>
        </text:list-item>
        <text:list-item>
          <text:p text:style-name="P159"><text:span text:style-name="T835">Continuamos importando el proyecto. Para ello:</text:span><text:span text:style-name="T836"/><text:span text:style-name="T837"/></text:p>
        </text:list-item>
        <text:list-item>
          <text:list>
            <text:list-item>
              <text:p text:style-name="P160"><text:span text:style-name="T838">En el men</text:span><text:span text:style-name="T839">ú horizontal superior, nos dirigimos a “Archivo/File” y hacemos clic en “Import...”</text:span><text:span text:style-name="T840">.</text:span><text:span text:style-name="T841"/><text:span text:style-name="T842"/></text:p>
            </text:list-item>
            <text:list-item>
              <text:p text:style-name="P161"><text:span text:style-name="T843">Seleccionamos “File System”.</text:span><text:span text:style-name="T844"/><text:span text:style-name="T845"/></text:p>
            </text:list-item>
            <text:list-item>
              <text:p text:style-name="P162"><text:span text:style-name="T846">En “From directory”, seleccionamos la carpeta del proyecto y le damos a “Finish”.</text:span><text:span text:style-name="T847"/><text:span text:style-name="T848"/></text:p>
            </text:list-item>
          </text:list>
        </text:list-item>
      </text:list>
      <text:list>
        <text:list-item>
          <text:p text:style-name="P163"><text:span text:style-name="T849"> Una vez importado el proyecto, is nos da error, tendremos que cambiar el JDK con el que se ejecuta. Para ello:</text:span><text:span text:style-name="T850"/><text:span text:style-name="T851"/></text:p>
        </text:list-item>
      </text:list>
      <text:list text:style-name="WWNum10" text:continue-numbering="true">
        <text:list-item>
          <text:p text:style-name="P164"><text:span text:style-name="T852">En el explorador de la izquierda, hacemos clic derecho y le damos a “Properties”.</text:span><text:span text:style-name="T853"/><text:span text:style-name="T854"/></text:p>
        </text:list-item>
        <text:list-item>
          <text:p text:style-name="P165"><text:span text:style-name="T855">Nos vamos a “Java Build Path”.</text:span><text:span text:style-name="T856"/><text:span text:style-name="T857"/></text:p>
        </text:list-item>
        <text:list-item>
          <text:p text:style-name="P166"><text:span text:style-name="T858">Seleccionamos la opci</text:span><text:span text:style-name="T859">ón de JRE y seleccionamos “Edit...”.</text:span><text:span text:style-name="T860"/><text:span text:style-name="T861"/></text:p>
        </text:list-item>
        <text:list-item>
          <text:p text:style-name="P167"><text:span text:style-name="T862"/><text:span text:style-name="T863">En “Alternate JRE”, seleccionamos el JDK 1.8 y pulsamos “Finish”.</text:span><text:span text:style-name="T864"/><text:span text:style-name="T865"/></text:p>
        </text:list-item>
        <text:list-item>
          <text:p text:style-name="P168"><text:span text:style-name="T866">Nos movemos a “Java Compiler”.</text:span><text:span text:style-name="T867"/><text:span text:style-name="T868"/></text:p>
        </text:list-item>
        <text:list-item>
          <text:p text:style-name="P169"><text:span text:style-name="T869">Activamos “Enable project specific settings” y cambiamos “Compiler compliance level” a 1.8.</text:span><text:span text:style-name="T870"/><text:span text:style-name="T871"/></text:p>
        </text:list-item>
      </text:list>
      <text:list>
        <text:list-item>
          <text:p text:style-name="P170"><text:span text:style-name="T872">Con esto, ya podr</text:span><text:span text:style-name="T873">íamos empezar a desarrollar.</text:span><text:span text:style-name="T874"/><text:span text:style-name="T875"/></text:p>
        </text:list-item>
        <text:list-item>
          <text:p text:style-name="P171"><text:span text:style-name="T876"/><text:span text:style-name="T877"/><text:span text:style-name="T878"/></text:p>
        </text:list-item>
        <text:list-item>
          <text:p text:style-name="P172"><text:span text:style-name="T879">Consideraciones:</text:span><text:span text:style-name="T880"/><text:span text:style-name="T881"/></text:p>
        </text:list-item>
      </text:list>
      <text:list text:style-name="WWNum12" text:continue-numbering="true">
        <text:list-item>
          <text:p text:style-name="P173"><text:span text:style-name="T882">La base de datos est</text:span><text:span text:style-name="T883">á incluida en el proyecto.</text:span><text:span text:style-name="T884"/><text:span text:style-name="T885"/></text:p>
        </text:list-item>
      </text:list>
      <text:list text:style-name="WWNum11" text:continue-numbering="true">
        <text:list-item>
          <text:p text:style-name="P174"><text:span text:style-name="T886">La ejecuci</text:span><text:span text:style-name="T887">ón del programa crea una serie de archivos en la carpeta de configuraciones del usuario. Entre ellos, una copia de la base de datos limpia, por lo que si se hace alg</text:span><text:span text:style-name="T888">ún cambio a la base de datos en el proyecto, se ha de eliminar este archivo, que se encuentra en:</text:span><text:span text:style-name="T889"/><text:span text:style-name="T890"/></text:p>
        </text:list-item>
        <text:list-item>
          <text:list>
            <text:list-item>
              <text:p text:style-name="P175"><text:span text:style-name="T891">Windows: C:\Users\[tu_usuario]\AppData\Local\JGrabber</text:span><text:span text:style-name="T892"/><text:span text:style-name="T893"/></text:p>
            </text:list-item>
            <text:list-item>
              <text:p text:style-name="P176"><text:span text:style-name="T894">Linux: /home/[tu_usuario]/.config/jgrabber</text:span><text:span text:style-name="T895"/><text:span text:style-name="T896"/></text:p>
            </text:list-item>
          </text:list>
        </text:list-item>
        <text:list-item>
          <text:p text:style-name="P177"><text:span text:style-name="T897">Recuerda siempre refrescar el proyecto una vez hecho cambios en los FXML o en la base de datos, o tras haber añadido archivos desde fuera de Eclipse.</text:span><text:span text:style-name="T898"/><text:span text:style-name="T899"/></text:p>
        </text:list-item>
      </text:list>
      <text:list>
        <text:list-item>
          <text:p text:style-name="P178"><text:span text:style-name="T900"/><text:bookmark-start text:name="_Toc14"/><text:span text:style-name="T901">Documentaci</text:span><text:span text:style-name="T902">ón de la soluci</text:span><text:span text:style-name="T903">ón</text:span><text:span text:style-name="T904"/><text:bookmark-end text:name="_Toc14"/><text:span text:style-name="T905"/><text:span text:style-name="T906"/></text:p>
        </text:list-item>
        <text:list-item>
          <text:p text:style-name="P179"><text:span text:style-name="T907">El c</text:span><text:span text:style-name="T908">ódigo se puede encontrar en </text:span><text:a xlink:href="https://github.com/" xlink:type="simple"><text:span text:style-name="T909"/><text:span text:style-name="T910">GitHub</text:span></text:a><text:span text:style-name="T911">, siendo este el </text:span><text:a xlink:href="https://github.com/A-DanielSerranoRodriguez-PabloPicasso/TFG-Grabber" xlink:type="simple"><text:span text:style-name="T912"/><text:span text:style-name="T913">repositorio</text:span></text:a><text:span text:style-name="T914">.</text:span><text:span text:style-name="T915"/><text:span text:style-name="T916"/></text:p>
        </text:list-item>
        <text:list-item>
          <text:p text:style-name="P180"><text:span text:style-name="T917">Es un programa de c</text:span><text:span text:style-name="T918">ódigo abierto, por lo que cualquiera puede tener acceso a este, analizar el c</text:span><text:span text:style-name="T919">ódigo y contribuir.</text:span><text:span text:style-name="T920"/><text:span text:style-name="T921"/></text:p>
        </text:list-item>
        <text:list-item>
          <text:p text:style-name="P181"><text:span text:style-name="T922"/><text:span text:style-name="T923"/><text:span text:style-name="T924"/></text:p>
        </text:list-item>
        <text:list-item>
          <text:p text:style-name="P182"><text:span text:style-name="T925"/><text:bookmark-start text:name="_Toc15"/><text:span text:style-name="T926">Enlaces de inter</text:span><text:span text:style-name="T927">és</text:span><text:span text:style-name="T928"/><text:bookmark-end text:name="_Toc15"/><text:span text:style-name="T929"/><text:span text:style-name="T930"/></text:p>
        </text:list-item>
        <text:list-item>
          <text:p text:style-name="P183"><text:span text:style-name="T931"/><text:bookmark-start text:name="_Toc16"/><text:span text:style-name="T932">Documentaci</text:span><text:span text:style-name="T933">ón</text:span><text:span text:style-name="T934"/><text:bookmark-end text:name="_Toc16"/><text:span text:style-name="T935"/><text:span text:style-name="T936"/></text:p>
        </text:list-item>
        <text:list-item>
          <text:p text:style-name="P184"><text:span text:style-name="T937">Oficiales</text:span><text:span text:style-name="T938"/><text:span text:style-name="T939"/></text:p>
        </text:list-item>
      </text:list>
      <text:list text:style-name="WWNum13" text:continue-numbering="true">
        <text:list-item>
          <text:p text:style-name="P185"><text:span text:style-name="T940"/><text:a xlink:href="https://docs.oracle.com/javase/8/docs/technotes/tools/windows/javadoc.html" xlink:type="simple"><text:span text:style-name="T941"/><text:span text:style-name="T942">Java</text:span></text:a><text:span text:style-name="T943"/><text:span text:style-name="T944"/></text:p>
        </text:list-item>
        <text:list-item>
          <text:p text:style-name="P186"><text:span text:style-name="T945">JavaFX: </text:span><text:a xlink:href="https://openjfx.io/javadoc/20/" xlink:type="simple"><text:span text:style-name="T946"/><text:span text:style-name="T947">OpenFX</text:span></text:a><text:span text:style-name="T948">, </text:span><text:a xlink:href="https://fxdocs.github.io/docs/html5/" xlink:type="simple"><text:span text:style-name="T949"/><text:span text:style-name="T950">FXDocs</text:span></text:a><text:span text:style-name="T951">, </text:span><text:a xlink:href="https://docs.oracle.com/javafx/2/" xlink:type="simple"><text:span text:style-name="T952"/><text:span text:style-name="T953">Oracle</text:span></text:a><text:span text:style-name="T954"/><text:span text:style-name="T955"/></text:p>
        </text:list-item>
      </text:list>
      <text:list>
        <text:list-item>
          <text:p text:style-name="P187"><text:span text:style-name="T956"/><text:span text:style-name="T957"/><text:span text:style-name="T958"/></text:p>
        </text:list-item>
        <text:list-item>
          <text:p text:style-name="P188"><text:span text:style-name="T959">Extra-oficiales. Debido a la relativa antig</text:span><text:span text:style-name="T960">üedad de JavaFX, se pueden recomendar los siguientes lugares para realizar preguntas o buscar preguntas.</text:span><text:span text:style-name="T961"/><text:span text:style-name="T962"/></text:p>
        </text:list-item>
      </text:list>
      <text:list text:style-name="WWNum14" text:continue-numbering="true">
        <text:list-item>
          <text:p text:style-name="P189"><text:span text:style-name="T963"/><text:a xlink:href="https://stackoverflow.com/" xlink:type="simple"><text:span text:style-name="T964"/><text:span text:style-name="T965">StackOverflow</text:span></text:a><text:span text:style-name="T966"/><text:span text:style-name="T967"/></text:p>
        </text:list-item>
        <text:list-item>
          <text:p text:style-name="P190"><text:span text:style-name="T968"/><text:a xlink:href="https://openai.com/chatgpt" xlink:type="simple"><text:span text:style-name="T969"/><text:span text:style-name="T970">ChatGPT</text:span></text:a><text:span text:style-name="T971"/><text:span text:style-name="T972"/></text:p>
        </text:list-item>
      </text:list>
      <text:list>
        <text:list-item>
          <text:p text:style-name="P191"><text:span text:style-name="T973"/><text:span text:style-name="T974"/><text:span text:style-name="T975"/></text:p>
        </text:list-item>
        <text:list-item>
          <text:p text:style-name="P192"><text:span text:style-name="T976">Aunque StackOverflow no pueda ser el sitio m</text:span><text:span text:style-name="T977">ás recomendado para buscar respuestas, debido a la naturaleza de JavaFX puede que las soluciones propuestas a lo que est</text:span><text:span text:style-name="T978">és buscando sean correctas. Y debido a la antig</text:span><text:span text:style-name="T979">üedad de JavaFX, preguntas formuladas correctamente a ChatGPT pueden darte los resultados que necesitas.</text:span><text:span text:style-name="T980"/><text:span text:style-name="T981"/></text:p>
        </text:list-item>
        <text:list-item>
          <text:p text:style-name="P193"><text:span text:style-name="T982"/><text:span text:style-name="T983"/><text:span text:style-name="T984"/></text:p>
        </text:list-item>
        <text:list-item>
          <text:p text:style-name="P194"><text:span text:style-name="T985"/><text:bookmark-start text:name="_Toc17"/><text:span text:style-name="T986">P</text:span><text:span text:style-name="T987">áginas externas</text:span><text:span text:style-name="T988"/><text:bookmark-end text:name="_Toc17"/><text:span text:style-name="T989"/><text:span text:style-name="T990"/></text:p>
        </text:list-item>
        <text:list-item>
          <text:p text:style-name="P195"><text:span text:style-name="T991">Para implementar la descarga de v</text:span><text:span text:style-name="T992">ídeos en el proyecto, se hace uso de la p</text:span><text:span text:style-name="T993">ágina </text:span><text:a xlink:href="https://www.savethevideo.com/es/home" xlink:type="simple"><text:span text:style-name="T994"/><text:span text:style-name="T995">SaveTheVideo</text:span></text:a><text:span text:style-name="T996">. Esta p</text:span><text:span text:style-name="T997">ágina viene con sus limitaciones, y se plantea cambiar la </text:span><text:span text:style-name="T998">automatizaci</text:span><text:span text:style-name="T999">ón de Selenium con esta p</text:span><text:span text:style-name="T1000">ágina por el programa </text:span><text:a xlink:href="https://youtube-dl.org/" xlink:type="simple"><text:span text:style-name="T1001"/><text:span text:style-name="T1002">youtube-dl</text:span></text:a><text:span text:style-name="T1003">, con la posibilidad de introducir </text:span><text:a xlink:href="https://github.com/yt-dlp/yt-dlp" xlink:type="simple"><text:span text:style-name="T1004"/><text:span text:style-name="T1005">yt-dlp</text:span></text:a><text:span text:style-name="T1006">, un fork con mejores funcionalida</text:span><text:span text:style-name="T1007">des.</text:span><text:span text:style-name="T1008"/><text:span text:style-name="T100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text">
      <style:text-properties/>
    </style:default-style>
    <style:default-style style:family="paragraph">
      <style:text-properties fo:font-size="10pt"/>
      <style:paragraph-properties style:tab-stop-distance="35.45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626">
      <style:text-properties fo:font-size="10pt"/>
    </style:style>
    <style:style style:display-name="DStyle_text" style:family="text" style:name="627"/>
    <style:style style:parent-style-name="626" style:display-name="Heading 1 Char" style:family="text" style:name="628">
      <style:text-properties fo:font-family="Arial" style:font-family-complex="Arial" fo:font-size="20pt"/>
    </style:style>
    <style:style style:parent-style-name="626" style:display-name="Heading 2 Char" style:family="text" style:name="629">
      <style:text-properties fo:font-family="Arial" style:font-family-complex="Arial" fo:font-size="17pt"/>
    </style:style>
    <style:style style:parent-style-name="626" style:display-name="Heading 3 Char" style:family="text" style:name="630">
      <style:text-properties fo:font-family="Arial" style:font-family-complex="Arial" fo:font-size="15pt"/>
    </style:style>
    <style:style style:parent-style-name="626" style:display-name="Heading 4 Char" style:family="text" style:name="631">
      <style:text-properties fo:font-family="Arial" style:font-family-complex="Arial" fo:font-size="13pt" fo:font-weight="bold"/>
    </style:style>
    <style:style style:parent-style-name="626" style:display-name="Heading 5 Char" style:family="text" style:name="632">
      <style:text-properties fo:font-family="Arial" style:font-family-complex="Arial" fo:font-size="12pt" fo:font-weight="bold"/>
    </style:style>
    <style:style style:parent-style-name="626" style:display-name="Heading 6 Char" style:family="text" style:name="633">
      <style:text-properties fo:font-family="Arial" style:font-family-complex="Arial" fo:font-size="11pt" fo:font-weight="bold"/>
    </style:style>
    <style:style style:parent-style-name="679" style:display-name="Heading 7" style:family="paragraph" style:name="634">
      <style:text-properties fo:font-family="Arial" style:font-family-complex="Arial" fo:font-size="11pt" fo:font-style="italic" fo:font-weight="bold"/>
      <style:paragraph-properties fo:margin-top="16pt" fo:margin-bottom="10pt"/>
    </style:style>
    <style:style style:parent-style-name="626" style:display-name="Heading 7 Char" style:family="text" style:name="635">
      <style:text-properties fo:font-family="Arial" style:font-family-complex="Arial" fo:font-size="11pt" fo:font-style="italic" fo:font-weight="bold"/>
    </style:style>
    <style:style style:parent-style-name="679" style:display-name="Heading 8" style:family="paragraph" style:name="636">
      <style:text-properties fo:font-family="Arial" style:font-family-complex="Arial" fo:font-size="11pt" fo:font-style="italic"/>
      <style:paragraph-properties fo:margin-top="16pt" fo:margin-bottom="10pt"/>
    </style:style>
    <style:style style:parent-style-name="626" style:display-name="Heading 8 Char" style:family="text" style:name="637">
      <style:text-properties fo:font-family="Arial" style:font-family-complex="Arial" fo:font-size="11pt" fo:font-style="italic"/>
    </style:style>
    <style:style style:parent-style-name="679" style:display-name="Heading 9" style:family="paragraph" style:name="638">
      <style:text-properties fo:font-family="Arial" style:font-family-complex="Arial" fo:font-size="10.5pt" fo:font-style="italic"/>
      <style:paragraph-properties fo:margin-top="16pt" fo:margin-bottom="10pt"/>
    </style:style>
    <style:style style:parent-style-name="626" style:display-name="Heading 9 Char" style:family="text" style:name="639">
      <style:text-properties fo:font-family="Arial" style:font-family-complex="Arial" fo:font-size="10.5pt" fo:font-style="italic"/>
    </style:style>
    <style:style style:parent-style-name="679" style:display-name="List Paragraph" style:family="paragraph" style:name="640">
      <style:paragraph-properties fo:margin-left="1.27cm" fo:margin-right="0cm" fo:text-indent="0cm"/>
    </style:style>
    <style:style style:parent-style-name="626" style:display-name="No Spacing" style:family="paragraph" style:name="641">
      <style:paragraph-properties fo:line-height="100%" fo:margin-top="0pt" fo:margin-bottom="0pt"/>
    </style:style>
    <style:style style:parent-style-name="626" style:display-name="Title Char" style:family="text" style:name="642">
      <style:text-properties fo:font-size="24pt"/>
    </style:style>
    <style:style style:parent-style-name="626" style:display-name="Subtitle Char" style:family="text" style:name="643">
      <style:text-properties fo:font-size="12pt"/>
    </style:style>
    <style:style style:parent-style-name="679" style:display-name="Quote" style:family="paragraph" style:name="644">
      <style:text-properties fo:font-style="italic"/>
      <style:paragraph-properties fo:margin-left="1.27cm" fo:margin-right="1.27cm" fo:text-indent="0cm"/>
    </style:style>
    <style:style style:parent-style-name="626" style:display-name="Quote Char" style:family="text" style:name="645">
      <style:text-properties fo:font-style="italic"/>
    </style:style>
    <style:style style:parent-style-name="679" style:display-name="Intense Quote" style:family="paragraph" style:name="646">
      <style:text-properties fo:font-style="italic"/>
      <style:paragraph-properties fo:margin-left="1.27cm" fo:margin-right="1.27cm" fo:text-indent="0cm" fo:background-color="#f2f2f2" fo:border="0.01764cm solid #FFFFFF"/>
    </style:style>
    <style:style style:parent-style-name="626" style:display-name="Intense Quote Char" style:family="text" style:name="647">
      <style:text-properties fo:font-style="italic"/>
    </style:style>
    <style:style style:parent-style-name="679" style:display-name="Header" style:family="paragraph" style:name="648">
      <style:paragraph-properties fo:line-height="100%" fo:margin-bottom="0pt">
        <style:tab-stops>
          <style:tab-stop style:position="12.6cm" style:type="center"/>
          <style:tab-stop style:position="25.2cm" style:type="right"/>
        </style:tab-stops>
      </style:paragraph-properties>
    </style:style>
    <style:style style:parent-style-name="626" style:display-name="Header Char" style:family="text" style:name="649"/>
    <style:style style:parent-style-name="679" style:display-name="Footer" style:family="paragraph" style:name="650">
      <style:paragraph-properties fo:line-height="100%" fo:margin-bottom="0pt">
        <style:tab-stops>
          <style:tab-stop style:position="12.6cm" style:type="center"/>
          <style:tab-stop style:position="25.2cm" style:type="right"/>
        </style:tab-stops>
      </style:paragraph-properties>
    </style:style>
    <style:style style:parent-style-name="626" style:display-name="Footer Char" style:family="text" style:name="651"/>
    <style:style style:parent-style-name="626" style:display-name="Caption Char" style:family="text" style:name="652"/>
    <style:style style:parent-style-name="626" style:display-name="Hyperlink" style:family="text" style:name="653">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626" style:display-name="Internet link" style:family="text" style:name="654">
      <style:text-properties fo:color="#0000ff" style:text-underline-type="single" style:text-underline-style="solid" style:text-underline-width="auto" style:text-underline-color="font-color"/>
    </style:style>
    <style:style style:parent-style-name="679" style:display-name="footnote text" style:family="paragraph" style:name="655">
      <style:text-properties fo:font-size="9pt"/>
      <style:paragraph-properties fo:line-height="100%" fo:margin-bottom="2pt"/>
    </style:style>
    <style:style style:parent-style-name="626" style:display-name="Footnote Text Char" style:family="text" style:name="656">
      <style:text-properties fo:font-size="9pt"/>
    </style:style>
    <style:style style:parent-style-name="626" style:display-name="footnote reference" style:family="text" style:name="657">
      <style:text-properties style:text-position="super 58%"/>
    </style:style>
    <style:style style:parent-style-name="679" style:display-name="endnote text" style:family="paragraph" style:name="658">
      <style:text-properties fo:font-size="10pt"/>
      <style:paragraph-properties fo:line-height="100%" fo:margin-bottom="0pt"/>
    </style:style>
    <style:style style:parent-style-name="626" style:display-name="Endnote Text Char" style:family="text" style:name="659">
      <style:text-properties fo:font-size="10pt"/>
    </style:style>
    <style:style style:parent-style-name="626" style:display-name="endnote reference" style:family="text" style:name="660">
      <style:text-properties style:text-position="super 58%"/>
    </style:style>
    <style:style style:parent-style-name="679" style:display-name="toc 1" style:family="paragraph" style:name="661">
      <style:text-properties/>
      <style:paragraph-properties fo:margin-left="0cm" fo:margin-right="0cm" fo:text-indent="0cm" fo:margin-bottom="2.85pt"/>
    </style:style>
    <style:style style:parent-style-name="679" style:display-name="toc 2" style:family="paragraph" style:name="662">
      <style:text-properties/>
      <style:paragraph-properties fo:margin-left="0.4992cm" fo:margin-right="0cm" fo:text-indent="0cm" fo:margin-bottom="2.85pt"/>
    </style:style>
    <style:style style:parent-style-name="679" style:display-name="toc 3" style:family="paragraph" style:name="663">
      <style:paragraph-properties fo:margin-left="1cm" fo:margin-right="0cm" fo:text-indent="0cm" fo:margin-bottom="2.85pt"/>
    </style:style>
    <style:style style:parent-style-name="679" style:display-name="toc 4" style:family="paragraph" style:name="664">
      <style:paragraph-properties fo:margin-left="1.499cm" fo:margin-right="0cm" fo:text-indent="0cm" fo:margin-bottom="2.85pt"/>
    </style:style>
    <style:style style:parent-style-name="679" style:display-name="toc 5" style:family="paragraph" style:name="665">
      <style:paragraph-properties fo:margin-left="2cm" fo:margin-right="0cm" fo:text-indent="0cm" fo:margin-bottom="2.85pt"/>
    </style:style>
    <style:style style:parent-style-name="679" style:display-name="toc 6" style:family="paragraph" style:name="666">
      <style:paragraph-properties fo:margin-left="2.5cm" fo:margin-right="0cm" fo:text-indent="0cm" fo:margin-bottom="2.85pt"/>
    </style:style>
    <style:style style:parent-style-name="679" style:display-name="toc 7" style:family="paragraph" style:name="667">
      <style:paragraph-properties fo:margin-left="3.001cm" fo:margin-right="0cm" fo:text-indent="0cm" fo:margin-bottom="2.85pt"/>
    </style:style>
    <style:style style:parent-style-name="679" style:display-name="toc 8" style:family="paragraph" style:name="668">
      <style:paragraph-properties fo:margin-left="3.5cm" fo:margin-right="0cm" fo:text-indent="0cm" fo:margin-bottom="2.85pt"/>
    </style:style>
    <style:style style:parent-style-name="679" style:display-name="toc 9" style:family="paragraph" style:name="669">
      <style:paragraph-properties fo:margin-left="4.001cm" fo:margin-right="0cm" fo:text-indent="0cm" fo:margin-bottom="2.85pt"/>
    </style:style>
    <style:style style:parent-style-name="626" style:display-name="TOC Heading" style:family="paragraph" style:name="670"/>
    <style:style style:parent-style-name="679" style:display-name="table of figures" style:family="paragraph" style:name="671">
      <style:paragraph-properties fo:margin-bottom="0pt"/>
    </style:style>
    <style:style style:display-name="DStyle_paragraph" style:family="paragraph" style:name="672">
      <style:text-properties fo:color="#000000" fo:font-family="Arial" style:font-family-complex="Arial" fo:font-size="11pt"/>
      <style:paragraph-properties/>
    </style:style>
    <style:style style:parent-style-name="672" style:display-name="Standard" style:family="paragraph" style:name="673"/>
    <style:style style:parent-style-name="673" style:display-name="Heading" style:family="paragraph" style:name="674">
      <style:text-properties fo:font-family="Liberation Sans" style:font-family-complex="Liberation Sans" fo:font-size="14pt"/>
      <style:paragraph-properties fo:margin-top="12pt" fo:margin-bottom="6pt"/>
    </style:style>
    <style:style style:parent-style-name="673" style:display-name="Text body" style:family="paragraph" style:name="675">
      <style:paragraph-properties fo:line-height="115%" fo:margin-top="0pt" fo:margin-bottom="7pt"/>
    </style:style>
    <style:style style:parent-style-name="675" style:display-name="List" style:family="paragraph" style:name="676"/>
    <style:style style:parent-style-name="673" style:display-name="Caption" style:family="paragraph" style:name="677">
      <style:text-properties fo:font-size="12pt" fo:font-style="italic"/>
      <style:paragraph-properties fo:margin-top="6pt" fo:margin-bottom="6pt"/>
    </style:style>
    <style:style style:parent-style-name="673" style:display-name="Index" style:family="paragraph" style:name="678"/>
    <style:style style:parent-style-name="672" style:display-name="Normal" style:family="paragraph" style:name="679">
      <style:text-properties/>
      <style:paragraph-properties fo:line-height="115%" fo:text-align="left" fo:margin-top="0pt" fo:margin-bottom="0pt"/>
    </style:style>
    <style:style style:parent-style-name="679" style:display-name="Heading 1" style:family="paragraph" style:name="680">
      <style:text-properties fo:font-size="20pt"/>
      <style:paragraph-properties fo:line-height="100%" fo:margin-top="20pt" fo:margin-bottom="6pt"/>
    </style:style>
    <style:style style:parent-style-name="679" style:display-name="Heading 2" style:family="paragraph" style:name="681">
      <style:text-properties fo:font-size="16pt" fo:font-weight="normal"/>
      <style:paragraph-properties fo:line-height="100%" fo:margin-top="18pt" fo:margin-bottom="6pt"/>
    </style:style>
    <style:style style:parent-style-name="679" style:display-name="Heading 3" style:family="paragraph" style:name="682">
      <style:text-properties fo:color="#434343" fo:font-size="14pt" fo:font-weight="normal"/>
      <style:paragraph-properties fo:line-height="100%" fo:margin-top="16pt" fo:margin-bottom="4pt"/>
    </style:style>
    <style:style style:parent-style-name="679" style:display-name="Heading 4" style:family="paragraph" style:name="683">
      <style:text-properties fo:color="#666666" fo:font-size="12pt"/>
      <style:paragraph-properties fo:line-height="100%" fo:margin-top="14pt" fo:margin-bottom="4pt"/>
    </style:style>
    <style:style style:parent-style-name="679" style:display-name="Heading 5" style:family="paragraph" style:name="684">
      <style:text-properties fo:color="#666666" fo:font-size="11pt"/>
      <style:paragraph-properties fo:line-height="100%" fo:margin-top="12pt" fo:margin-bottom="4pt"/>
    </style:style>
    <style:style style:parent-style-name="679" style:display-name="Heading 6" style:family="paragraph" style:name="685">
      <style:text-properties fo:color="#666666" fo:font-size="11pt" fo:font-style="italic"/>
      <style:paragraph-properties fo:line-height="100%" fo:margin-top="12pt" fo:margin-bottom="4pt"/>
    </style:style>
    <style:style style:parent-style-name="679" style:display-name="Title" style:family="paragraph" style:name="686">
      <style:text-properties fo:font-size="26pt"/>
      <style:paragraph-properties fo:line-height="100%" fo:margin-top="0pt" fo:margin-bottom="3pt"/>
    </style:style>
    <style:style style:parent-style-name="679" style:display-name="Subtitle" style:family="paragraph" style:name="687">
      <style:text-properties fo:color="#666666" fo:font-family="Arial" style:font-family-complex="Arial" fo:font-size="15pt" fo:font-style="normal"/>
      <style:paragraph-properties fo:line-height="100%" fo:margin-top="0pt" fo:margin-bottom="16pt"/>
    </style:style>
    <style:style style:parent-style-name="672" style:display-name="ListLabel 1" style:family="text" style:name="688">
      <style:text-properties style:text-underline-type="none" style:text-underline-width="auto"/>
    </style:style>
    <style:style style:parent-style-name="672" style:display-name="ListLabel 2" style:family="text" style:name="689">
      <style:text-properties style:text-underline-type="none" style:text-underline-width="auto"/>
    </style:style>
    <style:style style:parent-style-name="672" style:display-name="ListLabel 3" style:family="text" style:name="690">
      <style:text-properties style:text-underline-type="none" style:text-underline-width="auto"/>
    </style:style>
    <style:style style:parent-style-name="672" style:display-name="ListLabel 4" style:family="text" style:name="691">
      <style:text-properties style:text-underline-type="none" style:text-underline-width="auto"/>
    </style:style>
    <style:style style:parent-style-name="672" style:display-name="ListLabel 5" style:family="text" style:name="692">
      <style:text-properties style:text-underline-type="none" style:text-underline-width="auto"/>
    </style:style>
    <style:style style:parent-style-name="672" style:display-name="ListLabel 6" style:family="text" style:name="693">
      <style:text-properties style:text-underline-type="none" style:text-underline-width="auto"/>
    </style:style>
    <style:style style:parent-style-name="672" style:display-name="ListLabel 7" style:family="text" style:name="694">
      <style:text-properties style:text-underline-type="none" style:text-underline-width="auto"/>
    </style:style>
    <style:style style:parent-style-name="672" style:display-name="ListLabel 8" style:family="text" style:name="695">
      <style:text-properties style:text-underline-type="none" style:text-underline-width="auto"/>
    </style:style>
    <style:style style:parent-style-name="672" style:display-name="ListLabel 9" style:family="text" style:name="696">
      <style:text-properties style:text-underline-type="none" style:text-underline-width="auto"/>
    </style:style>
    <style:style style:class="default" style:display-name="Default Paragraph Font" style:family="text" style:name="697"/>
    <style:style style:parent-style-name="672" style:display-name="T1" style:family="text" style:name="698">
      <style:text-properties fo:font-family="Arial" style:font-family-complex="Arial"/>
    </style:style>
    <style:style style:parent-style-name="672" style:display-name="T2" style:family="text" style:name="699">
      <style:text-properties fo:font-family="Courier New" style:font-family-complex="Courier New"/>
    </style:style>
    <style:style style:parent-style-name="672" style:display-name="T3" style:family="text" style:name="700">
      <style:text-properties fo:font-family="Wingdings" style:font-family-complex="Wingdings"/>
    </style:style>
    <style:style style:parent-style-name="672" style:display-name="T4" style:family="text" style:name="701">
      <style:text-properties fo:font-family="Symbol" style:font-family-complex="Symbol"/>
    </style:style>
    <style:style style:parent-style-name="672" style:display-name="T5" style:family="text" style:name="702">
      <style:text-properties fo:font-family="Courier New" style:font-family-complex="Courier New"/>
    </style:style>
    <style:style style:parent-style-name="672" style:display-name="T6" style:family="text" style:name="703">
      <style:text-properties fo:font-family="Wingdings" style:font-family-complex="Wingdings"/>
    </style:style>
    <style:style style:parent-style-name="672" style:display-name="T7" style:family="text" style:name="704">
      <style:text-properties fo:font-family="Symbol" style:font-family-complex="Symbol"/>
    </style:style>
    <style:style style:parent-style-name="672" style:display-name="T8" style:family="text" style:name="705">
      <style:text-properties fo:font-family="Courier New" style:font-family-complex="Courier New"/>
    </style:style>
    <style:style style:parent-style-name="672" style:display-name="T9" style:family="text" style:name="706">
      <style:text-properties fo:font-family="Wingdings" style:font-family-complex="Wingdings"/>
    </style:style>
    <style:style style:parent-style-name="672" style:display-name="T10" style:family="text" style:name="707">
      <style:text-properties fo:font-family="Arial" style:font-family-complex="Arial"/>
    </style:style>
    <style:style style:parent-style-name="672" style:display-name="T11" style:family="text" style:name="708">
      <style:text-properties fo:font-family="Courier New" style:font-family-complex="Courier New"/>
    </style:style>
    <style:style style:parent-style-name="672" style:display-name="T12" style:family="text" style:name="709">
      <style:text-properties fo:font-family="Wingdings" style:font-family-complex="Wingdings"/>
    </style:style>
    <style:style style:parent-style-name="672" style:display-name="T13" style:family="text" style:name="710">
      <style:text-properties fo:font-family="Symbol" style:font-family-complex="Symbol"/>
    </style:style>
    <style:style style:parent-style-name="672" style:display-name="T14" style:family="text" style:name="711">
      <style:text-properties fo:font-family="Courier New" style:font-family-complex="Courier New"/>
    </style:style>
    <style:style style:parent-style-name="672" style:display-name="T15" style:family="text" style:name="712">
      <style:text-properties fo:font-family="Wingdings" style:font-family-complex="Wingdings"/>
    </style:style>
    <style:style style:parent-style-name="672" style:display-name="T16" style:family="text" style:name="713">
      <style:text-properties fo:font-family="Symbol" style:font-family-complex="Symbol"/>
    </style:style>
    <style:style style:parent-style-name="672" style:display-name="T17" style:family="text" style:name="714">
      <style:text-properties fo:font-family="Courier New" style:font-family-complex="Courier New"/>
    </style:style>
    <style:style style:parent-style-name="672" style:display-name="T18" style:family="text" style:name="715">
      <style:text-properties fo:font-family="Wingdings" style:font-family-complex="Wingdings"/>
    </style:style>
    <style:style style:parent-style-name="672" style:display-name="T19" style:family="text" style:name="716">
      <style:text-properties fo:font-family="Arial" style:font-family-complex="Arial"/>
    </style:style>
    <style:style style:parent-style-name="672" style:display-name="T20" style:family="text" style:name="717">
      <style:text-properties fo:font-family="Courier New" style:font-family-complex="Courier New"/>
    </style:style>
    <style:style style:parent-style-name="672" style:display-name="T21" style:family="text" style:name="718">
      <style:text-properties fo:font-family="Wingdings" style:font-family-complex="Wingdings"/>
    </style:style>
    <style:style style:parent-style-name="672" style:display-name="T22" style:family="text" style:name="719">
      <style:text-properties fo:font-family="Symbol" style:font-family-complex="Symbol"/>
    </style:style>
    <style:style style:parent-style-name="672" style:display-name="T23" style:family="text" style:name="720">
      <style:text-properties fo:font-family="Courier New" style:font-family-complex="Courier New"/>
    </style:style>
    <style:style style:parent-style-name="672" style:display-name="T24" style:family="text" style:name="721">
      <style:text-properties fo:font-family="Wingdings" style:font-family-complex="Wingdings"/>
    </style:style>
    <style:style style:parent-style-name="672" style:display-name="T25" style:family="text" style:name="722">
      <style:text-properties fo:font-family="Symbol" style:font-family-complex="Symbol"/>
    </style:style>
    <style:style style:parent-style-name="672" style:display-name="T26" style:family="text" style:name="723">
      <style:text-properties fo:font-family="Courier New" style:font-family-complex="Courier New"/>
    </style:style>
    <style:style style:parent-style-name="672" style:display-name="T27" style:family="text" style:name="724">
      <style:text-properties fo:font-family="Wingdings" style:font-family-complex="Wingdings"/>
    </style:style>
    <style:style style:parent-style-name="672" style:display-name="T28" style:family="text" style:name="725">
      <style:text-properties fo:font-family="Arial" style:font-family-complex="Arial"/>
    </style:style>
    <style:style style:parent-style-name="672" style:display-name="T29" style:family="text" style:name="726">
      <style:text-properties fo:font-family="Courier New" style:font-family-complex="Courier New"/>
    </style:style>
    <style:style style:parent-style-name="672" style:display-name="T30" style:family="text" style:name="727">
      <style:text-properties fo:font-family="Wingdings" style:font-family-complex="Wingdings"/>
    </style:style>
    <style:style style:parent-style-name="672" style:display-name="T31" style:family="text" style:name="728">
      <style:text-properties fo:font-family="Symbol" style:font-family-complex="Symbol"/>
    </style:style>
    <style:style style:parent-style-name="672" style:display-name="T32" style:family="text" style:name="729">
      <style:text-properties fo:font-family="Courier New" style:font-family-complex="Courier New"/>
    </style:style>
    <style:style style:parent-style-name="672" style:display-name="T33" style:family="text" style:name="730">
      <style:text-properties fo:font-family="Wingdings" style:font-family-complex="Wingdings"/>
    </style:style>
    <style:style style:parent-style-name="672" style:display-name="T34" style:family="text" style:name="731">
      <style:text-properties fo:font-family="Symbol" style:font-family-complex="Symbol"/>
    </style:style>
    <style:style style:parent-style-name="672" style:display-name="T35" style:family="text" style:name="732">
      <style:text-properties fo:font-family="Courier New" style:font-family-complex="Courier New"/>
    </style:style>
    <style:style style:parent-style-name="672" style:display-name="T36" style:family="text" style:name="733">
      <style:text-properties fo:font-family="Wingdings" style:font-family-complex="Wingdings"/>
    </style:style>
    <style:style style:parent-style-name="672" style:display-name="T37" style:family="text" style:name="734">
      <style:text-properties fo:font-family="Arial" style:font-family-complex="Arial"/>
    </style:style>
    <style:style style:parent-style-name="672" style:display-name="T38" style:family="text" style:name="735">
      <style:text-properties fo:font-family="Courier New" style:font-family-complex="Courier New"/>
    </style:style>
    <style:style style:parent-style-name="672" style:display-name="T39" style:family="text" style:name="736">
      <style:text-properties fo:font-family="Wingdings" style:font-family-complex="Wingdings"/>
    </style:style>
    <style:style style:parent-style-name="672" style:display-name="T40" style:family="text" style:name="737">
      <style:text-properties fo:font-family="Symbol" style:font-family-complex="Symbol"/>
    </style:style>
    <style:style style:parent-style-name="672" style:display-name="T41" style:family="text" style:name="738">
      <style:text-properties fo:font-family="Courier New" style:font-family-complex="Courier New"/>
    </style:style>
    <style:style style:parent-style-name="672" style:display-name="T42" style:family="text" style:name="739">
      <style:text-properties fo:font-family="Wingdings" style:font-family-complex="Wingdings"/>
    </style:style>
    <style:style style:parent-style-name="672" style:display-name="T43" style:family="text" style:name="740">
      <style:text-properties fo:font-family="Symbol" style:font-family-complex="Symbol"/>
    </style:style>
    <style:style style:parent-style-name="672" style:display-name="T44" style:family="text" style:name="741">
      <style:text-properties fo:font-family="Courier New" style:font-family-complex="Courier New"/>
    </style:style>
    <style:style style:parent-style-name="672" style:display-name="T45" style:family="text" style:name="742">
      <style:text-properties fo:font-family="Wingdings" style:font-family-complex="Wingdings"/>
    </style:style>
    <style:style style:parent-style-name="672" style:display-name="T46" style:family="text" style:name="743">
      <style:text-properties fo:font-family="Arial" style:font-family-complex="Arial"/>
    </style:style>
    <style:style style:parent-style-name="672" style:display-name="T47" style:family="text" style:name="744">
      <style:text-properties fo:font-family="Courier New" style:font-family-complex="Courier New"/>
    </style:style>
    <style:style style:parent-style-name="672" style:display-name="T48" style:family="text" style:name="745">
      <style:text-properties fo:font-family="Wingdings" style:font-family-complex="Wingdings"/>
    </style:style>
    <style:style style:parent-style-name="672" style:display-name="T49" style:family="text" style:name="746">
      <style:text-properties fo:font-family="Symbol" style:font-family-complex="Symbol"/>
    </style:style>
    <style:style style:parent-style-name="672" style:display-name="T50" style:family="text" style:name="747">
      <style:text-properties fo:font-family="Courier New" style:font-family-complex="Courier New"/>
    </style:style>
    <style:style style:parent-style-name="672" style:display-name="T51" style:family="text" style:name="748">
      <style:text-properties fo:font-family="Wingdings" style:font-family-complex="Wingdings"/>
    </style:style>
    <style:style style:parent-style-name="672" style:display-name="T52" style:family="text" style:name="749">
      <style:text-properties fo:font-family="Symbol" style:font-family-complex="Symbol"/>
    </style:style>
    <style:style style:parent-style-name="672" style:display-name="T53" style:family="text" style:name="750">
      <style:text-properties fo:font-family="Courier New" style:font-family-complex="Courier New"/>
    </style:style>
    <style:style style:parent-style-name="672" style:display-name="T54" style:family="text" style:name="751">
      <style:text-properties fo:font-family="Wingdings" style:font-family-complex="Wingdings"/>
    </style:style>
    <style:style style:parent-style-name="672" style:display-name="T55" style:family="text" style:name="752">
      <style:text-properties fo:font-family="Arial" style:font-family-complex="Arial"/>
    </style:style>
    <style:style style:parent-style-name="672" style:display-name="T56" style:family="text" style:name="753">
      <style:text-properties fo:font-family="Courier New" style:font-family-complex="Courier New"/>
    </style:style>
    <style:style style:parent-style-name="672" style:display-name="T57" style:family="text" style:name="754">
      <style:text-properties fo:font-family="Wingdings" style:font-family-complex="Wingdings"/>
    </style:style>
    <style:style style:parent-style-name="672" style:display-name="T58" style:family="text" style:name="755">
      <style:text-properties fo:font-family="Symbol" style:font-family-complex="Symbol"/>
    </style:style>
    <style:style style:parent-style-name="672" style:display-name="T59" style:family="text" style:name="756">
      <style:text-properties fo:font-family="Courier New" style:font-family-complex="Courier New"/>
    </style:style>
    <style:style style:parent-style-name="672" style:display-name="T60" style:family="text" style:name="757">
      <style:text-properties fo:font-family="Wingdings" style:font-family-complex="Wingdings"/>
    </style:style>
    <style:style style:parent-style-name="672" style:display-name="T61" style:family="text" style:name="758">
      <style:text-properties fo:font-family="Symbol" style:font-family-complex="Symbol"/>
    </style:style>
    <style:style style:parent-style-name="672" style:display-name="T62" style:family="text" style:name="759">
      <style:text-properties fo:font-family="Courier New" style:font-family-complex="Courier New"/>
    </style:style>
    <style:style style:parent-style-name="672" style:display-name="T63" style:family="text" style:name="760">
      <style:text-properties fo:font-family="Wingdings" style:font-family-complex="Wingdings"/>
    </style:style>
    <style:style style:parent-style-name="672" style:display-name="T64" style:family="text" style:name="761">
      <style:text-properties fo:font-family="Arial" style:font-family-complex="Arial"/>
    </style:style>
    <style:style style:parent-style-name="672" style:display-name="T65" style:family="text" style:name="762">
      <style:text-properties fo:font-family="Courier New" style:font-family-complex="Courier New"/>
    </style:style>
    <style:style style:parent-style-name="672" style:display-name="T66" style:family="text" style:name="763">
      <style:text-properties fo:font-family="Wingdings" style:font-family-complex="Wingdings"/>
    </style:style>
    <style:style style:parent-style-name="672" style:display-name="T67" style:family="text" style:name="764">
      <style:text-properties fo:font-family="Symbol" style:font-family-complex="Symbol"/>
    </style:style>
    <style:style style:parent-style-name="672" style:display-name="T68" style:family="text" style:name="765">
      <style:text-properties fo:font-family="Courier New" style:font-family-complex="Courier New"/>
    </style:style>
    <style:style style:parent-style-name="672" style:display-name="T69" style:family="text" style:name="766">
      <style:text-properties fo:font-family="Wingdings" style:font-family-complex="Wingdings"/>
    </style:style>
    <style:style style:parent-style-name="672" style:display-name="T70" style:family="text" style:name="767">
      <style:text-properties fo:font-family="Symbol" style:font-family-complex="Symbol"/>
    </style:style>
    <style:style style:parent-style-name="672" style:display-name="T71" style:family="text" style:name="768">
      <style:text-properties fo:font-family="Courier New" style:font-family-complex="Courier New"/>
    </style:style>
    <style:style style:parent-style-name="672" style:display-name="T72" style:family="text" style:name="769">
      <style:text-properties fo:font-family="Wingdings" style:font-family-complex="Wingdings"/>
    </style:style>
    <style:style style:parent-style-name="672" style:display-name="T73" style:family="text" style:name="770">
      <style:text-properties fo:font-family="Arial" style:font-family-complex="Arial"/>
    </style:style>
    <style:style style:parent-style-name="672" style:display-name="T74" style:family="text" style:name="771">
      <style:text-properties fo:font-family="Courier New" style:font-family-complex="Courier New"/>
    </style:style>
    <style:style style:parent-style-name="672" style:display-name="T75" style:family="text" style:name="772">
      <style:text-properties fo:font-family="Wingdings" style:font-family-complex="Wingdings"/>
    </style:style>
    <style:style style:parent-style-name="672" style:display-name="T76" style:family="text" style:name="773">
      <style:text-properties fo:font-family="Symbol" style:font-family-complex="Symbol"/>
    </style:style>
    <style:style style:parent-style-name="672" style:display-name="T77" style:family="text" style:name="774">
      <style:text-properties fo:font-family="Courier New" style:font-family-complex="Courier New"/>
    </style:style>
    <style:style style:parent-style-name="672" style:display-name="T78" style:family="text" style:name="775">
      <style:text-properties fo:font-family="Wingdings" style:font-family-complex="Wingdings"/>
    </style:style>
    <style:style style:parent-style-name="672" style:display-name="T79" style:family="text" style:name="776">
      <style:text-properties fo:font-family="Symbol" style:font-family-complex="Symbol"/>
    </style:style>
    <style:style style:parent-style-name="672" style:display-name="T80" style:family="text" style:name="777">
      <style:text-properties fo:font-family="Courier New" style:font-family-complex="Courier New"/>
    </style:style>
    <style:style style:parent-style-name="672" style:display-name="T81" style:family="text" style:name="778">
      <style:text-properties fo:font-family="Wingdings" style:font-family-complex="Wingdings"/>
    </style:style>
    <style:style style:parent-style-name="672" style:display-name="T82" style:family="text" style:name="779">
      <style:text-properties fo:font-family="Arial" style:font-family-complex="Arial"/>
    </style:style>
    <style:style style:parent-style-name="672" style:display-name="T83" style:family="text" style:name="780">
      <style:text-properties fo:font-family="Courier New" style:font-family-complex="Courier New"/>
    </style:style>
    <style:style style:parent-style-name="672" style:display-name="T84" style:family="text" style:name="781">
      <style:text-properties fo:font-family="Wingdings" style:font-family-complex="Wingdings"/>
    </style:style>
    <style:style style:parent-style-name="672" style:display-name="T85" style:family="text" style:name="782">
      <style:text-properties fo:font-family="Symbol" style:font-family-complex="Symbol"/>
    </style:style>
    <style:style style:parent-style-name="672" style:display-name="T86" style:family="text" style:name="783">
      <style:text-properties fo:font-family="Courier New" style:font-family-complex="Courier New"/>
    </style:style>
    <style:style style:parent-style-name="672" style:display-name="T87" style:family="text" style:name="784">
      <style:text-properties fo:font-family="Wingdings" style:font-family-complex="Wingdings"/>
    </style:style>
    <style:style style:parent-style-name="672" style:display-name="T88" style:family="text" style:name="785">
      <style:text-properties fo:font-family="Symbol" style:font-family-complex="Symbol"/>
    </style:style>
    <style:style style:parent-style-name="672" style:display-name="T89" style:family="text" style:name="786">
      <style:text-properties fo:font-family="Courier New" style:font-family-complex="Courier New"/>
    </style:style>
    <style:style style:parent-style-name="672" style:display-name="T90" style:family="text" style:name="787">
      <style:text-properties fo:font-family="Wingdings" style:font-family-complex="Wingdings"/>
    </style:style>
    <style:style style:parent-style-name="672" style:display-name="T91" style:family="text" style:name="788">
      <style:text-properties fo:font-family="Arial" style:font-family-complex="Arial"/>
    </style:style>
    <style:style style:parent-style-name="672" style:display-name="T92" style:family="text" style:name="789">
      <style:text-properties fo:font-family="Courier New" style:font-family-complex="Courier New"/>
    </style:style>
    <style:style style:parent-style-name="672" style:display-name="T93" style:family="text" style:name="790">
      <style:text-properties fo:font-family="Wingdings" style:font-family-complex="Wingdings"/>
    </style:style>
    <style:style style:parent-style-name="672" style:display-name="T94" style:family="text" style:name="791">
      <style:text-properties fo:font-family="Symbol" style:font-family-complex="Symbol"/>
    </style:style>
    <style:style style:parent-style-name="672" style:display-name="T95" style:family="text" style:name="792">
      <style:text-properties fo:font-family="Courier New" style:font-family-complex="Courier New"/>
    </style:style>
    <style:style style:parent-style-name="672" style:display-name="T96" style:family="text" style:name="793">
      <style:text-properties fo:font-family="Wingdings" style:font-family-complex="Wingdings"/>
    </style:style>
    <style:style style:parent-style-name="672" style:display-name="T97" style:family="text" style:name="794">
      <style:text-properties fo:font-family="Symbol" style:font-family-complex="Symbol"/>
    </style:style>
    <style:style style:parent-style-name="672" style:display-name="T98" style:family="text" style:name="795">
      <style:text-properties fo:font-family="Courier New" style:font-family-complex="Courier New"/>
    </style:style>
    <style:style style:parent-style-name="672" style:display-name="T99" style:family="text" style:name="796">
      <style:text-properties fo:font-family="Wingdings" style:font-family-complex="Wingdings"/>
    </style:style>
    <style:style style:parent-style-name="672" style:display-name="T100" style:family="text" style:name="797">
      <style:text-properties fo:font-family="Arial" style:font-family-complex="Arial"/>
    </style:style>
    <style:style style:parent-style-name="672" style:display-name="T101" style:family="text" style:name="798">
      <style:text-properties fo:font-family="Courier New" style:font-family-complex="Courier New"/>
    </style:style>
    <style:style style:parent-style-name="672" style:display-name="T102" style:family="text" style:name="799">
      <style:text-properties fo:font-family="Wingdings" style:font-family-complex="Wingdings"/>
    </style:style>
    <style:style style:parent-style-name="672" style:display-name="T103" style:family="text" style:name="800">
      <style:text-properties fo:font-family="Symbol" style:font-family-complex="Symbol"/>
    </style:style>
    <style:style style:parent-style-name="672" style:display-name="T104" style:family="text" style:name="801">
      <style:text-properties fo:font-family="Courier New" style:font-family-complex="Courier New"/>
    </style:style>
    <style:style style:parent-style-name="672" style:display-name="T105" style:family="text" style:name="802">
      <style:text-properties fo:font-family="Wingdings" style:font-family-complex="Wingdings"/>
    </style:style>
    <style:style style:parent-style-name="672" style:display-name="T106" style:family="text" style:name="803">
      <style:text-properties fo:font-family="Symbol" style:font-family-complex="Symbol"/>
    </style:style>
    <style:style style:parent-style-name="672" style:display-name="T107" style:family="text" style:name="804">
      <style:text-properties fo:font-family="Courier New" style:font-family-complex="Courier New"/>
    </style:style>
    <style:style style:parent-style-name="672" style:display-name="T108" style:family="text" style:name="805">
      <style:text-properties fo:font-family="Wingdings" style:font-family-complex="Wingdings"/>
    </style:style>
    <style:style style:family="text" style:name="T1">
      <style:text-properties fo:font-family="Arial" style:font-family-complex="Arial"/>
    </style:style>
    <style:style style:family="text" style:name="T2">
      <style:text-properties fo:font-family="Courier New" style:font-family-complex="Courier New"/>
    </style:style>
    <style:style style:family="text" style:name="T3">
      <style:text-properties fo:font-family="Wingdings" style:font-family-complex="Wingdings"/>
    </style:style>
    <style:style style:family="text" style:name="T4">
      <style:text-properties fo:font-family="Symbol" style:font-family-complex="Symbol"/>
    </style:style>
    <style:style style:family="text" style:name="T5">
      <style:text-properties fo:font-family="Courier New" style:font-family-complex="Courier New"/>
    </style:style>
    <style:style style:family="text" style:name="T6">
      <style:text-properties fo:font-family="Wingdings" style:font-family-complex="Wingdings"/>
    </style:style>
    <style:style style:family="text" style:name="T7">
      <style:text-properties fo:font-family="Symbol" style:font-family-complex="Symbol"/>
    </style:style>
    <style:style style:family="text" style:name="T8">
      <style:text-properties fo:font-family="Courier New" style:font-family-complex="Courier New"/>
    </style:style>
    <style:style style:family="text" style:name="T9">
      <style:text-properties fo:font-family="Wingdings" style:font-family-complex="Wingdings"/>
    </style:style>
    <style:style style:family="text" style:name="T10">
      <style:text-properties fo:font-family="Arial" style:font-family-complex="Arial"/>
    </style:style>
    <style:style style:family="text" style:name="T11">
      <style:text-properties fo:font-family="Courier New" style:font-family-complex="Courier New"/>
    </style:style>
    <style:style style:family="text" style:name="T12">
      <style:text-properties fo:font-family="Wingdings" style:font-family-complex="Wingdings"/>
    </style:style>
    <style:style style:family="text" style:name="T13">
      <style:text-properties fo:font-family="Symbol" style:font-family-complex="Symbol"/>
    </style:style>
    <style:style style:family="text" style:name="T14">
      <style:text-properties fo:font-family="Courier New" style:font-family-complex="Courier New"/>
    </style:style>
    <style:style style:family="text" style:name="T15">
      <style:text-properties fo:font-family="Wingdings" style:font-family-complex="Wingdings"/>
    </style:style>
    <style:style style:family="text" style:name="T16">
      <style:text-properties fo:font-family="Symbol" style:font-family-complex="Symbol"/>
    </style:style>
    <style:style style:family="text" style:name="T17">
      <style:text-properties fo:font-family="Courier New" style:font-family-complex="Courier New"/>
    </style:style>
    <style:style style:family="text" style:name="T18">
      <style:text-properties fo:font-family="Wingdings" style:font-family-complex="Wingdings"/>
    </style:style>
    <style:style style:family="text" style:name="T19">
      <style:text-properties fo:font-family="Arial" style:font-family-complex="Arial"/>
    </style:style>
    <style:style style:family="text" style:name="T20">
      <style:text-properties fo:font-family="Courier New" style:font-family-complex="Courier New"/>
    </style:style>
    <style:style style:family="text" style:name="T21">
      <style:text-properties fo:font-family="Wingdings" style:font-family-complex="Wingdings"/>
    </style:style>
    <style:style style:family="text" style:name="T22">
      <style:text-properties fo:font-family="Symbol" style:font-family-complex="Symbol"/>
    </style:style>
    <style:style style:family="text" style:name="T23">
      <style:text-properties fo:font-family="Courier New" style:font-family-complex="Courier New"/>
    </style:style>
    <style:style style:family="text" style:name="T24">
      <style:text-properties fo:font-family="Wingdings" style:font-family-complex="Wingdings"/>
    </style:style>
    <style:style style:family="text" style:name="T25">
      <style:text-properties fo:font-family="Symbol" style:font-family-complex="Symbol"/>
    </style:style>
    <style:style style:family="text" style:name="T26">
      <style:text-properties fo:font-family="Courier New" style:font-family-complex="Courier New"/>
    </style:style>
    <style:style style:family="text" style:name="T27">
      <style:text-properties fo:font-family="Wingdings" style:font-family-complex="Wingdings"/>
    </style:style>
    <style:style style:family="text" style:name="T28">
      <style:text-properties fo:font-family="Arial" style:font-family-complex="Arial"/>
    </style:style>
    <style:style style:family="text" style:name="T29">
      <style:text-properties fo:font-family="Courier New" style:font-family-complex="Courier New"/>
    </style:style>
    <style:style style:family="text" style:name="T30">
      <style:text-properties fo:font-family="Wingdings" style:font-family-complex="Wingdings"/>
    </style:style>
    <style:style style:family="text" style:name="T31">
      <style:text-properties fo:font-family="Symbol" style:font-family-complex="Symbol"/>
    </style:style>
    <style:style style:family="text" style:name="T32">
      <style:text-properties fo:font-family="Courier New" style:font-family-complex="Courier New"/>
    </style:style>
    <style:style style:family="text" style:name="T33">
      <style:text-properties fo:font-family="Wingdings" style:font-family-complex="Wingdings"/>
    </style:style>
    <style:style style:family="text" style:name="T34">
      <style:text-properties fo:font-family="Symbol" style:font-family-complex="Symbol"/>
    </style:style>
    <style:style style:family="text" style:name="T35">
      <style:text-properties fo:font-family="Courier New" style:font-family-complex="Courier New"/>
    </style:style>
    <style:style style:family="text" style:name="T36">
      <style:text-properties fo:font-family="Wingdings" style:font-family-complex="Wingdings"/>
    </style:style>
    <style:style style:family="text" style:name="T37">
      <style:text-properties fo:font-family="Arial" style:font-family-complex="Arial"/>
    </style:style>
    <style:style style:family="text" style:name="T38">
      <style:text-properties fo:font-family="Courier New" style:font-family-complex="Courier New"/>
    </style:style>
    <style:style style:family="text" style:name="T39">
      <style:text-properties fo:font-family="Wingdings" style:font-family-complex="Wingdings"/>
    </style:style>
    <style:style style:family="text" style:name="T40">
      <style:text-properties fo:font-family="Symbol" style:font-family-complex="Symbol"/>
    </style:style>
    <style:style style:family="text" style:name="T41">
      <style:text-properties fo:font-family="Courier New" style:font-family-complex="Courier New"/>
    </style:style>
    <style:style style:family="text" style:name="T42">
      <style:text-properties fo:font-family="Wingdings" style:font-family-complex="Wingdings"/>
    </style:style>
    <style:style style:family="text" style:name="T43">
      <style:text-properties fo:font-family="Symbol" style:font-family-complex="Symbol"/>
    </style:style>
    <style:style style:family="text" style:name="T44">
      <style:text-properties fo:font-family="Courier New" style:font-family-complex="Courier New"/>
    </style:style>
    <style:style style:family="text" style:name="T45">
      <style:text-properties fo:font-family="Wingdings" style:font-family-complex="Wingdings"/>
    </style:style>
    <style:style style:family="text" style:name="T46">
      <style:text-properties fo:font-family="Arial" style:font-family-complex="Arial"/>
    </style:style>
    <style:style style:family="text" style:name="T47">
      <style:text-properties fo:font-family="Courier New" style:font-family-complex="Courier New"/>
    </style:style>
    <style:style style:family="text" style:name="T48">
      <style:text-properties fo:font-family="Wingdings" style:font-family-complex="Wingdings"/>
    </style:style>
    <style:style style:family="text" style:name="T49">
      <style:text-properties fo:font-family="Symbol" style:font-family-complex="Symbol"/>
    </style:style>
    <style:style style:family="text" style:name="T50">
      <style:text-properties fo:font-family="Courier New" style:font-family-complex="Courier New"/>
    </style:style>
    <style:style style:family="text" style:name="T51">
      <style:text-properties fo:font-family="Wingdings" style:font-family-complex="Wingdings"/>
    </style:style>
    <style:style style:family="text" style:name="T52">
      <style:text-properties fo:font-family="Symbol" style:font-family-complex="Symbol"/>
    </style:style>
    <style:style style:family="text" style:name="T53">
      <style:text-properties fo:font-family="Courier New" style:font-family-complex="Courier New"/>
    </style:style>
    <style:style style:family="text" style:name="T54">
      <style:text-properties fo:font-family="Wingdings" style:font-family-complex="Wingdings"/>
    </style:style>
    <style:style style:family="text" style:name="T55">
      <style:text-properties fo:font-family="Arial" style:font-family-complex="Arial"/>
    </style:style>
    <style:style style:family="text" style:name="T56">
      <style:text-properties fo:font-family="Courier New" style:font-family-complex="Courier New"/>
    </style:style>
    <style:style style:family="text" style:name="T57">
      <style:text-properties fo:font-family="Wingdings" style:font-family-complex="Wingdings"/>
    </style:style>
    <style:style style:family="text" style:name="T58">
      <style:text-properties fo:font-family="Symbol" style:font-family-complex="Symbol"/>
    </style:style>
    <style:style style:family="text" style:name="T59">
      <style:text-properties fo:font-family="Courier New" style:font-family-complex="Courier New"/>
    </style:style>
    <style:style style:family="text" style:name="T60">
      <style:text-properties fo:font-family="Wingdings" style:font-family-complex="Wingdings"/>
    </style:style>
    <style:style style:family="text" style:name="T61">
      <style:text-properties fo:font-family="Symbol" style:font-family-complex="Symbol"/>
    </style:style>
    <style:style style:family="text" style:name="T62">
      <style:text-properties fo:font-family="Courier New" style:font-family-complex="Courier New"/>
    </style:style>
    <style:style style:family="text" style:name="T63">
      <style:text-properties fo:font-family="Wingdings" style:font-family-complex="Wingdings"/>
    </style:style>
    <style:style style:family="text" style:name="T64">
      <style:text-properties fo:font-family="Arial" style:font-family-complex="Arial"/>
    </style:style>
    <style:style style:family="text" style:name="T65">
      <style:text-properties fo:font-family="Courier New" style:font-family-complex="Courier New"/>
    </style:style>
    <style:style style:family="text" style:name="T66">
      <style:text-properties fo:font-family="Wingdings" style:font-family-complex="Wingdings"/>
    </style:style>
    <style:style style:family="text" style:name="T67">
      <style:text-properties fo:font-family="Symbol" style:font-family-complex="Symbol"/>
    </style:style>
    <style:style style:family="text" style:name="T68">
      <style:text-properties fo:font-family="Courier New" style:font-family-complex="Courier New"/>
    </style:style>
    <style:style style:family="text" style:name="T69">
      <style:text-properties fo:font-family="Wingdings" style:font-family-complex="Wingdings"/>
    </style:style>
    <style:style style:family="text" style:name="T70">
      <style:text-properties fo:font-family="Symbol" style:font-family-complex="Symbol"/>
    </style:style>
    <style:style style:family="text" style:name="T71">
      <style:text-properties fo:font-family="Courier New" style:font-family-complex="Courier New"/>
    </style:style>
    <style:style style:family="text" style:name="T72">
      <style:text-properties fo:font-family="Wingdings" style:font-family-complex="Wingdings"/>
    </style:style>
    <style:style style:family="text" style:name="T73">
      <style:text-properties fo:font-family="Arial" style:font-family-complex="Arial"/>
    </style:style>
    <style:style style:family="text" style:name="T74">
      <style:text-properties fo:font-family="Courier New" style:font-family-complex="Courier New"/>
    </style:style>
    <style:style style:family="text" style:name="T75">
      <style:text-properties fo:font-family="Wingdings" style:font-family-complex="Wingdings"/>
    </style:style>
    <style:style style:family="text" style:name="T76">
      <style:text-properties fo:font-family="Symbol" style:font-family-complex="Symbol"/>
    </style:style>
    <style:style style:family="text" style:name="T77">
      <style:text-properties fo:font-family="Courier New" style:font-family-complex="Courier New"/>
    </style:style>
    <style:style style:family="text" style:name="T78">
      <style:text-properties fo:font-family="Wingdings" style:font-family-complex="Wingdings"/>
    </style:style>
    <style:style style:family="text" style:name="T79">
      <style:text-properties fo:font-family="Symbol" style:font-family-complex="Symbol"/>
    </style:style>
    <style:style style:family="text" style:name="T80">
      <style:text-properties fo:font-family="Courier New" style:font-family-complex="Courier New"/>
    </style:style>
    <style:style style:family="text" style:name="T81">
      <style:text-properties fo:font-family="Wingdings" style:font-family-complex="Wingdings"/>
    </style:style>
    <style:style style:family="text" style:name="T82">
      <style:text-properties fo:font-family="Arial" style:font-family-complex="Arial"/>
    </style:style>
    <style:style style:family="text" style:name="T83">
      <style:text-properties fo:font-family="Courier New" style:font-family-complex="Courier New"/>
    </style:style>
    <style:style style:family="text" style:name="T84">
      <style:text-properties fo:font-family="Wingdings" style:font-family-complex="Wingdings"/>
    </style:style>
    <style:style style:family="text" style:name="T85">
      <style:text-properties fo:font-family="Symbol" style:font-family-complex="Symbol"/>
    </style:style>
    <style:style style:family="text" style:name="T86">
      <style:text-properties fo:font-family="Courier New" style:font-family-complex="Courier New"/>
    </style:style>
    <style:style style:family="text" style:name="T87">
      <style:text-properties fo:font-family="Wingdings" style:font-family-complex="Wingdings"/>
    </style:style>
    <style:style style:family="text" style:name="T88">
      <style:text-properties fo:font-family="Symbol" style:font-family-complex="Symbol"/>
    </style:style>
    <style:style style:family="text" style:name="T89">
      <style:text-properties fo:font-family="Courier New" style:font-family-complex="Courier New"/>
    </style:style>
    <style:style style:family="text" style:name="T90">
      <style:text-properties fo:font-family="Wingdings" style:font-family-complex="Wingdings"/>
    </style:style>
    <style:style style:family="text" style:name="T91">
      <style:text-properties fo:font-family="Arial" style:font-family-complex="Arial"/>
    </style:style>
    <style:style style:family="text" style:name="T92">
      <style:text-properties fo:font-family="Courier New" style:font-family-complex="Courier New"/>
    </style:style>
    <style:style style:family="text" style:name="T93">
      <style:text-properties fo:font-family="Wingdings" style:font-family-complex="Wingdings"/>
    </style:style>
    <style:style style:family="text" style:name="T94">
      <style:text-properties fo:font-family="Symbol" style:font-family-complex="Symbol"/>
    </style:style>
    <style:style style:family="text" style:name="T95">
      <style:text-properties fo:font-family="Courier New" style:font-family-complex="Courier New"/>
    </style:style>
    <style:style style:family="text" style:name="T96">
      <style:text-properties fo:font-family="Wingdings" style:font-family-complex="Wingdings"/>
    </style:style>
    <style:style style:family="text" style:name="T97">
      <style:text-properties fo:font-family="Symbol" style:font-family-complex="Symbol"/>
    </style:style>
    <style:style style:family="text" style:name="T98">
      <style:text-properties fo:font-family="Courier New" style:font-family-complex="Courier New"/>
    </style:style>
    <style:style style:family="text" style:name="T99">
      <style:text-properties fo:font-family="Wingdings" style:font-family-complex="Wingdings"/>
    </style:style>
    <style:style style:family="text" style:name="T100">
      <style:text-properties fo:font-family="Arial" style:font-family-complex="Arial"/>
    </style:style>
    <style:style style:family="text" style:name="T101">
      <style:text-properties fo:font-family="Courier New" style:font-family-complex="Courier New"/>
    </style:style>
    <style:style style:family="text" style:name="T102">
      <style:text-properties fo:font-family="Wingdings" style:font-family-complex="Wingdings"/>
    </style:style>
    <style:style style:family="text" style:name="T103">
      <style:text-properties fo:font-family="Symbol" style:font-family-complex="Symbol"/>
    </style:style>
    <style:style style:family="text" style:name="T104">
      <style:text-properties fo:font-family="Courier New" style:font-family-complex="Courier New"/>
    </style:style>
    <style:style style:family="text" style:name="T105">
      <style:text-properties fo:font-family="Wingdings" style:font-family-complex="Wingdings"/>
    </style:style>
    <style:style style:family="text" style:name="T106">
      <style:text-properties fo:font-family="Symbol" style:font-family-complex="Symbol"/>
    </style:style>
    <style:style style:family="text" style:name="T107">
      <style:text-properties fo:font-family="Courier New" style:font-family-complex="Courier New"/>
    </style:style>
    <style:style style:family="text" style:name="T108">
      <style:text-properties fo:font-family="Wingdings" style:font-family-complex="Wingdings"/>
    </style:style>
    <style:style style:family="text" style:name="T109">
      <style:text-properties fo:font-family="Arial" style:font-family-asian="Arial" style:font-family-complex="Arial"/>
    </style:style>
    <style:style style:family="text" style:name="T110">
      <style:text-properties fo:font-family="Courier New" style:font-family-asian="Courier New" style:font-family-complex="Courier New"/>
    </style:style>
    <style:style style:family="text" style:name="T111">
      <style:text-properties fo:font-family="Wingdings" style:font-family-asian="Wingdings" style:font-family-complex="Wingdings"/>
    </style:style>
    <style:style style:family="text" style:name="T112">
      <style:text-properties fo:font-family="Symbol" style:font-family-asian="Symbol" style:font-family-complex="Symbol"/>
    </style:style>
    <style:style style:family="text" style:name="T113">
      <style:text-properties fo:font-family="Courier New" style:font-family-asian="Courier New" style:font-family-complex="Courier New"/>
    </style:style>
    <style:style style:family="text" style:name="T114">
      <style:text-properties fo:font-family="Wingdings" style:font-family-asian="Wingdings" style:font-family-complex="Wingdings"/>
    </style:style>
    <style:style style:family="text" style:name="T115">
      <style:text-properties fo:font-family="Symbol" style:font-family-asian="Symbol" style:font-family-complex="Symbol"/>
    </style:style>
    <style:style style:family="text" style:name="T116">
      <style:text-properties fo:font-family="Courier New" style:font-family-asian="Courier New" style:font-family-complex="Courier New"/>
    </style:style>
    <style:style style:family="text" style:name="T117">
      <style:text-properties fo:font-family="Wingdings" style:font-family-asian="Wingdings" style:font-family-complex="Wingdings"/>
    </style:style>
    <style:style style:family="text" style:name="T118">
      <style:text-properties fo:font-family="Arial" style:font-family-asian="Arial" style:font-family-complex="Arial"/>
    </style:style>
    <style:style style:family="text" style:name="T119">
      <style:text-properties fo:font-family="Courier New" style:font-family-asian="Courier New" style:font-family-complex="Courier New"/>
    </style:style>
    <style:style style:family="text" style:name="T120">
      <style:text-properties fo:font-family="Wingdings" style:font-family-asian="Wingdings" style:font-family-complex="Wingdings"/>
    </style:style>
    <style:style style:family="text" style:name="T121">
      <style:text-properties fo:font-family="Symbol" style:font-family-asian="Symbol" style:font-family-complex="Symbol"/>
    </style:style>
    <style:style style:family="text" style:name="T122">
      <style:text-properties fo:font-family="Courier New" style:font-family-asian="Courier New" style:font-family-complex="Courier New"/>
    </style:style>
    <style:style style:family="text" style:name="T123">
      <style:text-properties fo:font-family="Wingdings" style:font-family-asian="Wingdings" style:font-family-complex="Wingdings"/>
    </style:style>
    <style:style style:family="text" style:name="T124">
      <style:text-properties fo:font-family="Symbol" style:font-family-asian="Symbol" style:font-family-complex="Symbol"/>
    </style:style>
    <style:style style:family="text" style:name="T125">
      <style:text-properties fo:font-family="Courier New" style:font-family-asian="Courier New" style:font-family-complex="Courier New"/>
    </style:style>
    <style:style style:family="text" style:name="T126">
      <style:text-properties fo:font-family="Wingdings" style:font-family-asian="Wingdings" style:font-family-complex="Wingdings"/>
    </style:style>
    <style:style style:family="text" style:name="T127">
      <style:text-properties fo:font-family="Arial" style:font-family-asian="Arial" style:font-family-complex="Arial"/>
    </style:style>
    <style:style style:family="text" style:name="T128">
      <style:text-properties fo:font-family="Courier New" style:font-family-asian="Courier New" style:font-family-complex="Courier New"/>
    </style:style>
    <style:style style:family="text" style:name="T129">
      <style:text-properties fo:font-family="Wingdings" style:font-family-asian="Wingdings" style:font-family-complex="Wingdings"/>
    </style:style>
    <style:style style:family="text" style:name="T130">
      <style:text-properties fo:font-family="Symbol" style:font-family-asian="Symbol" style:font-family-complex="Symbol"/>
    </style:style>
    <style:style style:family="text" style:name="T131">
      <style:text-properties fo:font-family="Courier New" style:font-family-asian="Courier New" style:font-family-complex="Courier New"/>
    </style:style>
    <style:style style:family="text" style:name="T132">
      <style:text-properties fo:font-family="Wingdings" style:font-family-asian="Wingdings" style:font-family-complex="Wingdings"/>
    </style:style>
    <style:style style:family="text" style:name="T133">
      <style:text-properties fo:font-family="Symbol" style:font-family-asian="Symbol" style:font-family-complex="Symbol"/>
    </style:style>
    <style:style style:family="text" style:name="T134">
      <style:text-properties fo:font-family="Courier New" style:font-family-asian="Courier New" style:font-family-complex="Courier New"/>
    </style:style>
    <style:style style:family="text" style:name="T135">
      <style:text-properties fo:font-family="Wingdings" style:font-family-asian="Wingdings" style:font-family-complex="Wingdings"/>
    </style:style>
    <style:style style:family="text" style:name="T136">
      <style:text-properties fo:font-family="Arial" style:font-family-asian="Arial" style:font-family-complex="Arial"/>
    </style:style>
    <style:style style:family="text" style:name="T137">
      <style:text-properties fo:font-family="Courier New" style:font-family-asian="Courier New" style:font-family-complex="Courier New"/>
    </style:style>
    <style:style style:family="text" style:name="T138">
      <style:text-properties fo:font-family="Wingdings" style:font-family-asian="Wingdings" style:font-family-complex="Wingdings"/>
    </style:style>
    <style:style style:family="text" style:name="T139">
      <style:text-properties fo:font-family="Symbol" style:font-family-asian="Symbol" style:font-family-complex="Symbol"/>
    </style:style>
    <style:style style:family="text" style:name="T140">
      <style:text-properties fo:font-family="Courier New" style:font-family-asian="Courier New" style:font-family-complex="Courier New"/>
    </style:style>
    <style:style style:family="text" style:name="T141">
      <style:text-properties fo:font-family="Wingdings" style:font-family-asian="Wingdings" style:font-family-complex="Wingdings"/>
    </style:style>
    <style:style style:family="text" style:name="T142">
      <style:text-properties fo:font-family="Symbol" style:font-family-asian="Symbol" style:font-family-complex="Symbol"/>
    </style:style>
    <style:style style:family="text" style:name="T143">
      <style:text-properties fo:font-family="Courier New" style:font-family-asian="Courier New" style:font-family-complex="Courier New"/>
    </style:style>
    <style:style style:family="text" style:name="T144">
      <style:text-properties fo:font-family="Wingdings" style:font-family-asian="Wingdings" style:font-family-complex="Wingdings"/>
    </style:style>
    <text:list-style style:name="WWNum1">
      <text:list-level-style-number text:level="1" style:num-format="1">
        <style:list-level-properties text:list-level-position-and-space-mode="label-alignment">
          <style:list-level-label-alignment fo:text-indent="-0.635cm" fo:margin-left="1.27cm"/>
        </style:list-level-properties>
      </text:list-level-style-number>
      <text:list-level-style-number text:level="2" text:display-levels="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text:display-levels="2" style:num-format="i" style:num-suffix=".">
        <style:list-level-properties text:list-level-position-and-space-mode="label-alignment">
          <style:list-level-label-alignment fo:text-indent="-0.635cm" fo:margin-left="3.81cm"/>
        </style:list-level-properties>
      </text:list-level-style-number>
      <text:list-level-style-number text:level="4" text:display-levels="2" style:num-format="1" style:num-suffix=".">
        <style:list-level-properties text:list-level-position-and-space-mode="label-alignment">
          <style:list-level-label-alignment fo:text-indent="-0.635cm" fo:margin-left="5.08cm"/>
        </style:list-level-properties>
      </text:list-level-style-number>
      <text:list-level-style-number text:level="5" text:display-levels="2"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text:display-levels="2" style:num-format="i" style:num-suffix=".">
        <style:list-level-properties text:list-level-position-and-space-mode="label-alignment">
          <style:list-level-label-alignment fo:text-indent="-0.635cm" fo:margin-left="7.62cm"/>
        </style:list-level-properties>
      </text:list-level-style-number>
      <text:list-level-style-number text:level="7" text:display-levels="2" style:num-format="1" style:num-suffix=".">
        <style:list-level-properties text:list-level-position-and-space-mode="label-alignment">
          <style:list-level-label-alignment fo:text-indent="-0.635cm" fo:margin-left="8.891cm"/>
        </style:list-level-properties>
      </text:list-level-style-number>
      <text:list-level-style-number text:level="8" text:display-levels="2"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text:display-levels="2" style:num-format="i" style:num-suffix=".">
        <style:list-level-properties text:list-level-position-and-space-mode="label-alignment">
          <style:list-level-label-alignment fo:text-indent="-0.635cm" fo:margin-left="11.43cm"/>
        </style:list-level-properties>
      </text:list-level-style-number>
    </text:list-style>
    <text:list-style style:name="WWNum2">
      <text:list-level-style-bullet text:level="1" text:bullet-char="·">
        <style:list-level-properties text:list-level-position-and-space-mode="label-alignment">
          <style:list-level-label-alignment fo:margin-left="0cm"/>
        </style:list-level-properties>
      </text:list-level-style-bullet>
      <text:list-level-style-bullet text:level="2" text:bullet-char="o">
        <style:list-level-properties text:list-level-position-and-space-mode="label-alignment">
          <style:list-level-label-alignment fo:margin-left="0cm"/>
        </style:list-level-properties>
      </text:list-level-style-bullet>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3">
      <text:list-level-style-bullet text:level="1" text:style-name="T1"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4"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6"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7"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8"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9"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4">
      <text:list-level-style-bullet text:level="1" text:style-name="T10"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1"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2"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3"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4"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5"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6"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7"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8"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5">
      <text:list-level-style-bullet text:level="1" text:style-name="T19"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0"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1"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2"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3"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4"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5"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6"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7"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6">
      <text:list-level-style-bullet text:level="1" text:style-name="T28"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9"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0"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31"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32"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33"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34"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35"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36"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7">
      <text:list-level-style-bullet text:level="1" text:style-name="T37"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38"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9"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40"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41"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42"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43"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44"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45"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8">
      <text:list-level-style-bullet text:level="1" text:style-name="T46"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47"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48"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49"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0"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51"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52"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53"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54"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9">
      <text:list-level-style-bullet text:level="1" text:style-name="T55"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56"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57"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58"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9"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60"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61"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62"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63"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0">
      <text:list-level-style-bullet text:level="1" text:style-name="T64"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65"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66"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67"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68"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69"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70"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71"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72"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1">
      <text:list-level-style-bullet text:level="1" text:style-name="T73"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74"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75"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76"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77"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78"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79"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80"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81"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2">
      <text:list-level-style-bullet text:level="1" text:style-name="T82"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83"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84"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85"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86"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87"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88"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89"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90"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3">
      <text:list-level-style-bullet text:level="1" text:style-name="T91"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92"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93"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94"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95"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96"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97"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98"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99"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4">
      <text:list-level-style-bullet text:level="1" text:style-name="T100"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01"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02"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03"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04"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05"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06"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07"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08"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5">
      <text:list-level-style-bullet text:level="1" text:style-name="T109"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110"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111"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112"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113"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114"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115"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116"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117"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16">
      <text:list-level-style-bullet text:level="1" text:style-name="T118"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119"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120"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121"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122"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123"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124"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125"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126"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17">
      <text:list-level-style-bullet text:level="1" text:style-name="T127"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128"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129"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130"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131"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132"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133"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134"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135"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18">
      <text:list-level-style-bullet text:level="1" text:style-name="T136"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137"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138"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139"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140"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141"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142"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143"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144"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office:styles>
  <office:automatic-styles>
    <style:page-layout style:name="Mpm1">
      <style:page-layout-properties fo:page-width="21cm" fo:page-height="29.7cm" style:print-orientation="portrait" fo:margin-top="2.54cm" fo:margin-bottom="2.54cm" fo:margin-left="2.54cm" fo:margin-right="2.54cm"/>
    </style:page-layout>
    <style:page-layout style:name="Mpm2">
      <style:page-layout-properties fo:page-width="21cm" fo:page-height="29.7cm" style:print-orientation="portrait" fo:margin-top="2.54cm" fo:margin-bottom="2.54cm" fo:margin-left="2.54cm" fo:margin-right="2.54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3.3.50</meta:generator>
    <meta:initial-creator/>
    <meta:creation-date/>
    <meta:editing-cycles/>
    <meta:editing-duration/>
    <dc:date/>
    <dc:creator/>
    <meta:document-statistic/>
  </office:meta>
</office:document-meta>
</file>